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37"/>
    <style:style style:name="ce5" style:family="table-cell" style:parent-style-name="Default" style:data-style-name="N111"/>
    <style:style style:name="ce7" style:family="table-cell" style:parent-style-name="Default" style:data-style-name="N4"/>
    <style:style style:name="ce8" style:family="table-cell" style:parent-style-name="Default" style:data-style-name="N11"/>
    <style:style style:name="ce9" style:family="table-cell" style:parent-style-name="Default" style:data-style-name="N4">
      <style:table-cell-properties fo:background-color="transparent"/>
    </style:style>
    <style:style style:name="ce11" style:family="table-cell" style:parent-style-name="Default" style:data-style-name="N11">
      <style:table-cell-properties fo:background-color="transparent"/>
    </style:style>
    <style:style style:name="ce19" style:family="table-cell" style:parent-style-name="Default">
      <style:table-cell-properties fo:background-color="transparent"/>
    </style:style>
    <style:style style:name="ce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aphs_LON" table:style-name="ta1">
        <table:shapes>
          <draw:frame draw:z-index="0" draw:style-name="gr1" draw:text-style-name="P1" svg:width="15.997cm" svg:height="9.005cm" svg:x="11.48cm" svg:y="0.504cm">
            <draw:object draw:notify-on-update-of-ranges="Graphs_LON.A2:Graphs_LON.A225 Graphs_LON.B1:Graphs_LON.B1 Graphs_LON.B2:Graphs_LON.B225 Graphs_LON.C1:Graphs_LON.C1 Graphs_LON.C2:Graphs_LON.C2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.108cm" svg:height="9.005cm" svg:x="11.371cm" svg:y="10.465cm">
            <draw:object draw:notify-on-update-of-ranges="Graphs_LON.A2:Graphs_LON.A225 Graphs_LON.B1:Graphs_LON.B1 Graphs_LON.B2:Graphs_LON.B225 Graphs_LON.C1:Graphs_LON.C1 Graphs_LON.C2:Graphs_LON.C2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2" draw:text-style-name="P2" svg:width="14.123cm" svg:height="8.999cm" svg:x="11.501cm" svg:y="20.248cm">
            <draw:object draw:notify-on-update-of-ranges="Graphs_LON.A2:Graphs_LON.A1000 Graphs_LON.D1:Graphs_LON.D1 Graphs_LON.D2:Graphs_LON.D10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row table:style-name="ro1">
          <table:table-cell table:formula="of:=[$prevalence_history_20220401_LON.A1]" office:value-type="string" office:string-value="date" calcext:value-type="string">
            <text:p>date</text:p>
          </table:table-cell>
          <table:table-cell table:formula="of:=[$prevalence_history_20220401_LON.B1]" office:value-type="string" office:string-value="active_cases" calcext:value-type="string">
            <text:p>active_cases</text:p>
          </table:table-cell>
          <table:table-cell office:value-type="string" calcext:value-type="string">
            <text:p>gamma(4.5, 3.012)</text:p>
          </table:table-cell>
          <table:table-cell office:value-type="string" calcext:value-type="string">
            <text:p>percent</text:p>
          </table:table-cell>
          <table:table-cell table:number-columns-repeated="6"/>
        </table:table-row>
        <table:table-row table:style-name="ro1">
          <table:table-cell table:formula="of:=VALUE([$prevalence_history_20220401_LON.A2])" office:value-type="date" office:date-value="2021-11-01" calcext:value-type="date">
            <text:p>01/11/21</text:p>
          </table:table-cell>
          <table:table-cell table:formula="of:=[$prevalence_history_20220401_LON.B2]" office:value-type="float" office:value="133323.293687105" calcext:value-type="float">
            <text:p>133323.293687105</text:p>
          </table:table-cell>
          <table:table-cell table:formula="of:=[$p_from_i_LON.B509]" office:value-type="float" office:value="133551.299230939" calcext:value-type="float">
            <text:p>133551.299230939</text:p>
          </table:table-cell>
          <table:table-cell table:formula="of:=[.C2]/[.B2]" office:value-type="percentage" office:value="1.00171017035004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prevalence_history_20220401_LON.A3])" office:value-type="date" office:date-value="2021-11-02" calcext:value-type="date">
            <text:p>02/11/21</text:p>
          </table:table-cell>
          <table:table-cell table:formula="of:=[$prevalence_history_20220401_LON.B3]" office:value-type="float" office:value="132079.015957894" calcext:value-type="float">
            <text:p>132079.015957894</text:p>
          </table:table-cell>
          <table:table-cell table:formula="of:=[$p_from_i_LON.B510]" office:value-type="float" office:value="132355.353780427" calcext:value-type="float">
            <text:p>132355.353780427</text:p>
          </table:table-cell>
          <table:table-cell table:formula="of:=[.C3]/[.B3]" office:value-type="percentage" office:value="1.00209221594005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prevalence_history_20220401_LON.A4])" office:value-type="date" office:date-value="2021-11-03" calcext:value-type="date">
            <text:p>03/11/21</text:p>
          </table:table-cell>
          <table:table-cell table:formula="of:=[$prevalence_history_20220401_LON.B4]" office:value-type="float" office:value="130421.636239044" calcext:value-type="float">
            <text:p>130421.636239044</text:p>
          </table:table-cell>
          <table:table-cell table:formula="of:=[$p_from_i_LON.B511]" office:value-type="float" office:value="130755.712441801" calcext:value-type="float">
            <text:p>130755.712441801</text:p>
          </table:table-cell>
          <table:table-cell table:formula="of:=[.C4]/[.B4]" office:value-type="percentage" office:value="1.00256150905931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prevalence_history_20220401_LON.A5])" office:value-type="date" office:date-value="2021-11-04" calcext:value-type="date">
            <text:p>04/11/21</text:p>
          </table:table-cell>
          <table:table-cell table:formula="of:=[$prevalence_history_20220401_LON.B5]" office:value-type="float" office:value="128363.44449405" calcext:value-type="float">
            <text:p>128363.44449405</text:p>
          </table:table-cell>
          <table:table-cell table:formula="of:=[$p_from_i_LON.B512]" office:value-type="float" office:value="128759.644179567" calcext:value-type="float">
            <text:p>128759.644179567</text:p>
          </table:table-cell>
          <table:table-cell table:formula="of:=[.C5]/[.B5]" office:value-type="percentage" office:value="1.00308654607298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prevalence_history_20220401_LON.A6])" office:value-type="date" office:date-value="2021-11-05" calcext:value-type="date">
            <text:p>05/11/21</text:p>
          </table:table-cell>
          <table:table-cell table:formula="of:=[$prevalence_history_20220401_LON.B6]" office:value-type="float" office:value="126053.596620954" calcext:value-type="float">
            <text:p>126053.596620954</text:p>
          </table:table-cell>
          <table:table-cell table:formula="of:=[$p_from_i_LON.B513]" office:value-type="float" office:value="126499.376049241" calcext:value-type="float">
            <text:p>126499.376049241</text:p>
          </table:table-cell>
          <table:table-cell table:formula="of:=[.C6]/[.B6]" office:value-type="percentage" office:value="1.00353642768027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prevalence_history_20220401_LON.A7])" office:value-type="date" office:date-value="2021-11-06" calcext:value-type="date">
            <text:p>06/11/21</text:p>
          </table:table-cell>
          <table:table-cell table:formula="of:=[$prevalence_history_20220401_LON.B7]" office:value-type="float" office:value="123671.992399765" calcext:value-type="float">
            <text:p>123671.992399765</text:p>
          </table:table-cell>
          <table:table-cell table:formula="of:=[$p_from_i_LON.B514]" office:value-type="float" office:value="124168.548543435" calcext:value-type="float">
            <text:p>124168.548543435</text:p>
          </table:table-cell>
          <table:table-cell table:formula="of:=[.C7]/[.B7]" office:value-type="percentage" office:value="1.00401510587833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prevalence_history_20220401_LON.A8])" office:value-type="date" office:date-value="2021-11-07" calcext:value-type="date">
            <text:p>07/11/21</text:p>
          </table:table-cell>
          <table:table-cell table:formula="of:=[$prevalence_history_20220401_LON.B8]" office:value-type="float" office:value="121107.106382345" calcext:value-type="float">
            <text:p>121107.106382345</text:p>
          </table:table-cell>
          <table:table-cell table:formula="of:=[$p_from_i_LON.B515]" office:value-type="float" office:value="121663.227542156" calcext:value-type="float">
            <text:p>121663.227542156</text:p>
          </table:table-cell>
          <table:table-cell table:formula="of:=[.C8]/[.B8]" office:value-type="percentage" office:value="1.00459197793113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prevalence_history_20220401_LON.A9])" office:value-type="date" office:date-value="2021-11-08" calcext:value-type="date">
            <text:p>08/11/21</text:p>
          </table:table-cell>
          <table:table-cell table:formula="of:=[$prevalence_history_20220401_LON.B9]" office:value-type="float" office:value="118463.788163882" calcext:value-type="float">
            <text:p>118463.788163882</text:p>
          </table:table-cell>
          <table:table-cell table:formula="of:=[$p_from_i_LON.B516]" office:value-type="float" office:value="119066.533368304" calcext:value-type="float">
            <text:p>119066.533368304</text:p>
          </table:table-cell>
          <table:table-cell table:formula="of:=[.C9]/[.B9]" office:value-type="percentage" office:value="1.00508801224209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prevalence_history_20220401_LON.A10])" office:value-type="date" office:date-value="2021-11-09" calcext:value-type="date">
            <text:p>09/11/21</text:p>
          </table:table-cell>
          <table:table-cell table:formula="of:=[$prevalence_history_20220401_LON.B10]" office:value-type="float" office:value="115602.891949585" calcext:value-type="float">
            <text:p>115602.891949585</text:p>
          </table:table-cell>
          <table:table-cell table:formula="of:=[$p_from_i_LON.B517]" office:value-type="float" office:value="116234.425918693" calcext:value-type="float">
            <text:p>116234.425918693</text:p>
          </table:table-cell>
          <table:table-cell table:formula="of:=[.C10]/[.B10]" office:value-type="percentage" office:value="1.00546295995245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prevalence_history_20220401_LON.A11])" office:value-type="date" office:date-value="2021-11-10" calcext:value-type="date">
            <text:p>10/11/21</text:p>
          </table:table-cell>
          <table:table-cell table:formula="of:=[$prevalence_history_20220401_LON.B11]" office:value-type="float" office:value="113009.013006733" calcext:value-type="float">
            <text:p>113009.013006733</text:p>
          </table:table-cell>
          <table:table-cell table:formula="of:=[$p_from_i_LON.B518]" office:value-type="float" office:value="113641.368468498" calcext:value-type="float">
            <text:p>113641.368468498</text:p>
          </table:table-cell>
          <table:table-cell table:formula="of:=[.C11]/[.B11]" office:value-type="percentage" office:value="1.00559561972042" calcext:value-type="percentage">
            <text:p>100.6%</text:p>
          </table:table-cell>
          <table:table-cell table:number-columns-repeated="6"/>
        </table:table-row>
        <table:table-row table:style-name="ro1">
          <table:table-cell table:formula="of:=VALUE([$prevalence_history_20220401_LON.A12])" office:value-type="date" office:date-value="2021-11-11" calcext:value-type="date">
            <text:p>11/11/21</text:p>
          </table:table-cell>
          <table:table-cell table:formula="of:=[$prevalence_history_20220401_LON.B12]" office:value-type="float" office:value="110375.853708846" calcext:value-type="float">
            <text:p>110375.853708846</text:p>
          </table:table-cell>
          <table:table-cell table:formula="of:=[$p_from_i_LON.B519]" office:value-type="float" office:value="110982.303059232" calcext:value-type="float">
            <text:p>110982.303059232</text:p>
          </table:table-cell>
          <table:table-cell table:formula="of:=[.C12]/[.B12]" office:value-type="percentage" office:value="1.00549440235348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prevalence_history_20220401_LON.A13])" office:value-type="date" office:date-value="2021-11-12" calcext:value-type="date">
            <text:p>12/11/21</text:p>
          </table:table-cell>
          <table:table-cell table:formula="of:=[$prevalence_history_20220401_LON.B13]" office:value-type="float" office:value="107910.473634033" calcext:value-type="float">
            <text:p>107910.473634033</text:p>
          </table:table-cell>
          <table:table-cell table:formula="of:=[$p_from_i_LON.B520]" office:value-type="float" office:value="108468.728367748" calcext:value-type="float">
            <text:p>108468.728367748</text:p>
          </table:table-cell>
          <table:table-cell table:formula="of:=[.C13]/[.B13]" office:value-type="percentage" office:value="1.00517331371938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prevalence_history_20220401_LON.A14])" office:value-type="date" office:date-value="2021-11-13" calcext:value-type="date">
            <text:p>13/11/21</text:p>
          </table:table-cell>
          <table:table-cell table:formula="of:=[$prevalence_history_20220401_LON.B14]" office:value-type="float" office:value="105760.282153428" calcext:value-type="float">
            <text:p>105760.282153428</text:p>
          </table:table-cell>
          <table:table-cell table:formula="of:=[$p_from_i_LON.B521]" office:value-type="float" office:value="106259.458838542" calcext:value-type="float">
            <text:p>106259.458838542</text:p>
          </table:table-cell>
          <table:table-cell table:formula="of:=[.C14]/[.B14]" office:value-type="percentage" office:value="1.00471988798583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prevalence_history_20220401_LON.A15])" office:value-type="date" office:date-value="2021-11-14" calcext:value-type="date">
            <text:p>14/11/21</text:p>
          </table:table-cell>
          <table:table-cell table:formula="of:=[$prevalence_history_20220401_LON.B15]" office:value-type="float" office:value="104119.26463367" calcext:value-type="float">
            <text:p>104119.26463367</text:p>
          </table:table-cell>
          <table:table-cell table:formula="of:=[$p_from_i_LON.B522]" office:value-type="float" office:value="104547.915875084" calcext:value-type="float">
            <text:p>104547.915875084</text:p>
          </table:table-cell>
          <table:table-cell table:formula="of:=[.C15]/[.B15]" office:value-type="percentage" office:value="1.00411692536364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prevalence_history_20220401_LON.A16])" office:value-type="date" office:date-value="2021-11-15" calcext:value-type="date">
            <text:p>15/11/21</text:p>
          </table:table-cell>
          <table:table-cell table:formula="of:=[$prevalence_history_20220401_LON.B16]" office:value-type="float" office:value="102853.468221783" calcext:value-type="float">
            <text:p>102853.468221783</text:p>
          </table:table-cell>
          <table:table-cell table:formula="of:=[$p_from_i_LON.B523]" office:value-type="float" office:value="103205.266679833" calcext:value-type="float">
            <text:p>103205.266679833</text:p>
          </table:table-cell>
          <table:table-cell table:formula="of:=[.C16]/[.B16]" office:value-type="percentage" office:value="1.00342038498198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prevalence_history_20220401_LON.A17])" office:value-type="date" office:date-value="2021-11-16" calcext:value-type="date">
            <text:p>16/11/21</text:p>
          </table:table-cell>
          <table:table-cell table:formula="of:=[$prevalence_history_20220401_LON.B17]" office:value-type="float" office:value="102123.324544963" calcext:value-type="float">
            <text:p>102123.324544963</text:p>
          </table:table-cell>
          <table:table-cell table:formula="of:=[$p_from_i_LON.B524]" office:value-type="float" office:value="102384.362835292" calcext:value-type="float">
            <text:p>102384.362835292</text:p>
          </table:table-cell>
          <table:table-cell table:formula="of:=[.C17]/[.B17]" office:value-type="percentage" office:value="1.00255610842569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prevalence_history_20220401_LON.A18])" office:value-type="date" office:date-value="2021-11-17" calcext:value-type="date">
            <text:p>17/11/21</text:p>
          </table:table-cell>
          <table:table-cell table:formula="of:=[$prevalence_history_20220401_LON.B18]" office:value-type="float" office:value="101946.108561295" calcext:value-type="float">
            <text:p>101946.108561295</text:p>
          </table:table-cell>
          <table:table-cell table:formula="of:=[$p_from_i_LON.B525]" office:value-type="float" office:value="102124.633853067" calcext:value-type="float">
            <text:p>102124.633853067</text:p>
          </table:table-cell>
          <table:table-cell table:formula="of:=[.C18]/[.B18]" office:value-type="percentage" office:value="1.00175117318642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prevalence_history_20220401_LON.A19])" office:value-type="date" office:date-value="2021-11-18" calcext:value-type="date">
            <text:p>18/11/21</text:p>
          </table:table-cell>
          <table:table-cell table:formula="of:=[$prevalence_history_20220401_LON.B19]" office:value-type="float" office:value="102557.467521768" calcext:value-type="float">
            <text:p>102557.467521768</text:p>
          </table:table-cell>
          <table:table-cell table:formula="of:=[$p_from_i_LON.B526]" office:value-type="float" office:value="102648.418380132" calcext:value-type="float">
            <text:p>102648.418380132</text:p>
          </table:table-cell>
          <table:table-cell table:formula="of:=[.C19]/[.B19]" office:value-type="percentage" office:value="1.00088682823944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prevalence_history_20220401_LON.A20])" office:value-type="date" office:date-value="2021-11-19" calcext:value-type="date">
            <text:p>19/11/21</text:p>
          </table:table-cell>
          <table:table-cell table:formula="of:=[$prevalence_history_20220401_LON.B20]" office:value-type="float" office:value="103463.548479271" calcext:value-type="float">
            <text:p>103463.548479271</text:p>
          </table:table-cell>
          <table:table-cell table:formula="of:=[$p_from_i_LON.B527]" office:value-type="float" office:value="103440.744542678" calcext:value-type="float">
            <text:p>103440.744542678</text:p>
          </table:table-cell>
          <table:table-cell table:formula="of:=[.C20]/[.B20]" office:value-type="percentage" office:value="0.999779594485898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prevalence_history_20220401_LON.A21])" office:value-type="date" office:date-value="2021-11-20" calcext:value-type="date">
            <text:p>20/11/21</text:p>
          </table:table-cell>
          <table:table-cell table:formula="of:=[$prevalence_history_20220401_LON.B21]" office:value-type="float" office:value="104936.482871097" calcext:value-type="float">
            <text:p>104936.482871097</text:p>
          </table:table-cell>
          <table:table-cell table:formula="of:=[$p_from_i_LON.B528]" office:value-type="float" office:value="104791.807595659" calcext:value-type="float">
            <text:p>104791.807595659</text:p>
          </table:table-cell>
          <table:table-cell table:formula="of:=[.C21]/[.B21]" office:value-type="percentage" office:value="0.998621306227542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prevalence_history_20220401_LON.A22])" office:value-type="date" office:date-value="2021-11-21" calcext:value-type="date">
            <text:p>21/11/21</text:p>
          </table:table-cell>
          <table:table-cell table:formula="of:=[$prevalence_history_20220401_LON.B22]" office:value-type="float" office:value="106513.010900234" calcext:value-type="float">
            <text:p>106513.010900234</text:p>
          </table:table-cell>
          <table:table-cell table:formula="of:=[$p_from_i_LON.B529]" office:value-type="float" office:value="106254.251520919" calcext:value-type="float">
            <text:p>106254.251520919</text:p>
          </table:table-cell>
          <table:table-cell table:formula="of:=[.C22]/[.B22]" office:value-type="percentage" office:value="0.997570631257829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prevalence_history_20220401_LON.A23])" office:value-type="date" office:date-value="2021-11-22" calcext:value-type="date">
            <text:p>22/11/21</text:p>
          </table:table-cell>
          <table:table-cell table:formula="of:=[$prevalence_history_20220401_LON.B23]" office:value-type="float" office:value="108635.566150619" calcext:value-type="float">
            <text:p>108635.566150619</text:p>
          </table:table-cell>
          <table:table-cell table:formula="of:=[$p_from_i_LON.B530]" office:value-type="float" office:value="108269.090385094" calcext:value-type="float">
            <text:p>108269.090385094</text:p>
          </table:table-cell>
          <table:table-cell table:formula="of:=[.C23]/[.B23]" office:value-type="percentage" office:value="0.996626558147477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prevalence_history_20220401_LON.A24])" office:value-type="date" office:date-value="2021-11-23" calcext:value-type="date">
            <text:p>23/11/21</text:p>
          </table:table-cell>
          <table:table-cell table:formula="of:=[$prevalence_history_20220401_LON.B24]" office:value-type="float" office:value="110958.732282953" calcext:value-type="float">
            <text:p>110958.732282953</text:p>
          </table:table-cell>
          <table:table-cell table:formula="of:=[$p_from_i_LON.B531]" office:value-type="float" office:value="110490.025473135" calcext:value-type="float">
            <text:p>110490.025473135</text:p>
          </table:table-cell>
          <table:table-cell table:formula="of:=[.C24]/[.B24]" office:value-type="percentage" office:value="0.995775845666453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prevalence_history_20220401_LON.A25])" office:value-type="date" office:date-value="2021-11-24" calcext:value-type="date">
            <text:p>24/11/21</text:p>
          </table:table-cell>
          <table:table-cell table:formula="of:=[$prevalence_history_20220401_LON.B25]" office:value-type="float" office:value="113291.940534737" calcext:value-type="float">
            <text:p>113291.940534737</text:p>
          </table:table-cell>
          <table:table-cell table:formula="of:=[$p_from_i_LON.B532]" office:value-type="float" office:value="112743.848443776" calcext:value-type="float">
            <text:p>112743.848443776</text:p>
          </table:table-cell>
          <table:table-cell table:formula="of:=[.C25]/[.B25]" office:value-type="percentage" office:value="0.99516212637568" calcext:value-type="percentage">
            <text:p>99.5%</text:p>
          </table:table-cell>
          <table:table-cell table:number-columns-repeated="6"/>
        </table:table-row>
        <table:table-row table:style-name="ro1">
          <table:table-cell table:formula="of:=VALUE([$prevalence_history_20220401_LON.A26])" office:value-type="date" office:date-value="2021-11-25" calcext:value-type="date">
            <text:p>25/11/21</text:p>
          </table:table-cell>
          <table:table-cell table:formula="of:=[$prevalence_history_20220401_LON.B26]" office:value-type="float" office:value="115803.193157407" calcext:value-type="float">
            <text:p>115803.193157407</text:p>
          </table:table-cell>
          <table:table-cell table:formula="of:=[$p_from_i_LON.B533]" office:value-type="float" office:value="115229.526183723" calcext:value-type="float">
            <text:p>115229.526183723</text:p>
          </table:table-cell>
          <table:table-cell table:formula="of:=[.C26]/[.B26]" office:value-type="percentage" office:value="0.99504619036796" calcext:value-type="percentage">
            <text:p>99.5%</text:p>
          </table:table-cell>
          <table:table-cell table:number-columns-repeated="6"/>
        </table:table-row>
        <table:table-row table:style-name="ro1">
          <table:table-cell table:formula="of:=VALUE([$prevalence_history_20220401_LON.A27])" office:value-type="date" office:date-value="2021-11-26" calcext:value-type="date">
            <text:p>26/11/21</text:p>
          </table:table-cell>
          <table:table-cell table:formula="of:=[$prevalence_history_20220401_LON.B27]" office:value-type="float" office:value="118708.142409626" calcext:value-type="float">
            <text:p>118708.142409626</text:p>
          </table:table-cell>
          <table:table-cell table:formula="of:=[$p_from_i_LON.B534]" office:value-type="float" office:value="118136.265581999" calcext:value-type="float">
            <text:p>118136.265581999</text:p>
          </table:table-cell>
          <table:table-cell table:formula="of:=[.C27]/[.B27]" office:value-type="percentage" office:value="0.995182497038377" calcext:value-type="percentage">
            <text:p>99.5%</text:p>
          </table:table-cell>
          <table:table-cell table:number-columns-repeated="6"/>
        </table:table-row>
        <table:table-row table:style-name="ro1">
          <table:table-cell table:formula="of:=VALUE([$prevalence_history_20220401_LON.A28])" office:value-type="date" office:date-value="2021-11-27" calcext:value-type="date">
            <text:p>27/11/21</text:p>
          </table:table-cell>
          <table:table-cell table:formula="of:=[$prevalence_history_20220401_LON.B28]" office:value-type="float" office:value="121637.28629993" calcext:value-type="float">
            <text:p>121637.28629993</text:p>
          </table:table-cell>
          <table:table-cell table:formula="of:=[$p_from_i_LON.B535]" office:value-type="float" office:value="121101.789808256" calcext:value-type="float">
            <text:p>121101.789808256</text:p>
          </table:table-cell>
          <table:table-cell table:formula="of:=[.C28]/[.B28]" office:value-type="percentage" office:value="0.995597595869133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prevalence_history_20220401_LON.A29])" office:value-type="date" office:date-value="2021-11-28" calcext:value-type="date">
            <text:p>28/11/21</text:p>
          </table:table-cell>
          <table:table-cell table:formula="of:=[$prevalence_history_20220401_LON.B29]" office:value-type="float" office:value="124344.992480526" calcext:value-type="float">
            <text:p>124344.992480526</text:p>
          </table:table-cell>
          <table:table-cell table:formula="of:=[$p_from_i_LON.B536]" office:value-type="float" office:value="123852.55483445" calcext:value-type="float">
            <text:p>123852.55483445</text:p>
          </table:table-cell>
          <table:table-cell table:formula="of:=[.C29]/[.B29]" office:value-type="percentage" office:value="0.996039746866743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prevalence_history_20220401_LON.A30])" office:value-type="date" office:date-value="2021-11-29" calcext:value-type="date">
            <text:p>29/11/21</text:p>
          </table:table-cell>
          <table:table-cell table:formula="of:=[$prevalence_history_20220401_LON.B30]" office:value-type="float" office:value="126941.221914075" calcext:value-type="float">
            <text:p>126941.221914075</text:p>
          </table:table-cell>
          <table:table-cell table:formula="of:=[$p_from_i_LON.B537]" office:value-type="float" office:value="126521.176459406" calcext:value-type="float">
            <text:p>126521.176459406</text:p>
          </table:table-cell>
          <table:table-cell table:formula="of:=[.C30]/[.B30]" office:value-type="percentage" office:value="0.996691024016194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prevalence_history_20220401_LON.A31])" office:value-type="date" office:date-value="2021-11-30" calcext:value-type="date">
            <text:p>30/11/21</text:p>
          </table:table-cell>
          <table:table-cell table:formula="of:=[$prevalence_history_20220401_LON.B31]" office:value-type="float" office:value="129557.778520276" calcext:value-type="float">
            <text:p>129557.778520276</text:p>
          </table:table-cell>
          <table:table-cell table:formula="of:=[$p_from_i_LON.B538]" office:value-type="float" office:value="129231.224101541" calcext:value-type="float">
            <text:p>129231.224101541</text:p>
          </table:table-cell>
          <table:table-cell table:formula="of:=[.C31]/[.B31]" office:value-type="percentage" office:value="0.997479468832637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prevalence_history_20220401_LON.A32])" office:value-type="date" office:date-value="2021-12-01" calcext:value-type="date">
            <text:p>01/12/21</text:p>
          </table:table-cell>
          <table:table-cell table:formula="of:=[$prevalence_history_20220401_LON.B32]" office:value-type="float" office:value="131557.121295832" calcext:value-type="float">
            <text:p>131557.121295832</text:p>
          </table:table-cell>
          <table:table-cell table:formula="of:=[$p_from_i_LON.B539]" office:value-type="float" office:value="131299.775311996" calcext:value-type="float">
            <text:p>131299.775311996</text:p>
          </table:table-cell>
          <table:table-cell table:formula="of:=[.C32]/[.B32]" office:value-type="percentage" office:value="0.998043846039639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prevalence_history_20220401_LON.A33])" office:value-type="date" office:date-value="2021-12-02" calcext:value-type="date">
            <text:p>02/12/21</text:p>
          </table:table-cell>
          <table:table-cell table:formula="of:=[$prevalence_history_20220401_LON.B33]" office:value-type="float" office:value="133682.530582509" calcext:value-type="float">
            <text:p>133682.530582509</text:p>
          </table:table-cell>
          <table:table-cell table:formula="of:=[$p_from_i_LON.B540]" office:value-type="float" office:value="133489.417947507" calcext:value-type="float">
            <text:p>133489.417947507</text:p>
          </table:table-cell>
          <table:table-cell table:formula="of:=[.C33]/[.B33]" office:value-type="percentage" office:value="0.998555438514216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prevalence_history_20220401_LON.A34])" office:value-type="date" office:date-value="2021-12-03" calcext:value-type="date">
            <text:p>03/12/21</text:p>
          </table:table-cell>
          <table:table-cell table:formula="of:=[$prevalence_history_20220401_LON.B34]" office:value-type="float" office:value="135722.521360488" calcext:value-type="float">
            <text:p>135722.521360488</text:p>
          </table:table-cell>
          <table:table-cell table:formula="of:=[$p_from_i_LON.B541]" office:value-type="float" office:value="135621.172627601" calcext:value-type="float">
            <text:p>135621.172627601</text:p>
          </table:table-cell>
          <table:table-cell table:formula="of:=[.C34]/[.B34]" office:value-type="percentage" office:value="0.999253265177579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prevalence_history_20220401_LON.A35])" office:value-type="date" office:date-value="2021-12-04" calcext:value-type="date">
            <text:p>04/12/21</text:p>
          </table:table-cell>
          <table:table-cell table:formula="of:=[$prevalence_history_20220401_LON.B35]" office:value-type="float" office:value="137689.42420179" calcext:value-type="float">
            <text:p>137689.42420179</text:p>
          </table:table-cell>
          <table:table-cell table:formula="of:=[$p_from_i_LON.B542]" office:value-type="float" office:value="137696.807132442" calcext:value-type="float">
            <text:p>137696.807132442</text:p>
          </table:table-cell>
          <table:table-cell table:formula="of:=[.C35]/[.B35]" office:value-type="percentage" office:value="1.00005362017232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prevalence_history_20220401_LON.A36])" office:value-type="date" office:date-value="2021-12-05" calcext:value-type="date">
            <text:p>05/12/21</text:p>
          </table:table-cell>
          <table:table-cell table:formula="of:=[$prevalence_history_20220401_LON.B36]" office:value-type="float" office:value="140201.878411146" calcext:value-type="float">
            <text:p>140201.878411146</text:p>
          </table:table-cell>
          <table:table-cell table:formula="of:=[$p_from_i_LON.B543]" office:value-type="float" office:value="140308.849326895" calcext:value-type="float">
            <text:p>140308.849326895</text:p>
          </table:table-cell>
          <table:table-cell table:formula="of:=[.C36]/[.B36]" office:value-type="percentage" office:value="1.00076297776436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prevalence_history_20220401_LON.A37])" office:value-type="date" office:date-value="2021-12-06" calcext:value-type="date">
            <text:p>06/12/21</text:p>
          </table:table-cell>
          <table:table-cell table:formula="of:=[$prevalence_history_20220401_LON.B37]" office:value-type="float" office:value="142497.873131351" calcext:value-type="float">
            <text:p>142497.873131351</text:p>
          </table:table-cell>
          <table:table-cell table:formula="of:=[$p_from_i_LON.B544]" office:value-type="float" office:value="142690.944973622" calcext:value-type="float">
            <text:p>142690.944973622</text:p>
          </table:table-cell>
          <table:table-cell table:formula="of:=[.C37]/[.B37]" office:value-type="percentage" office:value="1.00135491034377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prevalence_history_20220401_LON.A38])" office:value-type="date" office:date-value="2021-12-07" calcext:value-type="date">
            <text:p>07/12/21</text:p>
          </table:table-cell>
          <table:table-cell table:formula="of:=[$prevalence_history_20220401_LON.B38]" office:value-type="float" office:value="145107.77099422" calcext:value-type="float">
            <text:p>145107.77099422</text:p>
          </table:table-cell>
          <table:table-cell table:formula="of:=[$p_from_i_LON.B545]" office:value-type="float" office:value="145403.150229955" calcext:value-type="float">
            <text:p>145403.150229955</text:p>
          </table:table-cell>
          <table:table-cell table:formula="of:=[.C38]/[.B38]" office:value-type="percentage" office:value="1.00203558523235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prevalence_history_20220401_LON.A39])" office:value-type="date" office:date-value="2021-12-08" calcext:value-type="date">
            <text:p>08/12/21</text:p>
          </table:table-cell>
          <table:table-cell table:formula="of:=[$prevalence_history_20220401_LON.B39]" office:value-type="float" office:value="147918.228526632" calcext:value-type="float">
            <text:p>147918.228526632</text:p>
          </table:table-cell>
          <table:table-cell table:formula="of:=[$p_from_i_LON.B546]" office:value-type="float" office:value="148256.799067034" calcext:value-type="float">
            <text:p>148256.799067034</text:p>
          </table:table-cell>
          <table:table-cell table:formula="of:=[.C39]/[.B39]" office:value-type="percentage" office:value="1.00228890342843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prevalence_history_20220401_LON.A40])" office:value-type="date" office:date-value="2021-12-09" calcext:value-type="date">
            <text:p>09/12/21</text:p>
          </table:table-cell>
          <table:table-cell table:formula="of:=[$prevalence_history_20220401_LON.B40]" office:value-type="float" office:value="151292.216080783" calcext:value-type="float">
            <text:p>151292.216080783</text:p>
          </table:table-cell>
          <table:table-cell table:formula="of:=[$p_from_i_LON.B547]" office:value-type="float" office:value="151636.80502653" calcext:value-type="float">
            <text:p>151636.80502653</text:p>
          </table:table-cell>
          <table:table-cell table:formula="of:=[.C40]/[.B40]" office:value-type="percentage" office:value="1.0022776382994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prevalence_history_20220401_LON.A41])" office:value-type="date" office:date-value="2021-12-10" calcext:value-type="date">
            <text:p>10/12/21</text:p>
          </table:table-cell>
          <table:table-cell table:formula="of:=[$prevalence_history_20220401_LON.B41]" office:value-type="float" office:value="155077.580599853" calcext:value-type="float">
            <text:p>155077.580599853</text:p>
          </table:table-cell>
          <table:table-cell table:formula="of:=[$p_from_i_LON.B548]" office:value-type="float" office:value="155392.348829447" calcext:value-type="float">
            <text:p>155392.348829447</text:p>
          </table:table-cell>
          <table:table-cell table:formula="of:=[.C41]/[.B41]" office:value-type="percentage" office:value="1.00202974684268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prevalence_history_20220401_LON.A42])" office:value-type="date" office:date-value="2021-12-11" calcext:value-type="date">
            <text:p>11/12/21</text:p>
          </table:table-cell>
          <table:table-cell table:formula="of:=[$prevalence_history_20220401_LON.B42]" office:value-type="float" office:value="158853.891463639" calcext:value-type="float">
            <text:p>158853.891463639</text:p>
          </table:table-cell>
          <table:table-cell table:formula="of:=[$p_from_i_LON.B549]" office:value-type="float" office:value="159089.96140103" calcext:value-type="float">
            <text:p>159089.96140103</text:p>
          </table:table-cell>
          <table:table-cell table:formula="of:=[.C42]/[.B42]" office:value-type="percentage" office:value="1.0014860821804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prevalence_history_20220401_LON.A43])" office:value-type="date" office:date-value="2021-12-12" calcext:value-type="date">
            <text:p>12/12/21</text:p>
          </table:table-cell>
          <table:table-cell table:formula="of:=[$prevalence_history_20220401_LON.B43]" office:value-type="float" office:value="163793.930496754" calcext:value-type="float">
            <text:p>163793.930496754</text:p>
          </table:table-cell>
          <table:table-cell table:formula="of:=[$p_from_i_LON.B550]" office:value-type="float" office:value="163971.829136303" calcext:value-type="float">
            <text:p>163971.829136303</text:p>
          </table:table-cell>
          <table:table-cell table:formula="of:=[.C43]/[.B43]" office:value-type="percentage" office:value="1.00108611252572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prevalence_history_20220401_LON.A44])" office:value-type="date" office:date-value="2021-12-13" calcext:value-type="date">
            <text:p>13/12/21</text:p>
          </table:table-cell>
          <table:table-cell table:formula="of:=[$prevalence_history_20220401_LON.B44]" office:value-type="float" office:value="170100.468891224" calcext:value-type="float">
            <text:p>170100.468891224</text:p>
          </table:table-cell>
          <table:table-cell table:formula="of:=[$p_from_i_LON.B551]" office:value-type="float" office:value="170190.277535791" calcext:value-type="float">
            <text:p>170190.277535791</text:p>
          </table:table-cell>
          <table:table-cell table:formula="of:=[.C44]/[.B44]" office:value-type="percentage" office:value="1.00052797411525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prevalence_history_20220401_LON.A45])" office:value-type="date" office:date-value="2021-12-14" calcext:value-type="date">
            <text:p>14/12/21</text:p>
          </table:table-cell>
          <table:table-cell table:formula="of:=[$prevalence_history_20220401_LON.B45]" office:value-type="float" office:value="179042.865547394" calcext:value-type="float">
            <text:p>179042.865547394</text:p>
          </table:table-cell>
          <table:table-cell table:formula="of:=[$p_from_i_LON.B552]" office:value-type="float" office:value="179034.384541599" calcext:value-type="float">
            <text:p>179034.384541599</text:p>
          </table:table-cell>
          <table:table-cell table:formula="of:=[.C45]/[.B45]" office:value-type="percentage" office:value="0.999952631422823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prevalence_history_20220401_LON.A46])" office:value-type="date" office:date-value="2021-12-15" calcext:value-type="date">
            <text:p>15/12/21</text:p>
          </table:table-cell>
          <table:table-cell table:formula="of:=[$prevalence_history_20220401_LON.B46]" office:value-type="float" office:value="192113.183416141" calcext:value-type="float">
            <text:p>192113.183416141</text:p>
          </table:table-cell>
          <table:table-cell table:formula="of:=[$p_from_i_LON.B553]" office:value-type="float" office:value="192007.899224872" calcext:value-type="float">
            <text:p>192007.899224872</text:p>
          </table:table-cell>
          <table:table-cell table:formula="of:=[.C46]/[.B46]" office:value-type="percentage" office:value="0.999451967900397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prevalence_history_20220401_LON.A47])" office:value-type="date" office:date-value="2021-12-16" calcext:value-type="date">
            <text:p>16/12/21</text:p>
          </table:table-cell>
          <table:table-cell table:formula="of:=[$prevalence_history_20220401_LON.B47]" office:value-type="float" office:value="209740.546574384" calcext:value-type="float">
            <text:p>209740.546574384</text:p>
          </table:table-cell>
          <table:table-cell table:formula="of:=[$p_from_i_LON.B554]" office:value-type="float" office:value="209528.611604231" calcext:value-type="float">
            <text:p>209528.611604231</text:p>
          </table:table-cell>
          <table:table-cell table:formula="of:=[.C47]/[.B47]" office:value-type="percentage" office:value="0.998989537437492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prevalence_history_20220401_LON.A48])" office:value-type="date" office:date-value="2021-12-17" calcext:value-type="date">
            <text:p>17/12/21</text:p>
          </table:table-cell>
          <table:table-cell table:formula="of:=[$prevalence_history_20220401_LON.B48]" office:value-type="float" office:value="231085.765580486" calcext:value-type="float">
            <text:p>231085.765580486</text:p>
          </table:table-cell>
          <table:table-cell table:formula="of:=[$p_from_i_LON.B555]" office:value-type="float" office:value="230754.480139537" calcext:value-type="float">
            <text:p>230754.480139537</text:p>
          </table:table-cell>
          <table:table-cell table:formula="of:=[.C48]/[.B48]" office:value-type="percentage" office:value="0.99856639615981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prevalence_history_20220401_LON.A49])" office:value-type="date" office:date-value="2021-12-18" calcext:value-type="date">
            <text:p>18/12/21</text:p>
          </table:table-cell>
          <table:table-cell table:formula="of:=[$prevalence_history_20220401_LON.B49]" office:value-type="float" office:value="256196.247432803" calcext:value-type="float">
            <text:p>256196.247432803</text:p>
          </table:table-cell>
          <table:table-cell table:formula="of:=[$p_from_i_LON.B556]" office:value-type="float" office:value="255596.529259219" calcext:value-type="float">
            <text:p>255596.529259219</text:p>
          </table:table-cell>
          <table:table-cell table:formula="of:=[.C49]/[.B49]" office:value-type="percentage" office:value="0.997659145363786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prevalence_history_20220401_LON.A50])" office:value-type="date" office:date-value="2021-12-19" calcext:value-type="date">
            <text:p>19/12/21</text:p>
          </table:table-cell>
          <table:table-cell table:formula="of:=[$prevalence_history_20220401_LON.B50]" office:value-type="float" office:value="284210.463469417" calcext:value-type="float">
            <text:p>284210.463469417</text:p>
          </table:table-cell>
          <table:table-cell table:formula="of:=[$p_from_i_LON.B557]" office:value-type="float" office:value="283210.469985034" calcext:value-type="float">
            <text:p>283210.469985034</text:p>
          </table:table-cell>
          <table:table-cell table:formula="of:=[.C50]/[.B50]" office:value-type="percentage" office:value="0.996481503628771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prevalence_history_20220401_LON.A51])" office:value-type="date" office:date-value="2021-12-20" calcext:value-type="date">
            <text:p>20/12/21</text:p>
          </table:table-cell>
          <table:table-cell table:formula="of:=[$prevalence_history_20220401_LON.B51]" office:value-type="float" office:value="314677.828548612" calcext:value-type="float">
            <text:p>314677.828548612</text:p>
          </table:table-cell>
          <table:table-cell table:formula="of:=[$p_from_i_LON.B558]" office:value-type="float" office:value="313102.082905451" calcext:value-type="float">
            <text:p>313102.082905451</text:p>
          </table:table-cell>
          <table:table-cell table:formula="of:=[.C51]/[.B51]" office:value-type="percentage" office:value="0.99499251138719" calcext:value-type="percentage">
            <text:p>99.5%</text:p>
          </table:table-cell>
          <table:table-cell table:number-columns-repeated="6"/>
        </table:table-row>
        <table:table-row table:style-name="ro1">
          <table:table-cell table:formula="of:=VALUE([$prevalence_history_20220401_LON.A52])" office:value-type="date" office:date-value="2021-12-21" calcext:value-type="date">
            <text:p>21/12/21</text:p>
          </table:table-cell>
          <table:table-cell table:formula="of:=[$prevalence_history_20220401_LON.B52]" office:value-type="float" office:value="347947.715907797" calcext:value-type="float">
            <text:p>347947.715907797</text:p>
          </table:table-cell>
          <table:table-cell table:formula="of:=[$p_from_i_LON.B559]" office:value-type="float" office:value="345639.940946678" calcext:value-type="float">
            <text:p>345639.940946678</text:p>
          </table:table-cell>
          <table:table-cell table:formula="of:=[.C52]/[.B52]" office:value-type="percentage" office:value="0.993367466272632" calcext:value-type="percentage">
            <text:p>99.3%</text:p>
          </table:table-cell>
          <table:table-cell table:number-columns-repeated="6"/>
        </table:table-row>
        <table:table-row table:style-name="ro1">
          <table:table-cell table:formula="of:=VALUE([$prevalence_history_20220401_LON.A53])" office:value-type="date" office:date-value="2021-12-22" calcext:value-type="date">
            <text:p>22/12/21</text:p>
          </table:table-cell>
          <table:table-cell table:formula="of:=[$prevalence_history_20220401_LON.B53]" office:value-type="float" office:value="382564.771954094" calcext:value-type="float">
            <text:p>382564.771954094</text:p>
          </table:table-cell>
          <table:table-cell table:formula="of:=[$p_from_i_LON.B560]" office:value-type="float" office:value="379528.510649749" calcext:value-type="float">
            <text:p>379528.510649749</text:p>
          </table:table-cell>
          <table:table-cell table:formula="of:=[.C53]/[.B53]" office:value-type="percentage" office:value="0.992063405919903" calcext:value-type="percentage">
            <text:p>99.2%</text:p>
          </table:table-cell>
          <table:table-cell table:number-columns-repeated="6"/>
        </table:table-row>
        <table:table-row table:style-name="ro1">
          <table:table-cell table:formula="of:=VALUE([$prevalence_history_20220401_LON.A54])" office:value-type="date" office:date-value="2021-12-23" calcext:value-type="date">
            <text:p>23/12/21</text:p>
          </table:table-cell>
          <table:table-cell table:formula="of:=[$prevalence_history_20220401_LON.B54]" office:value-type="float" office:value="418032.678875613" calcext:value-type="float">
            <text:p>418032.678875613</text:p>
          </table:table-cell>
          <table:table-cell table:formula="of:=[$p_from_i_LON.B561]" office:value-type="float" office:value="414387.928567614" calcext:value-type="float">
            <text:p>414387.928567614</text:p>
          </table:table-cell>
          <table:table-cell table:formula="of:=[.C54]/[.B54]" office:value-type="percentage" office:value="0.991281183284995" calcext:value-type="percentage">
            <text:p>99.1%</text:p>
          </table:table-cell>
          <table:table-cell table:number-columns-repeated="6"/>
        </table:table-row>
        <table:table-row table:style-name="ro1">
          <table:table-cell table:formula="of:=VALUE([$prevalence_history_20220401_LON.A55])" office:value-type="date" office:date-value="2021-12-24" calcext:value-type="date">
            <text:p>24/12/21</text:p>
          </table:table-cell>
          <table:table-cell table:formula="of:=[$prevalence_history_20220401_LON.B55]" office:value-type="float" office:value="453263.993933729" calcext:value-type="float">
            <text:p>453263.993933729</text:p>
          </table:table-cell>
          <table:table-cell table:formula="of:=[$p_from_i_LON.B562]" office:value-type="float" office:value="449187.882566702" calcext:value-type="float">
            <text:p>449187.882566702</text:p>
          </table:table-cell>
          <table:table-cell table:formula="of:=[.C55]/[.B55]" office:value-type="percentage" office:value="0.991007202377467" calcext:value-type="percentage">
            <text:p>99.1%</text:p>
          </table:table-cell>
          <table:table-cell table:number-columns-repeated="6"/>
        </table:table-row>
        <table:table-row table:style-name="ro1">
          <table:table-cell table:formula="of:=VALUE([$prevalence_history_20220401_LON.A56])" office:value-type="date" office:date-value="2021-12-25" calcext:value-type="date">
            <text:p>25/12/21</text:p>
          </table:table-cell>
          <table:table-cell table:formula="of:=[$prevalence_history_20220401_LON.B56]" office:value-type="float" office:value="487055.806531647" calcext:value-type="float">
            <text:p>487055.806531647</text:p>
          </table:table-cell>
          <table:table-cell table:formula="of:=[$p_from_i_LON.B563]" office:value-type="float" office:value="482787.442910955" calcext:value-type="float">
            <text:p>482787.442910955</text:p>
          </table:table-cell>
          <table:table-cell table:formula="of:=[.C56]/[.B56]" office:value-type="percentage" office:value="0.991236397218858" calcext:value-type="percentage">
            <text:p>99.1%</text:p>
          </table:table-cell>
          <table:table-cell table:number-columns-repeated="6"/>
        </table:table-row>
        <table:table-row table:style-name="ro1">
          <table:table-cell table:formula="of:=VALUE([$prevalence_history_20220401_LON.A57])" office:value-type="date" office:date-value="2021-12-26" calcext:value-type="date">
            <text:p>26/12/21</text:p>
          </table:table-cell>
          <table:table-cell table:formula="of:=[$prevalence_history_20220401_LON.B57]" office:value-type="float" office:value="518644.661126869" calcext:value-type="float">
            <text:p>518644.661126869</text:p>
          </table:table-cell>
          <table:table-cell table:formula="of:=[$p_from_i_LON.B564]" office:value-type="float" office:value="514425.781981795" calcext:value-type="float">
            <text:p>514425.781981795</text:p>
          </table:table-cell>
          <table:table-cell table:formula="of:=[.C57]/[.B57]" office:value-type="percentage" office:value="0.991865569124133" calcext:value-type="percentage">
            <text:p>99.2%</text:p>
          </table:table-cell>
          <table:table-cell table:number-columns-repeated="6"/>
        </table:table-row>
        <table:table-row table:style-name="ro1">
          <table:table-cell table:formula="of:=VALUE([$prevalence_history_20220401_LON.A58])" office:value-type="date" office:date-value="2021-12-27" calcext:value-type="date">
            <text:p>27/12/21</text:p>
          </table:table-cell>
          <table:table-cell table:formula="of:=[$prevalence_history_20220401_LON.B58]" office:value-type="float" office:value="547164.896111915" calcext:value-type="float">
            <text:p>547164.896111915</text:p>
          </table:table-cell>
          <table:table-cell table:formula="of:=[$p_from_i_LON.B565]" office:value-type="float" office:value="543192.905854165" calcext:value-type="float">
            <text:p>543192.905854165</text:p>
          </table:table-cell>
          <table:table-cell table:formula="of:=[.C58]/[.B58]" office:value-type="percentage" office:value="0.992740780181671" calcext:value-type="percentage">
            <text:p>99.3%</text:p>
          </table:table-cell>
          <table:table-cell table:number-columns-repeated="6"/>
        </table:table-row>
        <table:table-row table:style-name="ro1">
          <table:table-cell table:formula="of:=VALUE([$prevalence_history_20220401_LON.A59])" office:value-type="date" office:date-value="2021-12-28" calcext:value-type="date">
            <text:p>28/12/21</text:p>
          </table:table-cell>
          <table:table-cell table:formula="of:=[$prevalence_history_20220401_LON.B59]" office:value-type="float" office:value="570974.147727651" calcext:value-type="float">
            <text:p>570974.147727651</text:p>
          </table:table-cell>
          <table:table-cell table:formula="of:=[$p_from_i_LON.B566]" office:value-type="float" office:value="567480.601105528" calcext:value-type="float">
            <text:p>567480.601105528</text:p>
          </table:table-cell>
          <table:table-cell table:formula="of:=[.C59]/[.B59]" office:value-type="percentage" office:value="0.99388142766879" calcext:value-type="percentage">
            <text:p>99.4%</text:p>
          </table:table-cell>
          <table:table-cell table:number-columns-repeated="6"/>
        </table:table-row>
        <table:table-row table:style-name="ro1">
          <table:table-cell table:formula="of:=VALUE([$prevalence_history_20220401_LON.A60])" office:value-type="date" office:date-value="2021-12-29" calcext:value-type="date">
            <text:p>29/12/21</text:p>
          </table:table-cell>
          <table:table-cell table:formula="of:=[$prevalence_history_20220401_LON.B60]" office:value-type="float" office:value="588366.236304579" calcext:value-type="float">
            <text:p>588366.236304579</text:p>
          </table:table-cell>
          <table:table-cell table:formula="of:=[$p_from_i_LON.B567]" office:value-type="float" office:value="585522.760048493" calcext:value-type="float">
            <text:p>585522.760048493</text:p>
          </table:table-cell>
          <table:table-cell table:formula="of:=[.C60]/[.B60]" office:value-type="percentage" office:value="0.995167166161768" calcext:value-type="percentage">
            <text:p>99.5%</text:p>
          </table:table-cell>
          <table:table-cell table:number-columns-repeated="6"/>
        </table:table-row>
        <table:table-row table:style-name="ro1">
          <table:table-cell table:formula="of:=VALUE([$prevalence_history_20220401_LON.A61])" office:value-type="date" office:date-value="2021-12-30" calcext:value-type="date">
            <text:p>30/12/21</text:p>
          </table:table-cell>
          <table:table-cell table:formula="of:=[$prevalence_history_20220401_LON.B61]" office:value-type="float" office:value="600214.400284491" calcext:value-type="float">
            <text:p>600214.400284491</text:p>
          </table:table-cell>
          <table:table-cell table:formula="of:=[$p_from_i_LON.B568]" office:value-type="float" office:value="598195.485030916" calcext:value-type="float">
            <text:p>598195.485030916</text:p>
          </table:table-cell>
          <table:table-cell table:formula="of:=[.C61]/[.B61]" office:value-type="percentage" office:value="0.996636343192336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prevalence_history_20220401_LON.A62])" office:value-type="date" office:date-value="2021-12-31" calcext:value-type="date">
            <text:p>31/12/21</text:p>
          </table:table-cell>
          <table:table-cell table:formula="of:=[$prevalence_history_20220401_LON.B62]" office:value-type="float" office:value="607262.733445173" calcext:value-type="float">
            <text:p>607262.733445173</text:p>
          </table:table-cell>
          <table:table-cell table:formula="of:=[$p_from_i_LON.B569]" office:value-type="float" office:value="606253.457470823" calcext:value-type="float">
            <text:p>606253.457470823</text:p>
          </table:table-cell>
          <table:table-cell table:formula="of:=[.C62]/[.B62]" office:value-type="percentage" office:value="0.998337991253597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prevalence_history_20220401_LON.A63])" office:value-type="date" office:date-value="2022-01-01" calcext:value-type="date">
            <text:p>01/01/22</text:p>
          </table:table-cell>
          <table:table-cell table:formula="of:=[$prevalence_history_20220401_LON.B63]" office:value-type="float" office:value="610009.427052234" calcext:value-type="float">
            <text:p>610009.427052234</text:p>
          </table:table-cell>
          <table:table-cell table:formula="of:=[$p_from_i_LON.B570]" office:value-type="float" office:value="610179.25555918" calcext:value-type="float">
            <text:p>610179.25555918</text:p>
          </table:table-cell>
          <table:table-cell table:formula="of:=[.C63]/[.B63]" office:value-type="percentage" office:value="1.00027840308594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prevalence_history_20220401_LON.A64])" office:value-type="date" office:date-value="2022-01-02" calcext:value-type="date">
            <text:p>02/01/22</text:p>
          </table:table-cell>
          <table:table-cell table:formula="of:=[$prevalence_history_20220401_LON.B64]" office:value-type="float" office:value="608489.278858166" calcext:value-type="float">
            <text:p>608489.278858166</text:p>
          </table:table-cell>
          <table:table-cell table:formula="of:=[$p_from_i_LON.B571]" office:value-type="float" office:value="610001.94206352" calcext:value-type="float">
            <text:p>610001.94206352</text:p>
          </table:table-cell>
          <table:table-cell table:formula="of:=[.C64]/[.B64]" office:value-type="percentage" office:value="1.00248593238683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prevalence_history_20220401_LON.A65])" office:value-type="date" office:date-value="2022-01-03" calcext:value-type="date">
            <text:p>03/01/22</text:p>
          </table:table-cell>
          <table:table-cell table:formula="of:=[$prevalence_history_20220401_LON.B65]" office:value-type="float" office:value="602904.608124386" calcext:value-type="float">
            <text:p>602904.608124386</text:p>
          </table:table-cell>
          <table:table-cell table:formula="of:=[$p_from_i_LON.B572]" office:value-type="float" office:value="605878.957730799" calcext:value-type="float">
            <text:p>605878.957730799</text:p>
          </table:table-cell>
          <table:table-cell table:formula="of:=[.C65]/[.B65]" office:value-type="percentage" office:value="1.00493336684831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prevalence_history_20220401_LON.A66])" office:value-type="date" office:date-value="2022-01-04" calcext:value-type="date">
            <text:p>04/01/22</text:p>
          </table:table-cell>
          <table:table-cell table:formula="of:=[$prevalence_history_20220401_LON.B66]" office:value-type="float" office:value="593776.556321732" calcext:value-type="float">
            <text:p>593776.556321732</text:p>
          </table:table-cell>
          <table:table-cell table:formula="of:=[$p_from_i_LON.B573]" office:value-type="float" office:value="598198.915084326" calcext:value-type="float">
            <text:p>598198.915084326</text:p>
          </table:table-cell>
          <table:table-cell table:formula="of:=[.C66]/[.B66]" office:value-type="percentage" office:value="1.00744785006331" calcext:value-type="percentage">
            <text:p>100.7%</text:p>
          </table:table-cell>
          <table:table-cell table:number-columns-repeated="6"/>
        </table:table-row>
        <table:table-row table:style-name="ro1">
          <table:table-cell table:formula="of:=VALUE([$prevalence_history_20220401_LON.A67])" office:value-type="date" office:date-value="2022-01-05" calcext:value-type="date">
            <text:p>05/01/22</text:p>
          </table:table-cell>
          <table:table-cell table:formula="of:=[$prevalence_history_20220401_LON.B67]" office:value-type="float" office:value="582004.999048683" calcext:value-type="float">
            <text:p>582004.999048683</text:p>
          </table:table-cell>
          <table:table-cell table:formula="of:=[$p_from_i_LON.B574]" office:value-type="float" office:value="587600.748766507" calcext:value-type="float">
            <text:p>587600.748766507</text:p>
          </table:table-cell>
          <table:table-cell table:formula="of:=[.C67]/[.B67]" office:value-type="percentage" office:value="1.00961460765281" calcext:value-type="percentage">
            <text:p>101.0%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formula="of:=VALUE([$prevalence_history_20220401_LON.A68])" office:value-type="date" office:date-value="2022-01-06" calcext:value-type="date">
            <text:p>06/01/22</text:p>
          </table:table-cell>
          <table:table-cell table:formula="of:=[$prevalence_history_20220401_LON.B68]" office:value-type="float" office:value="567783.176540248" calcext:value-type="float">
            <text:p>567783.176540248</text:p>
          </table:table-cell>
          <table:table-cell table:formula="of:=[$p_from_i_LON.B575]" office:value-type="float" office:value="574222.643511253" calcext:value-type="float">
            <text:p>574222.643511253</text:p>
          </table:table-cell>
          <table:table-cell table:formula="of:=[.C68]/[.B68]" office:value-type="percentage" office:value="1.01134141911397" calcext:value-type="percentage">
            <text:p>101.1%</text:p>
          </table:table-cell>
          <table:table-cell/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tdev</text:p>
          </table:table-cell>
          <table:table-cell table:number-columns-repeated="3"/>
        </table:table-row>
        <table:table-row table:style-name="ro1">
          <table:table-cell table:formula="of:=VALUE([$prevalence_history_20220401_LON.A69])" office:value-type="date" office:date-value="2022-01-07" calcext:value-type="date">
            <text:p>07/01/22</text:p>
          </table:table-cell>
          <table:table-cell table:formula="of:=[$prevalence_history_20220401_LON.B69]" office:value-type="float" office:value="552585.538931045" calcext:value-type="float">
            <text:p>552585.538931045</text:p>
          </table:table-cell>
          <table:table-cell table:formula="of:=[$p_from_i_LON.B576]" office:value-type="float" office:value="559546.229182266" calcext:value-type="float">
            <text:p>559546.229182266</text:p>
          </table:table-cell>
          <table:table-cell table:formula="of:=[.C69]/[.B69]" office:value-type="percentage" office:value="1.0125965841681" calcext:value-type="percentage">
            <text:p>101.3%</text:p>
          </table:table-cell>
          <table:table-cell/>
          <table:table-cell table:style-name="ce8" table:formula="of:=AVERAGE([.D$1:.D$1048576])" office:value-type="percentage" office:value="1.00039606113394" calcext:value-type="percentage">
            <text:p>100.04%</text:p>
          </table:table-cell>
          <table:table-cell table:style-name="ce8" table:formula="of:=STDEV([.D$1:.D$1048576])" office:value-type="percentage" office:value="0.00471561013185998" calcext:value-type="percentage">
            <text:p>0.47%</text:p>
          </table:table-cell>
          <table:table-cell table:style-name="ce8"/>
          <table:table-cell table:number-columns-repeated="2"/>
        </table:table-row>
        <table:table-row table:style-name="ro1">
          <table:table-cell table:formula="of:=VALUE([$prevalence_history_20220401_LON.A70])" office:value-type="date" office:date-value="2022-01-08" calcext:value-type="date">
            <text:p>08/01/22</text:p>
          </table:table-cell>
          <table:table-cell table:formula="of:=[$prevalence_history_20220401_LON.B70]" office:value-type="float" office:value="536447.60324024" calcext:value-type="float">
            <text:p>536447.60324024</text:p>
          </table:table-cell>
          <table:table-cell table:formula="of:=[$p_from_i_LON.B577]" office:value-type="float" office:value="543628.227785039" calcext:value-type="float">
            <text:p>543628.227785039</text:p>
          </table:table-cell>
          <table:table-cell table:formula="of:=[.C70]/[.B70]" office:value-type="percentage" office:value="1.01338550960322" calcext:value-type="percentage">
            <text:p>101.3%</text:p>
          </table:table-cell>
          <table:table-cell/>
          <table:table-cell table:style-name="ce9" table:number-columns-repeated="2"/>
          <table:table-cell table:style-name="ce11"/>
          <table:table-cell table:number-columns-repeated="2"/>
        </table:table-row>
        <table:table-row table:style-name="ro1">
          <table:table-cell table:formula="of:=VALUE([$prevalence_history_20220401_LON.A71])" office:value-type="date" office:date-value="2022-01-09" calcext:value-type="date">
            <text:p>09/01/22</text:p>
          </table:table-cell>
          <table:table-cell table:formula="of:=[$prevalence_history_20220401_LON.B71]" office:value-type="float" office:value="520044.548070648" calcext:value-type="float">
            <text:p>520044.548070648</text:p>
          </table:table-cell>
          <table:table-cell table:formula="of:=[$p_from_i_LON.B578]" office:value-type="float" office:value="527147.100147261" calcext:value-type="float">
            <text:p>527147.100147261</text:p>
          </table:table-cell>
          <table:table-cell table:formula="of:=[.C71]/[.B71]" office:value-type="percentage" office:value="1.01365758395692" calcext:value-type="percentage">
            <text:p>101.4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prevalence_history_20220401_LON.A72])" office:value-type="date" office:date-value="2022-01-10" calcext:value-type="date">
            <text:p>10/01/22</text:p>
          </table:table-cell>
          <table:table-cell table:formula="of:=[$prevalence_history_20220401_LON.B72]" office:value-type="float" office:value="503331.996254647" calcext:value-type="float">
            <text:p>503331.996254647</text:p>
          </table:table-cell>
          <table:table-cell table:formula="of:=[$p_from_i_LON.B579]" office:value-type="float" office:value="510070.083992558" calcext:value-type="float">
            <text:p>510070.083992558</text:p>
          </table:table-cell>
          <table:table-cell table:formula="of:=[.C72]/[.B72]" office:value-type="percentage" office:value="1.01338696484239" calcext:value-type="percentage">
            <text:p>101.3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prevalence_history_20220401_LON.A73])" office:value-type="date" office:date-value="2022-01-11" calcext:value-type="date">
            <text:p>11/01/22</text:p>
          </table:table-cell>
          <table:table-cell table:formula="of:=[$prevalence_history_20220401_LON.B73]" office:value-type="float" office:value="486480.677616045" calcext:value-type="float">
            <text:p>486480.677616045</text:p>
          </table:table-cell>
          <table:table-cell table:formula="of:=[$p_from_i_LON.B580]" office:value-type="float" office:value="492664.405885098" calcext:value-type="float">
            <text:p>492664.405885098</text:p>
          </table:table-cell>
          <table:table-cell table:formula="of:=[.C73]/[.B73]" office:value-type="percentage" office:value="1.01271114877441" calcext:value-type="percentage">
            <text:p>101.3%</text:p>
          </table:table-cell>
          <table:table-cell/>
          <table:table-cell table:style-name="ce11" office:value-type="percentage" office:value="1.000115167876" calcext:value-type="percentage">
            <text:p>100.01%</text:p>
          </table:table-cell>
          <table:table-cell table:style-name="ce11" office:value-type="percentage" office:value="0.00467502796543983" calcext:value-type="percentage">
            <text:p>0.47%</text:p>
          </table:table-cell>
          <table:table-cell table:style-name="ce11"/>
          <table:table-cell/>
          <table:table-cell table:style-name="ce8"/>
        </table:table-row>
        <table:table-row table:style-name="ro1">
          <table:table-cell table:formula="of:=VALUE([$prevalence_history_20220401_LON.A74])" office:value-type="date" office:date-value="2022-01-12" calcext:value-type="date">
            <text:p>12/01/22</text:p>
          </table:table-cell>
          <table:table-cell table:formula="of:=[$prevalence_history_20220401_LON.B74]" office:value-type="float" office:value="469807.448263099" calcext:value-type="float">
            <text:p>469807.448263099</text:p>
          </table:table-cell>
          <table:table-cell table:formula="of:=[$p_from_i_LON.B581]" office:value-type="float" office:value="475303.597655936" calcext:value-type="float">
            <text:p>475303.597655936</text:p>
          </table:table-cell>
          <table:table-cell table:formula="of:=[.C74]/[.B74]" office:value-type="percentage" office:value="1.01169872766632" calcext:value-type="percentage">
            <text:p>101.2%</text:p>
          </table:table-cell>
          <table:table-cell/>
          <table:table-cell table:style-name="ce8" office:value-type="percentage" office:value="1.00039606113394" calcext:value-type="percentage">
            <text:p>100.04%</text:p>
          </table:table-cell>
          <table:table-cell table:style-name="ce8" office:value-type="percentage" office:value="0.00471561013185998" calcext:value-type="percentage">
            <text:p>0.47%</text:p>
          </table:table-cell>
          <table:table-cell table:style-name="ce8"/>
          <table:table-cell/>
          <table:table-cell table:style-name="ce8"/>
        </table:table-row>
        <table:table-row table:style-name="ro1">
          <table:table-cell table:formula="of:=VALUE([$prevalence_history_20220401_LON.A75])" office:value-type="date" office:date-value="2022-01-13" calcext:value-type="date">
            <text:p>13/01/22</text:p>
          </table:table-cell>
          <table:table-cell table:formula="of:=[$prevalence_history_20220401_LON.B75]" office:value-type="float" office:value="453533.727201801" calcext:value-type="float">
            <text:p>453533.727201801</text:p>
          </table:table-cell>
          <table:table-cell table:formula="of:=[$p_from_i_LON.B582]" office:value-type="float" office:value="458186.259371424" calcext:value-type="float">
            <text:p>458186.259371424</text:p>
          </table:table-cell>
          <table:table-cell table:formula="of:=[.C75]/[.B75]" office:value-type="percentage" office:value="1.01025840393024" calcext:value-type="percentage">
            <text:p>101.0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prevalence_history_20220401_LON.A76])" office:value-type="date" office:date-value="2022-01-14" calcext:value-type="date">
            <text:p>14/01/22</text:p>
          </table:table-cell>
          <table:table-cell table:formula="of:=[$prevalence_history_20220401_LON.B76]" office:value-type="float" office:value="437696.581324951" calcext:value-type="float">
            <text:p>437696.581324951</text:p>
          </table:table-cell>
          <table:table-cell table:formula="of:=[$p_from_i_LON.B583]" office:value-type="float" office:value="441441.853245062" calcext:value-type="float">
            <text:p>441441.853245062</text:p>
          </table:table-cell>
          <table:table-cell table:formula="of:=[.C76]/[.B76]" office:value-type="percentage" office:value="1.00855677672595" calcext:value-type="percentage">
            <text:p>100.9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prevalence_history_20220401_LON.A77])" office:value-type="date" office:date-value="2022-01-15" calcext:value-type="date">
            <text:p>15/01/22</text:p>
          </table:table-cell>
          <table:table-cell table:formula="of:=[$prevalence_history_20220401_LON.B77]" office:value-type="float" office:value="422888.042247748" calcext:value-type="float">
            <text:p>422888.042247748</text:p>
          </table:table-cell>
          <table:table-cell table:formula="of:=[$p_from_i_LON.B584]" office:value-type="float" office:value="425719.836942227" calcext:value-type="float">
            <text:p>425719.836942227</text:p>
          </table:table-cell>
          <table:table-cell table:formula="of:=[.C77]/[.B77]" office:value-type="percentage" office:value="1.00669632245789" calcext:value-type="percentage">
            <text:p>100.7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prevalence_history_20220401_LON.A78])" office:value-type="date" office:date-value="2022-01-16" calcext:value-type="date">
            <text:p>16/01/22</text:p>
          </table:table-cell>
          <table:table-cell table:formula="of:=[$prevalence_history_20220401_LON.B78]" office:value-type="float" office:value="409098.44057337" calcext:value-type="float">
            <text:p>409098.44057337</text:p>
          </table:table-cell>
          <table:table-cell table:formula="of:=[$p_from_i_LON.B585]" office:value-type="float" office:value="411069.884169326" calcext:value-type="float">
            <text:p>411069.884169326</text:p>
          </table:table-cell>
          <table:table-cell table:formula="of:=[.C78]/[.B78]" office:value-type="percentage" office:value="1.00481899562656" calcext:value-type="percentage">
            <text:p>100.5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prevalence_history_20220401_LON.A79])" office:value-type="date" office:date-value="2022-01-17" calcext:value-type="date">
            <text:p>17/01/22</text:p>
          </table:table-cell>
          <table:table-cell table:formula="of:=[$prevalence_history_20220401_LON.B79]" office:value-type="float" office:value="395777.078044776" calcext:value-type="float">
            <text:p>395777.078044776</text:p>
          </table:table-cell>
          <table:table-cell table:formula="of:=[$p_from_i_LON.B586]" office:value-type="float" office:value="396993.617467078" calcext:value-type="float">
            <text:p>396993.617467078</text:p>
          </table:table-cell>
          <table:table-cell table:formula="of:=[.C79]/[.B79]" office:value-type="percentage" office:value="1.00307379959525" calcext:value-type="percentage">
            <text:p>100.3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prevalence_history_20220401_LON.A80])" office:value-type="date" office:date-value="2022-01-18" calcext:value-type="date">
            <text:p>18/01/22</text:p>
          </table:table-cell>
          <table:table-cell table:formula="of:=[$prevalence_history_20220401_LON.B80]" office:value-type="float" office:value="383059.806049259" calcext:value-type="float">
            <text:p>383059.806049259</text:p>
          </table:table-cell>
          <table:table-cell table:formula="of:=[$p_from_i_LON.B587]" office:value-type="float" office:value="383606.825208621" calcext:value-type="float">
            <text:p>383606.825208621</text:p>
          </table:table-cell>
          <table:table-cell table:formula="of:=[.C80]/[.B80]" office:value-type="percentage" office:value="1.00142802546945" calcext:value-type="percentage">
            <text:p>100.1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prevalence_history_20220401_LON.A81])" office:value-type="date" office:date-value="2022-01-19" calcext:value-type="date">
            <text:p>19/01/22</text:p>
          </table:table-cell>
          <table:table-cell table:formula="of:=[$prevalence_history_20220401_LON.B81]" office:value-type="float" office:value="372245.654731036" calcext:value-type="float">
            <text:p>372245.654731036</text:p>
          </table:table-cell>
          <table:table-cell table:formula="of:=[$p_from_i_LON.B588]" office:value-type="float" office:value="372246.818404528" calcext:value-type="float">
            <text:p>372246.818404528</text:p>
          </table:table-cell>
          <table:table-cell table:formula="of:=[.C81]/[.B81]" office:value-type="percentage" office:value="1.0000031260902" calcext:value-type="percentage">
            <text:p>100.0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prevalence_history_20220401_LON.A82])" office:value-type="date" office:date-value="2022-01-20" calcext:value-type="date">
            <text:p>20/01/22</text:p>
          </table:table-cell>
          <table:table-cell table:formula="of:=[$prevalence_history_20220401_LON.B82]" office:value-type="float" office:value="363100.626194288" calcext:value-type="float">
            <text:p>363100.626194288</text:p>
          </table:table-cell>
          <table:table-cell table:formula="of:=[$p_from_i_LON.B589]" office:value-type="float" office:value="362679.903685042" calcext:value-type="float">
            <text:p>362679.903685042</text:p>
          </table:table-cell>
          <table:table-cell table:formula="of:=[.C82]/[.B82]" office:value-type="percentage" office:value="0.998841306021265" calcext:value-type="percentage">
            <text:p>99.9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prevalence_history_20220401_LON.A83])" office:value-type="date" office:date-value="2022-01-21" calcext:value-type="date">
            <text:p>21/01/22</text:p>
          </table:table-cell>
          <table:table-cell table:formula="of:=[$prevalence_history_20220401_LON.B83]" office:value-type="float" office:value="355664.398916802" calcext:value-type="float">
            <text:p>355664.398916802</text:p>
          </table:table-cell>
          <table:table-cell table:formula="of:=[$p_from_i_LON.B590]" office:value-type="float" office:value="354906.569410181" calcext:value-type="float">
            <text:p>354906.569410181</text:p>
          </table:table-cell>
          <table:table-cell table:formula="of:=[.C83]/[.B83]" office:value-type="percentage" office:value="0.997869256779907" calcext:value-type="percentage">
            <text:p>99.8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prevalence_history_20220401_LON.A84])" office:value-type="date" office:date-value="2022-01-22" calcext:value-type="date">
            <text:p>22/01/22</text:p>
          </table:table-cell>
          <table:table-cell table:formula="of:=[$prevalence_history_20220401_LON.B84]" office:value-type="float" office:value="349361.494632473" calcext:value-type="float">
            <text:p>349361.494632473</text:p>
          </table:table-cell>
          <table:table-cell table:formula="of:=[$p_from_i_LON.B591]" office:value-type="float" office:value="348374.911893808" calcext:value-type="float">
            <text:p>348374.911893808</text:p>
          </table:table-cell>
          <table:table-cell table:formula="of:=[.C84]/[.B84]" office:value-type="percentage" office:value="0.99717604042282" calcext:value-type="percentage">
            <text:p>99.7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prevalence_history_20220401_LON.A85])" office:value-type="date" office:date-value="2022-01-23" calcext:value-type="date">
            <text:p>23/01/22</text:p>
          </table:table-cell>
          <table:table-cell table:formula="of:=[$prevalence_history_20220401_LON.B85]" office:value-type="float" office:value="345146.952748984" calcext:value-type="float">
            <text:p>345146.952748984</text:p>
          </table:table-cell>
          <table:table-cell table:formula="of:=[$p_from_i_LON.B592]" office:value-type="float" office:value="344029.772869385" calcext:value-type="float">
            <text:p>344029.772869385</text:p>
          </table:table-cell>
          <table:table-cell table:formula="of:=[.C85]/[.B85]" office:value-type="percentage" office:value="0.996763176175538" calcext:value-type="percentage">
            <text:p>99.7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prevalence_history_20220401_LON.A86])" office:value-type="date" office:date-value="2022-01-24" calcext:value-type="date">
            <text:p>24/01/22</text:p>
          </table:table-cell>
          <table:table-cell table:formula="of:=[$prevalence_history_20220401_LON.B86]" office:value-type="float" office:value="342799.940378053" calcext:value-type="float">
            <text:p>342799.940378053</text:p>
          </table:table-cell>
          <table:table-cell table:formula="of:=[$p_from_i_LON.B593]" office:value-type="float" office:value="341587.337558155" calcext:value-type="float">
            <text:p>341587.337558155</text:p>
          </table:table-cell>
          <table:table-cell table:formula="of:=[.C86]/[.B86]" office:value-type="percentage" office:value="0.996462651602096" calcext:value-type="percentage">
            <text:p>99.6%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formula="of:=VALUE([$prevalence_history_20220401_LON.A87])" office:value-type="date" office:date-value="2022-01-25" calcext:value-type="date">
            <text:p>25/01/22</text:p>
          </table:table-cell>
          <table:table-cell table:formula="of:=[$prevalence_history_20220401_LON.B87]" office:value-type="float" office:value="342824.267017683" calcext:value-type="float">
            <text:p>342824.267017683</text:p>
          </table:table-cell>
          <table:table-cell table:formula="of:=[$p_from_i_LON.B594]" office:value-type="float" office:value="341486.543915604" calcext:value-type="float">
            <text:p>341486.543915604</text:p>
          </table:table-cell>
          <table:table-cell table:formula="of:=[.C87]/[.B87]" office:value-type="percentage" office:value="0.996097933458107" calcext:value-type="percentage">
            <text:p>99.6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prevalence_history_20220401_LON.A88])" office:value-type="date" office:date-value="2022-01-26" calcext:value-type="date">
            <text:p>26/01/22</text:p>
          </table:table-cell>
          <table:table-cell table:formula="of:=[$prevalence_history_20220401_LON.B88]" office:value-type="float" office:value="344375.994937289" calcext:value-type="float">
            <text:p>344375.994937289</text:p>
          </table:table-cell>
          <table:table-cell table:formula="of:=[$p_from_i_LON.B595]" office:value-type="float" office:value="342968.497561187" calcext:value-type="float">
            <text:p>342968.497561187</text:p>
          </table:table-cell>
          <table:table-cell table:formula="of:=[.C88]/[.B88]" office:value-type="percentage" office:value="0.995912905089803" calcext:value-type="percentage">
            <text:p>99.6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prevalence_history_20220401_LON.A89])" office:value-type="date" office:date-value="2022-01-27" calcext:value-type="date">
            <text:p>27/01/22</text:p>
          </table:table-cell>
          <table:table-cell table:formula="of:=[$prevalence_history_20220401_LON.B89]" office:value-type="float" office:value="347545.71398645" calcext:value-type="float">
            <text:p>347545.71398645</text:p>
          </table:table-cell>
          <table:table-cell table:formula="of:=[$p_from_i_LON.B596]" office:value-type="float" office:value="346099.932027912" calcext:value-type="float">
            <text:p>346099.932027912</text:p>
          </table:table-cell>
          <table:table-cell table:formula="of:=[.C89]/[.B89]" office:value-type="percentage" office:value="0.995840023627528" calcext:value-type="percentage">
            <text:p>99.6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prevalence_history_20220401_LON.A90])" office:value-type="date" office:date-value="2022-01-28" calcext:value-type="date">
            <text:p>28/01/22</text:p>
          </table:table-cell>
          <table:table-cell table:formula="of:=[$prevalence_history_20220401_LON.B90]" office:value-type="float" office:value="352099.090331794" calcext:value-type="float">
            <text:p>352099.090331794</text:p>
          </table:table-cell>
          <table:table-cell table:formula="of:=[$p_from_i_LON.B597]" office:value-type="float" office:value="350599.177054042" calcext:value-type="float">
            <text:p>350599.177054042</text:p>
          </table:table-cell>
          <table:table-cell table:formula="of:=[.C90]/[.B90]" office:value-type="percentage" office:value="0.995740081928817" calcext:value-type="percentage">
            <text:p>99.6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prevalence_history_20220401_LON.A91])" office:value-type="date" office:date-value="2022-01-29" calcext:value-type="date">
            <text:p>29/01/22</text:p>
          </table:table-cell>
          <table:table-cell table:formula="of:=[$prevalence_history_20220401_LON.B91]" office:value-type="float" office:value="358260.583693685" calcext:value-type="float">
            <text:p>358260.583693685</text:p>
          </table:table-cell>
          <table:table-cell table:formula="of:=[$p_from_i_LON.B598]" office:value-type="float" office:value="356642.636464678" calcext:value-type="float">
            <text:p>356642.636464678</text:p>
          </table:table-cell>
          <table:table-cell table:formula="of:=[.C91]/[.B91]" office:value-type="percentage" office:value="0.99548388155815" calcext:value-type="percentage">
            <text:p>99.5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prevalence_history_20220401_LON.A92])" office:value-type="date" office:date-value="2022-01-30" calcext:value-type="date">
            <text:p>30/01/22</text:p>
          </table:table-cell>
          <table:table-cell table:formula="of:=[$prevalence_history_20220401_LON.B92]" office:value-type="float" office:value="365633.771084363" calcext:value-type="float">
            <text:p>365633.771084363</text:p>
          </table:table-cell>
          <table:table-cell table:formula="of:=[$p_from_i_LON.B599]" office:value-type="float" office:value="363909.812323039" calcext:value-type="float">
            <text:p>363909.812323039</text:p>
          </table:table-cell>
          <table:table-cell table:formula="of:=[.C92]/[.B92]" office:value-type="percentage" office:value="0.99528501222354" calcext:value-type="percentage">
            <text:p>99.5%</text:p>
          </table:table-cell>
          <table:table-cell/>
          <table:table-cell table:style-name="ce11" table:number-columns-repeated="3"/>
          <table:table-cell table:style-name="ce19"/>
          <table:table-cell table:style-name="ce11"/>
        </table:table-row>
        <table:table-row table:style-name="ro1">
          <table:table-cell table:formula="of:=VALUE([$prevalence_history_20220401_LON.A93])" office:value-type="date" office:date-value="2022-01-31" calcext:value-type="date">
            <text:p>31/01/22</text:p>
          </table:table-cell>
          <table:table-cell table:formula="of:=[$prevalence_history_20220401_LON.B93]" office:value-type="float" office:value="374012.32516781" calcext:value-type="float">
            <text:p>374012.32516781</text:p>
          </table:table-cell>
          <table:table-cell table:formula="of:=[$p_from_i_LON.B600]" office:value-type="float" office:value="372235.834916252" calcext:value-type="float">
            <text:p>372235.834916252</text:p>
          </table:table-cell>
          <table:table-cell table:formula="of:=[.C93]/[.B93]" office:value-type="percentage" office:value="0.995250182595557" calcext:value-type="percentage">
            <text:p>99.5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prevalence_history_20220401_LON.A94])" office:value-type="date" office:date-value="2022-02-01" calcext:value-type="date">
            <text:p>01/02/22</text:p>
          </table:table-cell>
          <table:table-cell table:formula="of:=[$prevalence_history_20220401_LON.B94]" office:value-type="float" office:value="382778.646357687" calcext:value-type="float">
            <text:p>382778.646357687</text:p>
          </table:table-cell>
          <table:table-cell table:formula="of:=[$p_from_i_LON.B601]" office:value-type="float" office:value="381026.089877335" calcext:value-type="float">
            <text:p>381026.089877335</text:p>
          </table:table-cell>
          <table:table-cell table:formula="of:=[.C94]/[.B94]" office:value-type="percentage" office:value="0.995421488379697" calcext:value-type="percentage">
            <text:p>99.5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prevalence_history_20220401_LON.A95])" office:value-type="date" office:date-value="2022-02-02" calcext:value-type="date">
            <text:p>02/02/22</text:p>
          </table:table-cell>
          <table:table-cell table:formula="of:=[$prevalence_history_20220401_LON.B95]" office:value-type="float" office:value="391895.214082711" calcext:value-type="float">
            <text:p>391895.214082711</text:p>
          </table:table-cell>
          <table:table-cell table:formula="of:=[$p_from_i_LON.B602]" office:value-type="float" office:value="390190.795039298" calcext:value-type="float">
            <text:p>390190.795039298</text:p>
          </table:table-cell>
          <table:table-cell table:formula="of:=[.C95]/[.B95]" office:value-type="percentage" office:value="0.995650829655057" calcext:value-type="percentage">
            <text:p>99.6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prevalence_history_20220401_LON.A96])" office:value-type="date" office:date-value="2022-02-03" calcext:value-type="date">
            <text:p>03/02/22</text:p>
          </table:table-cell>
          <table:table-cell table:formula="of:=[$prevalence_history_20220401_LON.B96]" office:value-type="float" office:value="401630.533981132" calcext:value-type="float">
            <text:p>401630.533981132</text:p>
          </table:table-cell>
          <table:table-cell table:formula="of:=[$p_from_i_LON.B603]" office:value-type="float" office:value="399993.18583724" calcext:value-type="float">
            <text:p>399993.18583724</text:p>
          </table:table-cell>
          <table:table-cell table:formula="of:=[.C96]/[.B96]" office:value-type="percentage" office:value="0.995923247847563" calcext:value-type="percentage">
            <text:p>99.6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prevalence_history_20220401_LON.A97])" office:value-type="date" office:date-value="2022-02-04" calcext:value-type="date">
            <text:p>04/02/22</text:p>
          </table:table-cell>
          <table:table-cell table:formula="of:=[$prevalence_history_20220401_LON.B97]" office:value-type="float" office:value="411150.783743836" calcext:value-type="float">
            <text:p>411150.783743836</text:p>
          </table:table-cell>
          <table:table-cell table:formula="of:=[$p_from_i_LON.B604]" office:value-type="float" office:value="409619.660826335" calcext:value-type="float">
            <text:p>409619.660826335</text:p>
          </table:table-cell>
          <table:table-cell table:formula="of:=[.C97]/[.B97]" office:value-type="percentage" office:value="0.996276006326538" calcext:value-type="percentage">
            <text:p>99.6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prevalence_history_20220401_LON.A98])" office:value-type="date" office:date-value="2022-02-05" calcext:value-type="date">
            <text:p>05/02/22</text:p>
          </table:table-cell>
          <table:table-cell table:formula="of:=[$prevalence_history_20220401_LON.B98]" office:value-type="float" office:value="420276.832304516" calcext:value-type="float">
            <text:p>420276.832304516</text:p>
          </table:table-cell>
          <table:table-cell table:formula="of:=[$p_from_i_LON.B605]" office:value-type="float" office:value="418905.658653827" calcext:value-type="float">
            <text:p>418905.658653827</text:p>
          </table:table-cell>
          <table:table-cell table:formula="of:=[.C98]/[.B98]" office:value-type="percentage" office:value="0.996737451257614" calcext:value-type="percentage">
            <text:p>99.7%</text:p>
          </table:table-cell>
          <table:table-cell/>
          <table:table-cell table:style-name="ce8" table:number-columns-repeated="3"/>
          <table:table-cell/>
          <table:table-cell table:style-name="ce8"/>
        </table:table-row>
        <table:table-row table:style-name="ro1">
          <table:table-cell table:formula="of:=VALUE([$prevalence_history_20220401_LON.A99])" office:value-type="date" office:date-value="2022-02-06" calcext:value-type="date">
            <text:p>06/02/22</text:p>
          </table:table-cell>
          <table:table-cell table:formula="of:=[$prevalence_history_20220401_LON.B99]" office:value-type="float" office:value="428371.475225689" calcext:value-type="float">
            <text:p>428371.475225689</text:p>
          </table:table-cell>
          <table:table-cell table:formula="of:=[$p_from_i_LON.B606]" office:value-type="float" office:value="427214.803423779" calcext:value-type="float">
            <text:p>427214.803423779</text:p>
          </table:table-cell>
          <table:table-cell table:formula="of:=[.C99]/[.B99]" office:value-type="percentage" office:value="0.997299839347845" calcext:value-type="percentage">
            <text:p>99.7%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formula="of:=VALUE([$prevalence_history_20220401_LON.A100])" office:value-type="date" office:date-value="2022-02-07" calcext:value-type="date">
            <text:p>07/02/22</text:p>
          </table:table-cell>
          <table:table-cell table:formula="of:=[$prevalence_history_20220401_LON.B100]" office:value-type="float" office:value="435939.31169359" calcext:value-type="float">
            <text:p>435939.31169359</text:p>
          </table:table-cell>
          <table:table-cell table:formula="of:=[$p_from_i_LON.B607]" office:value-type="float" office:value="435032.151645554" calcext:value-type="float">
            <text:p>435032.151645554</text:p>
          </table:table-cell>
          <table:table-cell table:formula="of:=[.C100]/[.B100]" office:value-type="percentage" office:value="0.997919068036071" calcext:value-type="percentage">
            <text:p>99.8%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formula="of:=VALUE([$prevalence_history_20220401_LON.A101])" office:value-type="date" office:date-value="2022-02-08" calcext:value-type="date">
            <text:p>08/02/22</text:p>
          </table:table-cell>
          <table:table-cell table:formula="of:=[$prevalence_history_20220401_LON.B101]" office:value-type="float" office:value="441695.496459845" calcext:value-type="float">
            <text:p>441695.496459845</text:p>
          </table:table-cell>
          <table:table-cell table:formula="of:=[$p_from_i_LON.B608]" office:value-type="float" office:value="441053.606374404" calcext:value-type="float">
            <text:p>441053.606374404</text:p>
          </table:table-cell>
          <table:table-cell table:formula="of:=[.C101]/[.B101]" office:value-type="percentage" office:value="0.998546758817814" calcext:value-type="percentage">
            <text:p>99.9%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formula="of:=VALUE([$prevalence_history_20220401_LON.A102])" office:value-type="date" office:date-value="2022-02-09" calcext:value-type="date">
            <text:p>09/02/22</text:p>
          </table:table-cell>
          <table:table-cell table:formula="of:=[$prevalence_history_20220401_LON.B102]" office:value-type="float" office:value="446432.333146876" calcext:value-type="float">
            <text:p>446432.333146876</text:p>
          </table:table-cell>
          <table:table-cell table:formula="of:=[$p_from_i_LON.B609]" office:value-type="float" office:value="446072.604184141" calcext:value-type="float">
            <text:p>446072.604184141</text:p>
          </table:table-cell>
          <table:table-cell table:formula="of:=[.C102]/[.B102]" office:value-type="percentage" office:value="0.999194213913227" calcext:value-type="percentage">
            <text:p>99.9%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formula="of:=VALUE([$prevalence_history_20220401_LON.A103])" office:value-type="date" office:date-value="2022-02-10" calcext:value-type="date">
            <text:p>10/02/22</text:p>
          </table:table-cell>
          <table:table-cell table:formula="of:=[$prevalence_history_20220401_LON.B103]" office:value-type="float" office:value="449933.331791168" calcext:value-type="float">
            <text:p>449933.331791168</text:p>
          </table:table-cell>
          <table:table-cell table:formula="of:=[$p_from_i_LON.B610]" office:value-type="float" office:value="449915.131868782" calcext:value-type="float">
            <text:p>449915.131868782</text:p>
          </table:table-cell>
          <table:table-cell table:formula="of:=[.C103]/[.B103]" office:value-type="percentage" office:value="0.999959549735261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prevalence_history_20220401_LON.A104])" office:value-type="date" office:date-value="2022-02-11" calcext:value-type="date">
            <text:p>11/02/22</text:p>
          </table:table-cell>
          <table:table-cell table:formula="of:=[$prevalence_history_20220401_LON.B104]" office:value-type="float" office:value="451879.813224963" calcext:value-type="float">
            <text:p>451879.813224963</text:p>
          </table:table-cell>
          <table:table-cell table:formula="of:=[$p_from_i_LON.B611]" office:value-type="float" office:value="452229.692923877" calcext:value-type="float">
            <text:p>452229.692923877</text:p>
          </table:table-cell>
          <table:table-cell table:formula="of:=[.C104]/[.B104]" office:value-type="percentage" office:value="1.00077427601029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prevalence_history_20220401_LON.A105])" office:value-type="date" office:date-value="2022-02-12" calcext:value-type="date">
            <text:p>12/02/22</text:p>
          </table:table-cell>
          <table:table-cell table:formula="of:=[$prevalence_history_20220401_LON.B105]" office:value-type="float" office:value="452483.098457069" calcext:value-type="float">
            <text:p>452483.098457069</text:p>
          </table:table-cell>
          <table:table-cell table:formula="of:=[$p_from_i_LON.B612]" office:value-type="float" office:value="453198.990011332" calcext:value-type="float">
            <text:p>453198.990011332</text:p>
          </table:table-cell>
          <table:table-cell table:formula="of:=[.C105]/[.B105]" office:value-type="percentage" office:value="1.00158213987816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prevalence_history_20220401_LON.A106])" office:value-type="date" office:date-value="2022-02-13" calcext:value-type="date">
            <text:p>13/02/22</text:p>
          </table:table-cell>
          <table:table-cell table:formula="of:=[$prevalence_history_20220401_LON.B106]" office:value-type="float" office:value="451454.611983361" calcext:value-type="float">
            <text:p>451454.611983361</text:p>
          </table:table-cell>
          <table:table-cell table:formula="of:=[$p_from_i_LON.B613]" office:value-type="float" office:value="452517.542413834" calcext:value-type="float">
            <text:p>452517.542413834</text:p>
          </table:table-cell>
          <table:table-cell table:formula="of:=[.C106]/[.B106]" office:value-type="percentage" office:value="1.00235445690942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prevalence_history_20220401_LON.A107])" office:value-type="date" office:date-value="2022-02-14" calcext:value-type="date">
            <text:p>14/02/22</text:p>
          </table:table-cell>
          <table:table-cell table:formula="of:=[$prevalence_history_20220401_LON.B107]" office:value-type="float" office:value="449419.169961896" calcext:value-type="float">
            <text:p>449419.169961896</text:p>
          </table:table-cell>
          <table:table-cell table:formula="of:=[$p_from_i_LON.B614]" office:value-type="float" office:value="450845.707937097" calcext:value-type="float">
            <text:p>450845.707937097</text:p>
          </table:table-cell>
          <table:table-cell table:formula="of:=[.C107]/[.B107]" office:value-type="percentage" office:value="1.00317418141136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prevalence_history_20220401_LON.A108])" office:value-type="date" office:date-value="2022-02-15" calcext:value-type="date">
            <text:p>15/02/22</text:p>
          </table:table-cell>
          <table:table-cell table:formula="of:=[$prevalence_history_20220401_LON.B108]" office:value-type="float" office:value="446068.684397793" calcext:value-type="float">
            <text:p>446068.684397793</text:p>
          </table:table-cell>
          <table:table-cell table:formula="of:=[$p_from_i_LON.B615]" office:value-type="float" office:value="447808.421616058" calcext:value-type="float">
            <text:p>447808.421616058</text:p>
          </table:table-cell>
          <table:table-cell table:formula="of:=[.C108]/[.B108]" office:value-type="percentage" office:value="1.00390015546734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prevalence_history_20220401_LON.A109])" office:value-type="date" office:date-value="2022-02-16" calcext:value-type="date">
            <text:p>16/02/22</text:p>
          </table:table-cell>
          <table:table-cell table:formula="of:=[$prevalence_history_20220401_LON.B109]" office:value-type="float" office:value="441346.479716618" calcext:value-type="float">
            <text:p>441346.479716618</text:p>
          </table:table-cell>
          <table:table-cell table:formula="of:=[$p_from_i_LON.B616]" office:value-type="float" office:value="443314.689407699" calcext:value-type="float">
            <text:p>443314.689407699</text:p>
          </table:table-cell>
          <table:table-cell table:formula="of:=[.C109]/[.B109]" office:value-type="percentage" office:value="1.00445955679163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prevalence_history_20220401_LON.A110])" office:value-type="date" office:date-value="2022-02-17" calcext:value-type="date">
            <text:p>17/02/22</text:p>
          </table:table-cell>
          <table:table-cell table:formula="of:=[$prevalence_history_20220401_LON.B110]" office:value-type="float" office:value="435760.107302801" calcext:value-type="float">
            <text:p>435760.107302801</text:p>
          </table:table-cell>
          <table:table-cell table:formula="of:=[$p_from_i_LON.B617]" office:value-type="float" office:value="437920.938800273" calcext:value-type="float">
            <text:p>437920.938800273</text:p>
          </table:table-cell>
          <table:table-cell table:formula="of:=[.C110]/[.B110]" office:value-type="percentage" office:value="1.00495876391909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prevalence_history_20220401_LON.A111])" office:value-type="date" office:date-value="2022-02-18" calcext:value-type="date">
            <text:p>18/02/22</text:p>
          </table:table-cell>
          <table:table-cell table:formula="of:=[$prevalence_history_20220401_LON.B111]" office:value-type="float" office:value="430112.320399173" calcext:value-type="float">
            <text:p>430112.320399173</text:p>
          </table:table-cell>
          <table:table-cell table:formula="of:=[$p_from_i_LON.B618]" office:value-type="float" office:value="432390.491717499" calcext:value-type="float">
            <text:p>432390.491717499</text:p>
          </table:table-cell>
          <table:table-cell table:formula="of:=[.C111]/[.B111]" office:value-type="percentage" office:value="1.00529668928389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prevalence_history_20220401_LON.A112])" office:value-type="date" office:date-value="2022-02-19" calcext:value-type="date">
            <text:p>19/02/22</text:p>
          </table:table-cell>
          <table:table-cell table:formula="of:=[$prevalence_history_20220401_LON.B112]" office:value-type="float" office:value="424033.119431826" calcext:value-type="float">
            <text:p>424033.119431826</text:p>
          </table:table-cell>
          <table:table-cell table:formula="of:=[$p_from_i_LON.B619]" office:value-type="float" office:value="426399.292206266" calcext:value-type="float">
            <text:p>426399.292206266</text:p>
          </table:table-cell>
          <table:table-cell table:formula="of:=[.C112]/[.B112]" office:value-type="percentage" office:value="1.00558016028939" calcext:value-type="percentage">
            <text:p>100.6%</text:p>
          </table:table-cell>
          <table:table-cell table:number-columns-repeated="6"/>
        </table:table-row>
        <table:table-row table:style-name="ro1">
          <table:table-cell table:formula="of:=VALUE([$prevalence_history_20220401_LON.A113])" office:value-type="date" office:date-value="2022-02-20" calcext:value-type="date">
            <text:p>20/02/22</text:p>
          </table:table-cell>
          <table:table-cell table:formula="of:=[$prevalence_history_20220401_LON.B113]" office:value-type="float" office:value="417625.977630708" calcext:value-type="float">
            <text:p>417625.977630708</text:p>
          </table:table-cell>
          <table:table-cell table:formula="of:=[$p_from_i_LON.B620]" office:value-type="float" office:value="419992.191463476" calcext:value-type="float">
            <text:p>419992.191463476</text:p>
          </table:table-cell>
          <table:table-cell table:formula="of:=[.C113]/[.B113]" office:value-type="percentage" office:value="1.0056658684074" calcext:value-type="percentage">
            <text:p>100.6%</text:p>
          </table:table-cell>
          <table:table-cell table:number-columns-repeated="6"/>
        </table:table-row>
        <table:table-row table:style-name="ro1">
          <table:table-cell table:formula="of:=VALUE([$prevalence_history_20220401_LON.A114])" office:value-type="date" office:date-value="2022-02-21" calcext:value-type="date">
            <text:p>21/02/22</text:p>
          </table:table-cell>
          <table:table-cell table:formula="of:=[$prevalence_history_20220401_LON.B114]" office:value-type="float" office:value="411054.799707352" calcext:value-type="float">
            <text:p>411054.799707352</text:p>
          </table:table-cell>
          <table:table-cell table:formula="of:=[$p_from_i_LON.B621]" office:value-type="float" office:value="413381.73761211" calcext:value-type="float">
            <text:p>413381.73761211</text:p>
          </table:table-cell>
          <table:table-cell table:formula="of:=[.C114]/[.B114]" office:value-type="percentage" office:value="1.00566089462138" calcext:value-type="percentage">
            <text:p>100.6%</text:p>
          </table:table-cell>
          <table:table-cell table:number-columns-repeated="6"/>
        </table:table-row>
        <table:table-row table:style-name="ro1">
          <table:table-cell table:formula="of:=VALUE([$prevalence_history_20220401_LON.A115])" office:value-type="date" office:date-value="2022-02-22" calcext:value-type="date">
            <text:p>22/02/22</text:p>
          </table:table-cell>
          <table:table-cell table:formula="of:=[$prevalence_history_20220401_LON.B115]" office:value-type="float" office:value="403813.233905251" calcext:value-type="float">
            <text:p>403813.233905251</text:p>
          </table:table-cell>
          <table:table-cell table:formula="of:=[$p_from_i_LON.B622]" office:value-type="float" office:value="406060.134445314" calcext:value-type="float">
            <text:p>406060.134445314</text:p>
          </table:table-cell>
          <table:table-cell table:formula="of:=[.C115]/[.B115]" office:value-type="percentage" office:value="1.00556420729042" calcext:value-type="percentage">
            <text:p>100.6%</text:p>
          </table:table-cell>
          <table:table-cell table:number-columns-repeated="6"/>
        </table:table-row>
        <table:table-row table:style-name="ro1">
          <table:table-cell table:formula="of:=VALUE([$prevalence_history_20220401_LON.A116])" office:value-type="date" office:date-value="2022-02-23" calcext:value-type="date">
            <text:p>23/02/22</text:p>
          </table:table-cell>
          <table:table-cell table:formula="of:=[$prevalence_history_20220401_LON.B116]" office:value-type="float" office:value="396057.503530386" calcext:value-type="float">
            <text:p>396057.503530386</text:p>
          </table:table-cell>
          <table:table-cell table:formula="of:=[$p_from_i_LON.B623]" office:value-type="float" office:value="398121.226086381" calcext:value-type="float">
            <text:p>398121.226086381</text:p>
          </table:table-cell>
          <table:table-cell table:formula="of:=[.C116]/[.B116]" office:value-type="percentage" office:value="1.00521066395056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prevalence_history_20220401_LON.A117])" office:value-type="date" office:date-value="2022-02-24" calcext:value-type="date">
            <text:p>24/02/22</text:p>
          </table:table-cell>
          <table:table-cell table:formula="of:=[$prevalence_history_20220401_LON.B117]" office:value-type="float" office:value="388647.565344954" calcext:value-type="float">
            <text:p>388647.565344954</text:p>
          </table:table-cell>
          <table:table-cell table:formula="of:=[$p_from_i_LON.B624]" office:value-type="float" office:value="390461.850550476" calcext:value-type="float">
            <text:p>390461.850550476</text:p>
          </table:table-cell>
          <table:table-cell table:formula="of:=[.C117]/[.B117]" office:value-type="percentage" office:value="1.00466820164925" calcext:value-type="percentage">
            <text:p>100.5%</text:p>
          </table:table-cell>
          <table:table-cell table:number-columns-repeated="6"/>
        </table:table-row>
        <table:table-row table:style-name="ro1">
          <table:table-cell table:formula="of:=VALUE([$prevalence_history_20220401_LON.A118])" office:value-type="date" office:date-value="2022-02-25" calcext:value-type="date">
            <text:p>25/02/22</text:p>
          </table:table-cell>
          <table:table-cell table:formula="of:=[$prevalence_history_20220401_LON.B118]" office:value-type="float" office:value="381736.682024011" calcext:value-type="float">
            <text:p>381736.682024011</text:p>
          </table:table-cell>
          <table:table-cell table:formula="of:=[$p_from_i_LON.B625]" office:value-type="float" office:value="383295.362876098" calcext:value-type="float">
            <text:p>383295.362876098</text:p>
          </table:table-cell>
          <table:table-cell table:formula="of:=[.C118]/[.B118]" office:value-type="percentage" office:value="1.00408313092633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prevalence_history_20220401_LON.A119])" office:value-type="date" office:date-value="2022-02-26" calcext:value-type="date">
            <text:p>26/02/22</text:p>
          </table:table-cell>
          <table:table-cell table:formula="of:=[$prevalence_history_20220401_LON.B119]" office:value-type="float" office:value="375336.540409565" calcext:value-type="float">
            <text:p>375336.540409565</text:p>
          </table:table-cell>
          <table:table-cell table:formula="of:=[$p_from_i_LON.B626]" office:value-type="float" office:value="376659.248048932" calcext:value-type="float">
            <text:p>376659.248048932</text:p>
          </table:table-cell>
          <table:table-cell table:formula="of:=[.C119]/[.B119]" office:value-type="percentage" office:value="1.00352405773742" calcext:value-type="percentage">
            <text:p>100.4%</text:p>
          </table:table-cell>
          <table:table-cell table:number-columns-repeated="6"/>
        </table:table-row>
        <table:table-row table:style-name="ro1">
          <table:table-cell table:formula="of:=VALUE([$prevalence_history_20220401_LON.A120])" office:value-type="date" office:date-value="2022-02-27" calcext:value-type="date">
            <text:p>27/02/22</text:p>
          </table:table-cell>
          <table:table-cell table:formula="of:=[$prevalence_history_20220401_LON.B120]" office:value-type="float" office:value="369198.30091356" calcext:value-type="float">
            <text:p>369198.30091356</text:p>
          </table:table-cell>
          <table:table-cell table:formula="of:=[$p_from_i_LON.B627]" office:value-type="float" office:value="370292.191298833" calcext:value-type="float">
            <text:p>370292.191298833</text:p>
          </table:table-cell>
          <table:table-cell table:formula="of:=[.C120]/[.B120]" office:value-type="percentage" office:value="1.00296288033441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prevalence_history_20220401_LON.A121])" office:value-type="date" office:date-value="2022-02-28" calcext:value-type="date">
            <text:p>28/02/22</text:p>
          </table:table-cell>
          <table:table-cell table:formula="of:=[$prevalence_history_20220401_LON.B121]" office:value-type="float" office:value="363309.357122569" calcext:value-type="float">
            <text:p>363309.357122569</text:p>
          </table:table-cell>
          <table:table-cell table:formula="of:=[$p_from_i_LON.B628]" office:value-type="float" office:value="364226.833348016" calcext:value-type="float">
            <text:p>364226.833348016</text:p>
          </table:table-cell>
          <table:table-cell table:formula="of:=[.C121]/[.B121]" office:value-type="percentage" office:value="1.00252533056873" calcext:value-type="percentage">
            <text:p>100.3%</text:p>
          </table:table-cell>
          <table:table-cell table:number-columns-repeated="6"/>
        </table:table-row>
        <table:table-row table:style-name="ro1">
          <table:table-cell table:formula="of:=VALUE([$prevalence_history_20220401_LON.A122])" office:value-type="date" office:date-value="2022-03-01" calcext:value-type="date">
            <text:p>01/03/22</text:p>
          </table:table-cell>
          <table:table-cell table:formula="of:=[$prevalence_history_20220401_LON.B122]" office:value-type="float" office:value="358220.763785764" calcext:value-type="float">
            <text:p>358220.763785764</text:p>
          </table:table-cell>
          <table:table-cell table:formula="of:=[$p_from_i_LON.B629]" office:value-type="float" office:value="358969.195807048" calcext:value-type="float">
            <text:p>358969.195807048</text:p>
          </table:table-cell>
          <table:table-cell table:formula="of:=[.C122]/[.B122]" office:value-type="percentage" office:value="1.00208930385099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prevalence_history_20220401_LON.A123])" office:value-type="date" office:date-value="2022-03-02" calcext:value-type="date">
            <text:p>02/03/22</text:p>
          </table:table-cell>
          <table:table-cell table:formula="of:=[$prevalence_history_20220401_LON.B123]" office:value-type="float" office:value="354242.13539371" calcext:value-type="float">
            <text:p>354242.13539371</text:p>
          </table:table-cell>
          <table:table-cell table:formula="of:=[$p_from_i_LON.B630]" office:value-type="float" office:value="354799.090151619" calcext:value-type="float">
            <text:p>354799.090151619</text:p>
          </table:table-cell>
          <table:table-cell table:formula="of:=[.C123]/[.B123]" office:value-type="percentage" office:value="1.00157224311357" calcext:value-type="percentage">
            <text:p>100.2%</text:p>
          </table:table-cell>
          <table:table-cell table:number-columns-repeated="6"/>
        </table:table-row>
        <table:table-row table:style-name="ro1">
          <table:table-cell table:formula="of:=VALUE([$prevalence_history_20220401_LON.A124])" office:value-type="date" office:date-value="2022-03-03" calcext:value-type="date">
            <text:p>03/03/22</text:p>
          </table:table-cell>
          <table:table-cell table:formula="of:=[$prevalence_history_20220401_LON.B124]" office:value-type="float" office:value="350817.822725705" calcext:value-type="float">
            <text:p>350817.822725705</text:p>
          </table:table-cell>
          <table:table-cell table:formula="of:=[$p_from_i_LON.B631]" office:value-type="float" office:value="351172.854407953" calcext:value-type="float">
            <text:p>351172.854407953</text:p>
          </table:table-cell>
          <table:table-cell table:formula="of:=[.C124]/[.B124]" office:value-type="percentage" office:value="1.00101201153205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prevalence_history_20220401_LON.A125])" office:value-type="date" office:date-value="2022-03-04" calcext:value-type="date">
            <text:p>04/03/22</text:p>
          </table:table-cell>
          <table:table-cell table:formula="of:=[$prevalence_history_20220401_LON.B125]" office:value-type="float" office:value="348574.967797931" calcext:value-type="float">
            <text:p>348574.967797931</text:p>
          </table:table-cell>
          <table:table-cell table:formula="of:=[$p_from_i_LON.B632]" office:value-type="float" office:value="348741.469653192" calcext:value-type="float">
            <text:p>348741.469653192</text:p>
          </table:table-cell>
          <table:table-cell table:formula="of:=[.C125]/[.B125]" office:value-type="percentage" office:value="1.00047766440692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prevalence_history_20220401_LON.A126])" office:value-type="date" office:date-value="2022-03-05" calcext:value-type="date">
            <text:p>05/03/22</text:p>
          </table:table-cell>
          <table:table-cell table:formula="of:=[$prevalence_history_20220401_LON.B126]" office:value-type="float" office:value="347332.549752626" calcext:value-type="float">
            <text:p>347332.549752626</text:p>
          </table:table-cell>
          <table:table-cell table:formula="of:=[$p_from_i_LON.B633]" office:value-type="float" office:value="347333.37902768" calcext:value-type="float">
            <text:p>347333.37902768</text:p>
          </table:table-cell>
          <table:table-cell table:formula="of:=[.C126]/[.B126]" office:value-type="percentage" office:value="1.00000238755353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prevalence_history_20220401_LON.A127])" office:value-type="date" office:date-value="2022-03-06" calcext:value-type="date">
            <text:p>06/03/22</text:p>
          </table:table-cell>
          <table:table-cell table:formula="of:=[$prevalence_history_20220401_LON.B127]" office:value-type="float" office:value="347394.74342365" calcext:value-type="float">
            <text:p>347394.74342365</text:p>
          </table:table-cell>
          <table:table-cell table:formula="of:=[$p_from_i_LON.B634]" office:value-type="float" office:value="347242.515511997" calcext:value-type="float">
            <text:p>347242.515511997</text:p>
          </table:table-cell>
          <table:table-cell table:formula="of:=[.C127]/[.B127]" office:value-type="percentage" office:value="0.999561801338291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prevalence_history_20220401_LON.A128])" office:value-type="date" office:date-value="2022-03-07" calcext:value-type="date">
            <text:p>07/03/22</text:p>
          </table:table-cell>
          <table:table-cell table:formula="of:=[$prevalence_history_20220401_LON.B128]" office:value-type="float" office:value="348995.422443035" calcext:value-type="float">
            <text:p>348995.422443035</text:p>
          </table:table-cell>
          <table:table-cell table:formula="of:=[$p_from_i_LON.B635]" office:value-type="float" office:value="348678.601723965" calcext:value-type="float">
            <text:p>348678.601723965</text:p>
          </table:table-cell>
          <table:table-cell table:formula="of:=[.C128]/[.B128]" office:value-type="percentage" office:value="0.999092192336358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prevalence_history_20220401_LON.A129])" office:value-type="date" office:date-value="2022-03-08" calcext:value-type="date">
            <text:p>08/03/22</text:p>
          </table:table-cell>
          <table:table-cell table:formula="of:=[$prevalence_history_20220401_LON.B129]" office:value-type="float" office:value="352207.22562017" calcext:value-type="float">
            <text:p>352207.22562017</text:p>
          </table:table-cell>
          <table:table-cell table:formula="of:=[$p_from_i_LON.B636]" office:value-type="float" office:value="351753.691411352" calcext:value-type="float">
            <text:p>351753.691411352</text:p>
          </table:table-cell>
          <table:table-cell table:formula="of:=[.C129]/[.B129]" office:value-type="percentage" office:value="0.998712308618826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prevalence_history_20220401_LON.A130])" office:value-type="date" office:date-value="2022-03-09" calcext:value-type="date">
            <text:p>09/03/22</text:p>
          </table:table-cell>
          <table:table-cell table:formula="of:=[$prevalence_history_20220401_LON.B130]" office:value-type="float" office:value="357160.202024657" calcext:value-type="float">
            <text:p>357160.202024657</text:p>
          </table:table-cell>
          <table:table-cell table:formula="of:=[$p_from_i_LON.B637]" office:value-type="float" office:value="356623.852034476" calcext:value-type="float">
            <text:p>356623.852034476</text:p>
          </table:table-cell>
          <table:table-cell table:formula="of:=[.C130]/[.B130]" office:value-type="percentage" office:value="0.9984982929589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prevalence_history_20220401_LON.A131])" office:value-type="date" office:date-value="2022-03-10" calcext:value-type="date">
            <text:p>10/03/22</text:p>
          </table:table-cell>
          <table:table-cell table:formula="of:=[$prevalence_history_20220401_LON.B131]" office:value-type="float" office:value="364220.874190744" calcext:value-type="float">
            <text:p>364220.874190744</text:p>
          </table:table-cell>
          <table:table-cell table:formula="of:=[$p_from_i_LON.B638]" office:value-type="float" office:value="363558.143120539" calcext:value-type="float">
            <text:p>363558.143120539</text:p>
          </table:table-cell>
          <table:table-cell table:formula="of:=[.C131]/[.B131]" office:value-type="percentage" office:value="0.998180414366207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prevalence_history_20220401_LON.A132])" office:value-type="date" office:date-value="2022-03-11" calcext:value-type="date">
            <text:p>11/03/22</text:p>
          </table:table-cell>
          <table:table-cell table:formula="of:=[$prevalence_history_20220401_LON.B132]" office:value-type="float" office:value="373344.851133486" calcext:value-type="float">
            <text:p>373344.851133486</text:p>
          </table:table-cell>
          <table:table-cell table:formula="of:=[$p_from_i_LON.B639]" office:value-type="float" office:value="372544.914487644" calcext:value-type="float">
            <text:p>372544.914487644</text:p>
          </table:table-cell>
          <table:table-cell table:formula="of:=[.C132]/[.B132]" office:value-type="percentage" office:value="0.997857378658329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prevalence_history_20220401_LON.A133])" office:value-type="date" office:date-value="2022-03-12" calcext:value-type="date">
            <text:p>12/03/22</text:p>
          </table:table-cell>
          <table:table-cell table:formula="of:=[$prevalence_history_20220401_LON.B133]" office:value-type="float" office:value="384157.607533457" calcext:value-type="float">
            <text:p>384157.607533457</text:p>
          </table:table-cell>
          <table:table-cell table:formula="of:=[$p_from_i_LON.B640]" office:value-type="float" office:value="383204.543240787" calcext:value-type="float">
            <text:p>383204.543240787</text:p>
          </table:table-cell>
          <table:table-cell table:formula="of:=[.C133]/[.B133]" office:value-type="percentage" office:value="0.997519079997428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prevalence_history_20220401_LON.A134])" office:value-type="date" office:date-value="2022-03-13" calcext:value-type="date">
            <text:p>13/03/22</text:p>
          </table:table-cell>
          <table:table-cell table:formula="of:=[$prevalence_history_20220401_LON.B134]" office:value-type="float" office:value="396355.233851165" calcext:value-type="float">
            <text:p>396355.233851165</text:p>
          </table:table-cell>
          <table:table-cell table:formula="of:=[$p_from_i_LON.B641]" office:value-type="float" office:value="395237.1079365" calcext:value-type="float">
            <text:p>395237.1079365</text:p>
          </table:table-cell>
          <table:table-cell table:formula="of:=[.C134]/[.B134]" office:value-type="percentage" office:value="0.997178980320758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prevalence_history_20220401_LON.A135])" office:value-type="date" office:date-value="2022-03-14" calcext:value-type="date">
            <text:p>14/03/22</text:p>
          </table:table-cell>
          <table:table-cell table:formula="of:=[$prevalence_history_20220401_LON.B135]" office:value-type="float" office:value="409514.810212213" calcext:value-type="float">
            <text:p>409514.810212213</text:p>
          </table:table-cell>
          <table:table-cell table:formula="of:=[$p_from_i_LON.B642]" office:value-type="float" office:value="408231.699063644" calcext:value-type="float">
            <text:p>408231.699063644</text:p>
          </table:table-cell>
          <table:table-cell table:formula="of:=[.C135]/[.B135]" office:value-type="percentage" office:value="0.996866752760654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prevalence_history_20220401_LON.A136])" office:value-type="date" office:date-value="2022-03-15" calcext:value-type="date">
            <text:p>15/03/22</text:p>
          </table:table-cell>
          <table:table-cell table:formula="of:=[$prevalence_history_20220401_LON.B136]" office:value-type="float" office:value="423605.924812972" calcext:value-type="float">
            <text:p>423605.924812972</text:p>
          </table:table-cell>
          <table:table-cell table:formula="of:=[$p_from_i_LON.B643]" office:value-type="float" office:value="422137.476280221" calcext:value-type="float">
            <text:p>422137.476280221</text:p>
          </table:table-cell>
          <table:table-cell table:formula="of:=[.C136]/[.B136]" office:value-type="percentage" office:value="0.996533456104517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prevalence_history_20220401_LON.A137])" office:value-type="date" office:date-value="2022-03-16" calcext:value-type="date">
            <text:p>16/03/22</text:p>
          </table:table-cell>
          <table:table-cell table:formula="of:=[$prevalence_history_20220401_LON.B137]" office:value-type="float" office:value="438372.423012849" calcext:value-type="float">
            <text:p>438372.423012849</text:p>
          </table:table-cell>
          <table:table-cell table:formula="of:=[$p_from_i_LON.B644]" office:value-type="float" office:value="436730.751236725" calcext:value-type="float">
            <text:p>436730.751236725</text:p>
          </table:table-cell>
          <table:table-cell table:formula="of:=[.C137]/[.B137]" office:value-type="percentage" office:value="0.996255075159973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prevalence_history_20220401_LON.A138])" office:value-type="date" office:date-value="2022-03-17" calcext:value-type="date">
            <text:p>17/03/22</text:p>
          </table:table-cell>
          <table:table-cell table:formula="of:=[$prevalence_history_20220401_LON.B138]" office:value-type="float" office:value="454310.92823084" calcext:value-type="float">
            <text:p>454310.92823084</text:p>
          </table:table-cell>
          <table:table-cell table:formula="of:=[$p_from_i_LON.B645]" office:value-type="float" office:value="452547.622285627" calcext:value-type="float">
            <text:p>452547.622285627</text:p>
          </table:table-cell>
          <table:table-cell table:formula="of:=[.C138]/[.B138]" office:value-type="percentage" office:value="0.996118724345726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prevalence_history_20220401_LON.A139])" office:value-type="date" office:date-value="2022-03-18" calcext:value-type="date">
            <text:p>18/03/22</text:p>
          </table:table-cell>
          <table:table-cell table:formula="of:=[$prevalence_history_20220401_LON.B139]" office:value-type="float" office:value="471059.100756495" calcext:value-type="float">
            <text:p>471059.100756495</text:p>
          </table:table-cell>
          <table:table-cell table:formula="of:=[$p_from_i_LON.B646]" office:value-type="float" office:value="469255.292726351" calcext:value-type="float">
            <text:p>469255.292726351</text:p>
          </table:table-cell>
          <table:table-cell table:formula="of:=[.C139]/[.B139]" office:value-type="percentage" office:value="0.996170739452338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prevalence_history_20220401_LON.A140])" office:value-type="date" office:date-value="2022-03-19" calcext:value-type="date">
            <text:p>19/03/22</text:p>
          </table:table-cell>
          <table:table-cell table:formula="of:=[$prevalence_history_20220401_LON.B140]" office:value-type="float" office:value="488265.456778333" calcext:value-type="float">
            <text:p>488265.456778333</text:p>
          </table:table-cell>
          <table:table-cell table:formula="of:=[$p_from_i_LON.B647]" office:value-type="float" office:value="486508.451323856" calcext:value-type="float">
            <text:p>486508.451323856</text:p>
          </table:table-cell>
          <table:table-cell table:formula="of:=[.C140]/[.B140]" office:value-type="percentage" office:value="0.996401536438662" calcext:value-type="percentage">
            <text:p>99.6%</text:p>
          </table:table-cell>
          <table:table-cell table:number-columns-repeated="6"/>
        </table:table-row>
        <table:table-row table:style-name="ro1">
          <table:table-cell table:formula="of:=VALUE([$prevalence_history_20220401_LON.A141])" office:value-type="date" office:date-value="2022-03-20" calcext:value-type="date">
            <text:p>20/03/22</text:p>
          </table:table-cell>
          <table:table-cell table:formula="of:=[$prevalence_history_20220401_LON.B141]" office:value-type="float" office:value="506019.691130943" calcext:value-type="float">
            <text:p>506019.691130943</text:p>
          </table:table-cell>
          <table:table-cell table:formula="of:=[$p_from_i_LON.B648]" office:value-type="float" office:value="504393.960402943" calcext:value-type="float">
            <text:p>504393.960402943</text:p>
          </table:table-cell>
          <table:table-cell table:formula="of:=[.C141]/[.B141]" office:value-type="percentage" office:value="0.996787218449213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prevalence_history_20220401_LON.A142])" office:value-type="date" office:date-value="2022-03-21" calcext:value-type="date">
            <text:p>21/03/22</text:p>
          </table:table-cell>
          <table:table-cell table:formula="of:=[$prevalence_history_20220401_LON.B142]" office:value-type="float" office:value="523750.423789813" calcext:value-type="float">
            <text:p>523750.423789813</text:p>
          </table:table-cell>
          <table:table-cell table:formula="of:=[$p_from_i_LON.B649]" office:value-type="float" office:value="522309.143015427" calcext:value-type="float">
            <text:p>522309.143015427</text:p>
          </table:table-cell>
          <table:table-cell table:formula="of:=[.C142]/[.B142]" office:value-type="percentage" office:value="0.997248153492733" calcext:value-type="percentage">
            <text:p>99.7%</text:p>
          </table:table-cell>
          <table:table-cell table:number-columns-repeated="6"/>
        </table:table-row>
        <table:table-row table:style-name="ro1">
          <table:table-cell table:formula="of:=VALUE([$prevalence_history_20220401_LON.A143])" office:value-type="date" office:date-value="2022-03-22" calcext:value-type="date">
            <text:p>22/03/22</text:p>
          </table:table-cell>
          <table:table-cell table:formula="of:=[$prevalence_history_20220401_LON.B143]" office:value-type="float" office:value="540977.111631115" calcext:value-type="float">
            <text:p>540977.111631115</text:p>
          </table:table-cell>
          <table:table-cell table:formula="of:=[$p_from_i_LON.B650]" office:value-type="float" office:value="539743.524976171" calcext:value-type="float">
            <text:p>539743.524976171</text:p>
          </table:table-cell>
          <table:table-cell table:formula="of:=[.C143]/[.B143]" office:value-type="percentage" office:value="0.997719706382356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prevalence_history_20220401_LON.A144])" office:value-type="date" office:date-value="2022-03-23" calcext:value-type="date">
            <text:p>23/03/22</text:p>
          </table:table-cell>
          <table:table-cell table:formula="of:=[$prevalence_history_20220401_LON.B144]" office:value-type="float" office:value="557373.416606713" calcext:value-type="float">
            <text:p>557373.416606713</text:p>
          </table:table-cell>
          <table:table-cell table:formula="of:=[$p_from_i_LON.B651]" office:value-type="float" office:value="556337.378706918" calcext:value-type="float">
            <text:p>556337.378706918</text:p>
          </table:table-cell>
          <table:table-cell table:formula="of:=[.C144]/[.B144]" office:value-type="percentage" office:value="0.998141214006756" calcext:value-type="percentage">
            <text:p>99.8%</text:p>
          </table:table-cell>
          <table:table-cell table:number-columns-repeated="6"/>
        </table:table-row>
        <table:table-row table:style-name="ro1">
          <table:table-cell table:formula="of:=VALUE([$prevalence_history_20220401_LON.A145])" office:value-type="date" office:date-value="2022-03-24" calcext:value-type="date">
            <text:p>24/03/22</text:p>
          </table:table-cell>
          <table:table-cell table:formula="of:=[$prevalence_history_20220401_LON.B145]" office:value-type="float" office:value="573243.506760375" calcext:value-type="float">
            <text:p>573243.506760375</text:p>
          </table:table-cell>
          <table:table-cell table:formula="of:=[$p_from_i_LON.B652]" office:value-type="float" office:value="572398.924824743" calcext:value-type="float">
            <text:p>572398.924824743</text:p>
          </table:table-cell>
          <table:table-cell table:formula="of:=[.C145]/[.B145]" office:value-type="percentage" office:value="0.998526661138466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prevalence_history_20220401_LON.A146])" office:value-type="date" office:date-value="2022-03-25" calcext:value-type="date">
            <text:p>25/03/22</text:p>
          </table:table-cell>
          <table:table-cell table:formula="of:=[$prevalence_history_20220401_LON.B146]" office:value-type="float" office:value="588135.449903698" calcext:value-type="float">
            <text:p>588135.449903698</text:p>
          </table:table-cell>
          <table:table-cell table:formula="of:=[$p_from_i_LON.B653]" office:value-type="float" office:value="587492.200472674" calcext:value-type="float">
            <text:p>587492.200472674</text:p>
          </table:table-cell>
          <table:table-cell table:formula="of:=[.C146]/[.B146]" office:value-type="percentage" office:value="0.998906290326269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prevalence_history_20220401_LON.A147])" office:value-type="date" office:date-value="2022-03-26" calcext:value-type="date">
            <text:p>26/03/22</text:p>
          </table:table-cell>
          <table:table-cell table:formula="of:=[$prevalence_history_20220401_LON.B147]" office:value-type="float" office:value="602177.648757754" calcext:value-type="float">
            <text:p>602177.648757754</text:p>
          </table:table-cell>
          <table:table-cell table:formula="of:=[$p_from_i_LON.B654]" office:value-type="float" office:value="601748.213946011" calcext:value-type="float">
            <text:p>601748.213946011</text:p>
          </table:table-cell>
          <table:table-cell table:formula="of:=[.C147]/[.B147]" office:value-type="percentage" office:value="0.999286863581487" calcext:value-type="percentage">
            <text:p>99.9%</text:p>
          </table:table-cell>
          <table:table-cell table:number-columns-repeated="6"/>
        </table:table-row>
        <table:table-row table:style-name="ro1">
          <table:table-cell table:formula="of:=VALUE([$prevalence_history_20220401_LON.A148])" office:value-type="date" office:date-value="2022-03-27" calcext:value-type="date">
            <text:p>27/03/22</text:p>
          </table:table-cell>
          <table:table-cell table:formula="of:=[$prevalence_history_20220401_LON.B148]" office:value-type="float" office:value="614990.642918618" calcext:value-type="float">
            <text:p>614990.642918618</text:p>
          </table:table-cell>
          <table:table-cell table:formula="of:=[$p_from_i_LON.B655]" office:value-type="float" office:value="614848.221483405" calcext:value-type="float">
            <text:p>614848.221483405</text:p>
          </table:table-cell>
          <table:table-cell table:formula="of:=[.C148]/[.B148]" office:value-type="percentage" office:value="0.999768416907066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prevalence_history_20220401_LON.A149])" office:value-type="date" office:date-value="2022-03-28" calcext:value-type="date">
            <text:p>28/03/22</text:p>
          </table:table-cell>
          <table:table-cell table:formula="of:=[$prevalence_history_20220401_LON.B149]" office:value-type="float" office:value="626255.152727612" calcext:value-type="float">
            <text:p>626255.152727612</text:p>
          </table:table-cell>
          <table:table-cell table:formula="of:=[$p_from_i_LON.B656]" office:value-type="float" office:value="626458.29213727" calcext:value-type="float">
            <text:p>626458.29213727</text:p>
          </table:table-cell>
          <table:table-cell table:formula="of:=[.C149]/[.B149]" office:value-type="percentage" office:value="1.00032437163794" calcext:value-type="percentage">
            <text:p>100.0%</text:p>
          </table:table-cell>
          <table:table-cell table:number-columns-repeated="6"/>
        </table:table-row>
        <table:table-row table:style-name="ro1">
          <table:table-cell table:formula="of:=VALUE([$prevalence_history_20220401_LON.A150])" office:value-type="date" office:date-value="2022-03-29" calcext:value-type="date">
            <text:p>29/03/22</text:p>
          </table:table-cell>
          <table:table-cell table:formula="of:=[$prevalence_history_20220401_LON.B150]" office:value-type="float" office:value="635436.31273663" calcext:value-type="float">
            <text:p>635436.31273663</text:p>
          </table:table-cell>
          <table:table-cell table:formula="of:=[$p_from_i_LON.B657]" office:value-type="float" office:value="636005.064273103" calcext:value-type="float">
            <text:p>636005.064273103</text:p>
          </table:table-cell>
          <table:table-cell table:formula="of:=[.C150]/[.B150]" office:value-type="percentage" office:value="1.00089505671154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prevalence_history_20220401_LON.A151])" office:value-type="date" office:date-value="2022-03-30" calcext:value-type="date">
            <text:p>30/03/22</text:p>
          </table:table-cell>
          <table:table-cell table:formula="of:=[$prevalence_history_20220401_LON.B151]" office:value-type="float" office:value="642990.513882704" calcext:value-type="float">
            <text:p>642990.513882704</text:p>
          </table:table-cell>
          <table:table-cell table:formula="of:=[$p_from_i_LON.B658]" office:value-type="float" office:value="643889.025063734" calcext:value-type="float">
            <text:p>643889.025063734</text:p>
          </table:table-cell>
          <table:table-cell table:formula="of:=[.C151]/[.B151]" office:value-type="percentage" office:value="1.00139739414755" calcext:value-type="percentage">
            <text:p>100.1%</text:p>
          </table:table-cell>
          <table:table-cell table:number-columns-repeated="6"/>
        </table:table-row>
        <table:table-row table:style-name="ro1">
          <table:table-cell table:formula="of:=VALUE([$prevalence_history_20220401_LON.A152])" office:value-type="date" office:date-value="2022-03-31" calcext:value-type="date">
            <text:p>31/03/22</text:p>
          </table:table-cell>
          <table:table-cell table:formula="of:=[$prevalence_history_20220401_LON.B152]" office:value-type="float" office:value="648809.571820206" calcext:value-type="float">
            <text:p>648809.571820206</text:p>
          </table:table-cell>
          <table:table-cell table:formula="of:=[$p_from_i_LON.B659]" office:value-type="float" office:value="650020.634575161" calcext:value-type="float">
            <text:p>650020.634575161</text:p>
          </table:table-cell>
          <table:table-cell table:formula="of:=[.C152]/[.B152]" office:value-type="percentage" office:value="1.00186659199795" calcext:value-type="percentage">
            <text:p>100.2%</text:p>
          </table:table-cell>
          <table:table-cell table:number-columns-repeated="6"/>
        </table:table-row>
        <table:table-row table:style-name="ro1" table:number-rows-repeated="104842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evalence_history_20220401_LON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33323.293687105" calcext:value-type="float">
            <text:p>133323.293687105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132079.015957894" calcext:value-type="float">
            <text:p>132079.015957894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30421.636239044" calcext:value-type="float">
            <text:p>130421.636239044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128363.44449405" calcext:value-type="float">
            <text:p>128363.44449405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26053.596620954" calcext:value-type="float">
            <text:p>126053.596620954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23671.992399765" calcext:value-type="float">
            <text:p>123671.992399765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121107.106382345" calcext:value-type="float">
            <text:p>121107.106382345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118463.788163882" calcext:value-type="float">
            <text:p>118463.788163882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115602.891949585" calcext:value-type="float">
            <text:p>115602.891949585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113009.013006733" calcext:value-type="float">
            <text:p>113009.013006733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110375.853708846" calcext:value-type="float">
            <text:p>110375.853708846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107910.473634033" calcext:value-type="float">
            <text:p>107910.473634033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105760.282153428" calcext:value-type="float">
            <text:p>105760.282153428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104119.26463367" calcext:value-type="float">
            <text:p>104119.26463367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02853.468221783" calcext:value-type="float">
            <text:p>102853.468221783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102123.324544963" calcext:value-type="float">
            <text:p>102123.324544963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101946.108561295" calcext:value-type="float">
            <text:p>101946.108561295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102557.467521768" calcext:value-type="float">
            <text:p>102557.467521768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103463.548479271" calcext:value-type="float">
            <text:p>103463.548479271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104936.482871097" calcext:value-type="float">
            <text:p>104936.482871097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106513.010900234" calcext:value-type="float">
            <text:p>106513.010900234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108635.566150619" calcext:value-type="float">
            <text:p>108635.566150619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110958.732282953" calcext:value-type="float">
            <text:p>110958.732282953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113291.940534737" calcext:value-type="float">
            <text:p>113291.940534737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15803.193157407" calcext:value-type="float">
            <text:p>115803.193157407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118708.142409626" calcext:value-type="float">
            <text:p>118708.142409626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121637.28629993" calcext:value-type="float">
            <text:p>121637.28629993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124344.992480526" calcext:value-type="float">
            <text:p>124344.992480526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126941.221914075" calcext:value-type="float">
            <text:p>126941.221914075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129557.778520276" calcext:value-type="float">
            <text:p>129557.778520276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131557.121295832" calcext:value-type="float">
            <text:p>131557.121295832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133682.530582509" calcext:value-type="float">
            <text:p>133682.530582509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135722.521360488" calcext:value-type="float">
            <text:p>135722.521360488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137689.42420179" calcext:value-type="float">
            <text:p>137689.42420179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140201.878411146" calcext:value-type="float">
            <text:p>140201.878411146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142497.873131351" calcext:value-type="float">
            <text:p>142497.873131351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145107.77099422" calcext:value-type="float">
            <text:p>145107.77099422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147918.228526632" calcext:value-type="float">
            <text:p>147918.228526632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151292.216080783" calcext:value-type="float">
            <text:p>151292.216080783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155077.580599853" calcext:value-type="float">
            <text:p>155077.580599853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158853.891463639" calcext:value-type="float">
            <text:p>158853.891463639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163793.930496754" calcext:value-type="float">
            <text:p>163793.930496754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170100.468891224" calcext:value-type="float">
            <text:p>170100.468891224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79042.865547394" calcext:value-type="float">
            <text:p>179042.865547394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92113.183416141" calcext:value-type="float">
            <text:p>192113.183416141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209740.546574384" calcext:value-type="float">
            <text:p>209740.546574384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231085.765580486" calcext:value-type="float">
            <text:p>231085.765580486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256196.247432803" calcext:value-type="float">
            <text:p>256196.247432803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284210.463469417" calcext:value-type="float">
            <text:p>284210.463469417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314677.828548612" calcext:value-type="float">
            <text:p>314677.828548612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347947.715907797" calcext:value-type="float">
            <text:p>347947.715907797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382564.771954094" calcext:value-type="float">
            <text:p>382564.771954094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418032.678875613" calcext:value-type="float">
            <text:p>418032.678875613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453263.993933729" calcext:value-type="float">
            <text:p>453263.993933729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487055.806531647" calcext:value-type="float">
            <text:p>487055.806531647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518644.661126869" calcext:value-type="float">
            <text:p>518644.661126869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547164.896111915" calcext:value-type="float">
            <text:p>547164.896111915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570974.147727651" calcext:value-type="float">
            <text:p>570974.147727651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588366.236304579" calcext:value-type="float">
            <text:p>588366.236304579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600214.400284491" calcext:value-type="float">
            <text:p>600214.400284491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607262.733445173" calcext:value-type="float">
            <text:p>607262.733445173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610009.427052234" calcext:value-type="float">
            <text:p>610009.427052234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608489.278858166" calcext:value-type="float">
            <text:p>608489.278858166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602904.608124386" calcext:value-type="float">
            <text:p>602904.608124386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593776.556321732" calcext:value-type="float">
            <text:p>593776.556321732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582004.999048683" calcext:value-type="float">
            <text:p>582004.999048683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567783.176540248" calcext:value-type="float">
            <text:p>567783.176540248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552585.538931045" calcext:value-type="float">
            <text:p>552585.538931045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536447.60324024" calcext:value-type="float">
            <text:p>536447.60324024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520044.548070648" calcext:value-type="float">
            <text:p>520044.548070648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503331.996254647" calcext:value-type="float">
            <text:p>503331.996254647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486480.677616045" calcext:value-type="float">
            <text:p>486480.677616045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469807.448263099" calcext:value-type="float">
            <text:p>469807.448263099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453533.727201801" calcext:value-type="float">
            <text:p>453533.727201801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437696.581324951" calcext:value-type="float">
            <text:p>437696.581324951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422888.042247748" calcext:value-type="float">
            <text:p>422888.042247748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409098.44057337" calcext:value-type="float">
            <text:p>409098.44057337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395777.078044776" calcext:value-type="float">
            <text:p>395777.078044776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383059.806049259" calcext:value-type="float">
            <text:p>383059.806049259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372245.654731036" calcext:value-type="float">
            <text:p>372245.654731036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363100.626194288" calcext:value-type="float">
            <text:p>363100.626194288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355664.398916802" calcext:value-type="float">
            <text:p>355664.398916802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349361.494632473" calcext:value-type="float">
            <text:p>349361.494632473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345146.952748984" calcext:value-type="float">
            <text:p>345146.952748984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342799.940378053" calcext:value-type="float">
            <text:p>342799.940378053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342824.267017683" calcext:value-type="float">
            <text:p>342824.267017683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344375.994937289" calcext:value-type="float">
            <text:p>344375.994937289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347545.71398645" calcext:value-type="float">
            <text:p>347545.71398645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352099.090331794" calcext:value-type="float">
            <text:p>352099.090331794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358260.583693685" calcext:value-type="float">
            <text:p>358260.583693685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365633.771084363" calcext:value-type="float">
            <text:p>365633.771084363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374012.32516781" calcext:value-type="float">
            <text:p>374012.32516781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382778.646357687" calcext:value-type="float">
            <text:p>382778.646357687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391895.214082711" calcext:value-type="float">
            <text:p>391895.214082711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401630.533981132" calcext:value-type="float">
            <text:p>401630.533981132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411150.783743836" calcext:value-type="float">
            <text:p>411150.783743836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420276.832304516" calcext:value-type="float">
            <text:p>420276.832304516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428371.475225689" calcext:value-type="float">
            <text:p>428371.475225689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435939.31169359" calcext:value-type="float">
            <text:p>435939.31169359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441695.496459845" calcext:value-type="float">
            <text:p>441695.496459845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446432.333146876" calcext:value-type="float">
            <text:p>446432.333146876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449933.331791168" calcext:value-type="float">
            <text:p>449933.331791168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451879.813224963" calcext:value-type="float">
            <text:p>451879.813224963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452483.098457069" calcext:value-type="float">
            <text:p>452483.098457069</text:p>
          </table:table-cell>
        </table:table-row>
        <table:table-row table:style-name="ro1">
          <table:table-cell office:value-type="string" calcext:value-type="string">
            <text:p>2022-02-13</text:p>
          </table:table-cell>
          <table:table-cell office:value-type="float" office:value="451454.611983361" calcext:value-type="float">
            <text:p>451454.611983361</text:p>
          </table:table-cell>
        </table:table-row>
        <table:table-row table:style-name="ro1">
          <table:table-cell office:value-type="string" calcext:value-type="string">
            <text:p>2022-02-14</text:p>
          </table:table-cell>
          <table:table-cell office:value-type="float" office:value="449419.169961896" calcext:value-type="float">
            <text:p>449419.169961896</text:p>
          </table:table-cell>
        </table:table-row>
        <table:table-row table:style-name="ro1">
          <table:table-cell office:value-type="string" calcext:value-type="string">
            <text:p>2022-02-15</text:p>
          </table:table-cell>
          <table:table-cell office:value-type="float" office:value="446068.684397793" calcext:value-type="float">
            <text:p>446068.684397793</text:p>
          </table:table-cell>
        </table:table-row>
        <table:table-row table:style-name="ro1">
          <table:table-cell office:value-type="string" calcext:value-type="string">
            <text:p>2022-02-16</text:p>
          </table:table-cell>
          <table:table-cell office:value-type="float" office:value="441346.479716618" calcext:value-type="float">
            <text:p>441346.479716618</text:p>
          </table:table-cell>
        </table:table-row>
        <table:table-row table:style-name="ro1">
          <table:table-cell office:value-type="string" calcext:value-type="string">
            <text:p>2022-02-17</text:p>
          </table:table-cell>
          <table:table-cell office:value-type="float" office:value="435760.107302801" calcext:value-type="float">
            <text:p>435760.107302801</text:p>
          </table:table-cell>
        </table:table-row>
        <table:table-row table:style-name="ro1">
          <table:table-cell office:value-type="string" calcext:value-type="string">
            <text:p>2022-02-18</text:p>
          </table:table-cell>
          <table:table-cell office:value-type="float" office:value="430112.320399173" calcext:value-type="float">
            <text:p>430112.320399173</text:p>
          </table:table-cell>
        </table:table-row>
        <table:table-row table:style-name="ro1">
          <table:table-cell office:value-type="string" calcext:value-type="string">
            <text:p>2022-02-19</text:p>
          </table:table-cell>
          <table:table-cell office:value-type="float" office:value="424033.119431826" calcext:value-type="float">
            <text:p>424033.119431826</text:p>
          </table:table-cell>
        </table:table-row>
        <table:table-row table:style-name="ro1">
          <table:table-cell office:value-type="string" calcext:value-type="string">
            <text:p>2022-02-20</text:p>
          </table:table-cell>
          <table:table-cell office:value-type="float" office:value="417625.977630708" calcext:value-type="float">
            <text:p>417625.977630708</text:p>
          </table:table-cell>
        </table:table-row>
        <table:table-row table:style-name="ro1">
          <table:table-cell office:value-type="string" calcext:value-type="string">
            <text:p>2022-02-21</text:p>
          </table:table-cell>
          <table:table-cell office:value-type="float" office:value="411054.799707352" calcext:value-type="float">
            <text:p>411054.799707352</text:p>
          </table:table-cell>
        </table:table-row>
        <table:table-row table:style-name="ro1">
          <table:table-cell office:value-type="string" calcext:value-type="string">
            <text:p>2022-02-22</text:p>
          </table:table-cell>
          <table:table-cell office:value-type="float" office:value="403813.233905251" calcext:value-type="float">
            <text:p>403813.233905251</text:p>
          </table:table-cell>
        </table:table-row>
        <table:table-row table:style-name="ro1">
          <table:table-cell office:value-type="string" calcext:value-type="string">
            <text:p>2022-02-23</text:p>
          </table:table-cell>
          <table:table-cell office:value-type="float" office:value="396057.503530386" calcext:value-type="float">
            <text:p>396057.503530386</text:p>
          </table:table-cell>
        </table:table-row>
        <table:table-row table:style-name="ro1">
          <table:table-cell office:value-type="string" calcext:value-type="string">
            <text:p>2022-02-24</text:p>
          </table:table-cell>
          <table:table-cell office:value-type="float" office:value="388647.565344954" calcext:value-type="float">
            <text:p>388647.565344954</text:p>
          </table:table-cell>
        </table:table-row>
        <table:table-row table:style-name="ro1">
          <table:table-cell office:value-type="string" calcext:value-type="string">
            <text:p>2022-02-25</text:p>
          </table:table-cell>
          <table:table-cell office:value-type="float" office:value="381736.682024011" calcext:value-type="float">
            <text:p>381736.682024011</text:p>
          </table:table-cell>
        </table:table-row>
        <table:table-row table:style-name="ro1">
          <table:table-cell office:value-type="string" calcext:value-type="string">
            <text:p>2022-02-26</text:p>
          </table:table-cell>
          <table:table-cell office:value-type="float" office:value="375336.540409565" calcext:value-type="float">
            <text:p>375336.540409565</text:p>
          </table:table-cell>
        </table:table-row>
        <table:table-row table:style-name="ro1">
          <table:table-cell office:value-type="string" calcext:value-type="string">
            <text:p>2022-02-27</text:p>
          </table:table-cell>
          <table:table-cell office:value-type="float" office:value="369198.30091356" calcext:value-type="float">
            <text:p>369198.30091356</text:p>
          </table:table-cell>
        </table:table-row>
        <table:table-row table:style-name="ro1">
          <table:table-cell office:value-type="string" calcext:value-type="string">
            <text:p>2022-02-28</text:p>
          </table:table-cell>
          <table:table-cell office:value-type="float" office:value="363309.357122569" calcext:value-type="float">
            <text:p>363309.357122569</text:p>
          </table:table-cell>
        </table:table-row>
        <table:table-row table:style-name="ro1">
          <table:table-cell office:value-type="string" calcext:value-type="string">
            <text:p>2022-03-01</text:p>
          </table:table-cell>
          <table:table-cell office:value-type="float" office:value="358220.763785764" calcext:value-type="float">
            <text:p>358220.763785764</text:p>
          </table:table-cell>
        </table:table-row>
        <table:table-row table:style-name="ro1">
          <table:table-cell office:value-type="string" calcext:value-type="string">
            <text:p>2022-03-02</text:p>
          </table:table-cell>
          <table:table-cell office:value-type="float" office:value="354242.13539371" calcext:value-type="float">
            <text:p>354242.13539371</text:p>
          </table:table-cell>
        </table:table-row>
        <table:table-row table:style-name="ro1">
          <table:table-cell office:value-type="string" calcext:value-type="string">
            <text:p>2022-03-03</text:p>
          </table:table-cell>
          <table:table-cell office:value-type="float" office:value="350817.822725705" calcext:value-type="float">
            <text:p>350817.822725705</text:p>
          </table:table-cell>
        </table:table-row>
        <table:table-row table:style-name="ro1">
          <table:table-cell office:value-type="string" calcext:value-type="string">
            <text:p>2022-03-04</text:p>
          </table:table-cell>
          <table:table-cell office:value-type="float" office:value="348574.967797931" calcext:value-type="float">
            <text:p>348574.967797931</text:p>
          </table:table-cell>
        </table:table-row>
        <table:table-row table:style-name="ro1">
          <table:table-cell office:value-type="string" calcext:value-type="string">
            <text:p>2022-03-05</text:p>
          </table:table-cell>
          <table:table-cell office:value-type="float" office:value="347332.549752626" calcext:value-type="float">
            <text:p>347332.549752626</text:p>
          </table:table-cell>
        </table:table-row>
        <table:table-row table:style-name="ro1">
          <table:table-cell office:value-type="string" calcext:value-type="string">
            <text:p>2022-03-06</text:p>
          </table:table-cell>
          <table:table-cell office:value-type="float" office:value="347394.74342365" calcext:value-type="float">
            <text:p>347394.74342365</text:p>
          </table:table-cell>
        </table:table-row>
        <table:table-row table:style-name="ro1">
          <table:table-cell office:value-type="string" calcext:value-type="string">
            <text:p>2022-03-07</text:p>
          </table:table-cell>
          <table:table-cell office:value-type="float" office:value="348995.422443035" calcext:value-type="float">
            <text:p>348995.422443035</text:p>
          </table:table-cell>
        </table:table-row>
        <table:table-row table:style-name="ro1">
          <table:table-cell office:value-type="string" calcext:value-type="string">
            <text:p>2022-03-08</text:p>
          </table:table-cell>
          <table:table-cell office:value-type="float" office:value="352207.22562017" calcext:value-type="float">
            <text:p>352207.22562017</text:p>
          </table:table-cell>
        </table:table-row>
        <table:table-row table:style-name="ro1">
          <table:table-cell office:value-type="string" calcext:value-type="string">
            <text:p>2022-03-09</text:p>
          </table:table-cell>
          <table:table-cell office:value-type="float" office:value="357160.202024657" calcext:value-type="float">
            <text:p>357160.202024657</text:p>
          </table:table-cell>
        </table:table-row>
        <table:table-row table:style-name="ro1">
          <table:table-cell office:value-type="string" calcext:value-type="string">
            <text:p>2022-03-10</text:p>
          </table:table-cell>
          <table:table-cell office:value-type="float" office:value="364220.874190744" calcext:value-type="float">
            <text:p>364220.874190744</text:p>
          </table:table-cell>
        </table:table-row>
        <table:table-row table:style-name="ro1">
          <table:table-cell office:value-type="string" calcext:value-type="string">
            <text:p>2022-03-11</text:p>
          </table:table-cell>
          <table:table-cell office:value-type="float" office:value="373344.851133486" calcext:value-type="float">
            <text:p>373344.851133486</text:p>
          </table:table-cell>
        </table:table-row>
        <table:table-row table:style-name="ro1">
          <table:table-cell office:value-type="string" calcext:value-type="string">
            <text:p>2022-03-12</text:p>
          </table:table-cell>
          <table:table-cell office:value-type="float" office:value="384157.607533457" calcext:value-type="float">
            <text:p>384157.607533457</text:p>
          </table:table-cell>
        </table:table-row>
        <table:table-row table:style-name="ro1">
          <table:table-cell office:value-type="string" calcext:value-type="string">
            <text:p>2022-03-13</text:p>
          </table:table-cell>
          <table:table-cell office:value-type="float" office:value="396355.233851165" calcext:value-type="float">
            <text:p>396355.233851165</text:p>
          </table:table-cell>
        </table:table-row>
        <table:table-row table:style-name="ro1">
          <table:table-cell office:value-type="string" calcext:value-type="string">
            <text:p>2022-03-14</text:p>
          </table:table-cell>
          <table:table-cell office:value-type="float" office:value="409514.810212213" calcext:value-type="float">
            <text:p>409514.810212213</text:p>
          </table:table-cell>
        </table:table-row>
        <table:table-row table:style-name="ro1">
          <table:table-cell office:value-type="string" calcext:value-type="string">
            <text:p>2022-03-15</text:p>
          </table:table-cell>
          <table:table-cell office:value-type="float" office:value="423605.924812972" calcext:value-type="float">
            <text:p>423605.924812972</text:p>
          </table:table-cell>
        </table:table-row>
        <table:table-row table:style-name="ro1">
          <table:table-cell office:value-type="string" calcext:value-type="string">
            <text:p>2022-03-16</text:p>
          </table:table-cell>
          <table:table-cell office:value-type="float" office:value="438372.423012849" calcext:value-type="float">
            <text:p>438372.423012849</text:p>
          </table:table-cell>
        </table:table-row>
        <table:table-row table:style-name="ro1">
          <table:table-cell office:value-type="string" calcext:value-type="string">
            <text:p>2022-03-17</text:p>
          </table:table-cell>
          <table:table-cell office:value-type="float" office:value="454310.92823084" calcext:value-type="float">
            <text:p>454310.92823084</text:p>
          </table:table-cell>
        </table:table-row>
        <table:table-row table:style-name="ro1">
          <table:table-cell office:value-type="string" calcext:value-type="string">
            <text:p>2022-03-18</text:p>
          </table:table-cell>
          <table:table-cell office:value-type="float" office:value="471059.100756495" calcext:value-type="float">
            <text:p>471059.100756495</text:p>
          </table:table-cell>
        </table:table-row>
        <table:table-row table:style-name="ro1">
          <table:table-cell office:value-type="string" calcext:value-type="string">
            <text:p>2022-03-19</text:p>
          </table:table-cell>
          <table:table-cell office:value-type="float" office:value="488265.456778333" calcext:value-type="float">
            <text:p>488265.456778333</text:p>
          </table:table-cell>
        </table:table-row>
        <table:table-row table:style-name="ro1">
          <table:table-cell office:value-type="string" calcext:value-type="string">
            <text:p>2022-03-20</text:p>
          </table:table-cell>
          <table:table-cell office:value-type="float" office:value="506019.691130943" calcext:value-type="float">
            <text:p>506019.691130943</text:p>
          </table:table-cell>
        </table:table-row>
        <table:table-row table:style-name="ro1">
          <table:table-cell office:value-type="string" calcext:value-type="string">
            <text:p>2022-03-21</text:p>
          </table:table-cell>
          <table:table-cell office:value-type="float" office:value="523750.423789813" calcext:value-type="float">
            <text:p>523750.423789813</text:p>
          </table:table-cell>
        </table:table-row>
        <table:table-row table:style-name="ro1">
          <table:table-cell office:value-type="string" calcext:value-type="string">
            <text:p>2022-03-22</text:p>
          </table:table-cell>
          <table:table-cell office:value-type="float" office:value="540977.111631115" calcext:value-type="float">
            <text:p>540977.111631115</text:p>
          </table:table-cell>
        </table:table-row>
        <table:table-row table:style-name="ro1">
          <table:table-cell office:value-type="string" calcext:value-type="string">
            <text:p>2022-03-23</text:p>
          </table:table-cell>
          <table:table-cell office:value-type="float" office:value="557373.416606713" calcext:value-type="float">
            <text:p>557373.416606713</text:p>
          </table:table-cell>
        </table:table-row>
        <table:table-row table:style-name="ro1">
          <table:table-cell office:value-type="string" calcext:value-type="string">
            <text:p>2022-03-24</text:p>
          </table:table-cell>
          <table:table-cell office:value-type="float" office:value="573243.506760375" calcext:value-type="float">
            <text:p>573243.506760375</text:p>
          </table:table-cell>
        </table:table-row>
        <table:table-row table:style-name="ro1">
          <table:table-cell office:value-type="string" calcext:value-type="string">
            <text:p>2022-03-25</text:p>
          </table:table-cell>
          <table:table-cell office:value-type="float" office:value="588135.449903698" calcext:value-type="float">
            <text:p>588135.449903698</text:p>
          </table:table-cell>
        </table:table-row>
        <table:table-row table:style-name="ro1">
          <table:table-cell office:value-type="string" calcext:value-type="string">
            <text:p>2022-03-26</text:p>
          </table:table-cell>
          <table:table-cell office:value-type="float" office:value="602177.648757754" calcext:value-type="float">
            <text:p>602177.648757754</text:p>
          </table:table-cell>
        </table:table-row>
        <table:table-row table:style-name="ro1">
          <table:table-cell office:value-type="string" calcext:value-type="string">
            <text:p>2022-03-27</text:p>
          </table:table-cell>
          <table:table-cell office:value-type="float" office:value="614990.642918618" calcext:value-type="float">
            <text:p>614990.642918618</text:p>
          </table:table-cell>
        </table:table-row>
        <table:table-row table:style-name="ro1">
          <table:table-cell office:value-type="string" calcext:value-type="string">
            <text:p>2022-03-28</text:p>
          </table:table-cell>
          <table:table-cell office:value-type="float" office:value="626255.152727612" calcext:value-type="float">
            <text:p>626255.152727612</text:p>
          </table:table-cell>
        </table:table-row>
        <table:table-row table:style-name="ro1">
          <table:table-cell office:value-type="string" calcext:value-type="string">
            <text:p>2022-03-29</text:p>
          </table:table-cell>
          <table:table-cell office:value-type="float" office:value="635436.31273663" calcext:value-type="float">
            <text:p>635436.31273663</text:p>
          </table:table-cell>
        </table:table-row>
        <table:table-row table:style-name="ro1">
          <table:table-cell office:value-type="string" calcext:value-type="string">
            <text:p>2022-03-30</text:p>
          </table:table-cell>
          <table:table-cell office:value-type="float" office:value="642990.513882704" calcext:value-type="float">
            <text:p>642990.513882704</text:p>
          </table:table-cell>
        </table:table-row>
        <table:table-row table:style-name="ro1">
          <table:table-cell office:value-type="string" calcext:value-type="string">
            <text:p>2022-03-31</text:p>
          </table:table-cell>
          <table:table-cell office:value-type="float" office:value="648809.571820206" calcext:value-type="float">
            <text:p>648809.571820206</text:p>
          </table:table-cell>
        </table:table-row>
      </table:table>
      <table:table table:name="p_from_i_LON" table:style-name="ta1"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3938.03431320391" calcext:value-type="float">
            <text:p>3938.03431320391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3785.4239559506" calcext:value-type="float">
            <text:p>3785.4239559506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3665.00273892966" calcext:value-type="float">
            <text:p>3665.00273892966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3583.62738894683" calcext:value-type="float">
            <text:p>3583.62738894683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3516.79640047466" calcext:value-type="float">
            <text:p>3516.79640047466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3424.15165803076" calcext:value-type="float">
            <text:p>3424.15165803076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3352.16388354125" calcext:value-type="float">
            <text:p>3352.16388354125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3303.41208336583" calcext:value-type="float">
            <text:p>3303.41208336583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3253.38446731556" calcext:value-type="float">
            <text:p>3253.38446731556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3176.80297512527" calcext:value-type="float">
            <text:p>3176.80297512527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3142.34696838729" calcext:value-type="float">
            <text:p>3142.34696838729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3097.14837407896" calcext:value-type="float">
            <text:p>3097.14837407896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3067.84321925646" calcext:value-type="float">
            <text:p>3067.84321925646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3052.33301862224" calcext:value-type="float">
            <text:p>3052.33301862224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2970.25745246071" calcext:value-type="float">
            <text:p>2970.25745246071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2863.35645049178" calcext:value-type="float">
            <text:p>2863.35645049178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2760.61790830758" calcext:value-type="float">
            <text:p>2760.61790830758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2673.29811814519" calcext:value-type="float">
            <text:p>2673.29811814519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2627.05429845868" calcext:value-type="float">
            <text:p>2627.05429845868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2584.77299550147" calcext:value-type="float">
            <text:p>2584.77299550147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2547.67718030625" calcext:value-type="float">
            <text:p>2547.67718030625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2461.56160071759" calcext:value-type="float">
            <text:p>2461.56160071759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2350.71637532545" calcext:value-type="float">
            <text:p>2350.71637532545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2273.19823587945" calcext:value-type="float">
            <text:p>2273.19823587945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2199.48387116179" calcext:value-type="float">
            <text:p>2199.48387116179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2147.7011515221" calcext:value-type="float">
            <text:p>2147.7011515221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2111.51387462265" calcext:value-type="float">
            <text:p>2111.51387462265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2103.73729692259" calcext:value-type="float">
            <text:p>2103.73729692259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2157.52841960755" calcext:value-type="float">
            <text:p>2157.52841960755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2216.95389479228" calcext:value-type="float">
            <text:p>2216.95389479228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2267.40554321723" calcext:value-type="float">
            <text:p>2267.40554321723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304.92808587566" calcext:value-type="float">
            <text:p>2304.92808587566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351.91214948377" calcext:value-type="float">
            <text:p>2351.91214948377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437.419669151" calcext:value-type="float">
            <text:p>2437.419669151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535.01843938363" calcext:value-type="float">
            <text:p>2535.01843938363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654.34247929062" calcext:value-type="float">
            <text:p>2654.34247929062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2779.73977897303" calcext:value-type="float">
            <text:p>2779.73977897303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2867.52002986306" calcext:value-type="float">
            <text:p>2867.52002986306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2956.99001824121" calcext:value-type="float">
            <text:p>2956.99001824121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3026.4583631262" calcext:value-type="float">
            <text:p>3026.4583631262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3066.69345322388" calcext:value-type="float">
            <text:p>3066.69345322388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3105.76765162505" calcext:value-type="float">
            <text:p>3105.76765162505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3205.50422438287" calcext:value-type="float">
            <text:p>3205.50422438287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3313.43540683159" calcext:value-type="float">
            <text:p>3313.43540683159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3429.78978488143" calcext:value-type="float">
            <text:p>3429.78978488143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3580.48046529315" calcext:value-type="float">
            <text:p>3580.48046529315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3706.20800658539" calcext:value-type="float">
            <text:p>3706.20800658539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3841.32051292786" calcext:value-type="float">
            <text:p>3841.32051292786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3929.74681261936" calcext:value-type="float">
            <text:p>3929.74681261936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4019.56714141207" calcext:value-type="float">
            <text:p>4019.56714141207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4060.21767470927" calcext:value-type="float">
            <text:p>4060.21767470927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4044.22652015405" calcext:value-type="float">
            <text:p>4044.22652015405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4025.880112047" calcext:value-type="float">
            <text:p>4025.880112047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3958.51159206198" calcext:value-type="float">
            <text:p>3958.51159206198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3875.55332502083" calcext:value-type="float">
            <text:p>3875.55332502083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3753.70091548888" calcext:value-type="float">
            <text:p>3753.70091548888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3629.64085108615" calcext:value-type="float">
            <text:p>3629.64085108615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3516.09927353576" calcext:value-type="float">
            <text:p>3516.09927353576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3405.58702046959" calcext:value-type="float">
            <text:p>3405.58702046959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3335.86118630621" calcext:value-type="float">
            <text:p>3335.86118630621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3252.76029993562" calcext:value-type="float">
            <text:p>3252.76029993562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3156.9692674266" calcext:value-type="float">
            <text:p>3156.9692674266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3102.59260939344" calcext:value-type="float">
            <text:p>3102.59260939344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3041.28534578074" calcext:value-type="float">
            <text:p>3041.28534578074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3011.97306951163" calcext:value-type="float">
            <text:p>3011.97306951163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2987.91876324322" calcext:value-type="float">
            <text:p>2987.91876324322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2989.81038372824" calcext:value-type="float">
            <text:p>2989.81038372824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2988.25791386499" calcext:value-type="float">
            <text:p>2988.25791386499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2952.36750184832" calcext:value-type="float">
            <text:p>2952.36750184832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3005.59740590201" calcext:value-type="float">
            <text:p>3005.59740590201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3075.95791874921" calcext:value-type="float">
            <text:p>3075.95791874921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3139.85167293079" calcext:value-type="float">
            <text:p>3139.85167293079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3172.23241040755" calcext:value-type="float">
            <text:p>3172.23241040755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3215.77792000875" calcext:value-type="float">
            <text:p>3215.77792000875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3261.40909699686" calcext:value-type="float">
            <text:p>3261.40909699686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3332.74968323733" calcext:value-type="float">
            <text:p>3332.74968323733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3416.3348928772" calcext:value-type="float">
            <text:p>3416.3348928772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3462.56269722474" calcext:value-type="float">
            <text:p>3462.56269722474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3517.79283357587" calcext:value-type="float">
            <text:p>3517.79283357587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3620.29937713678" calcext:value-type="float">
            <text:p>3620.29937713678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3754.48830661644" calcext:value-type="float">
            <text:p>3754.48830661644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3925.00308211187" calcext:value-type="float">
            <text:p>3925.00308211187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4088.11253526112" calcext:value-type="float">
            <text:p>4088.11253526112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4261.64282250544" calcext:value-type="float">
            <text:p>4261.64282250544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4427.52060509655" calcext:value-type="float">
            <text:p>4427.52060509655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4745.42158484222" calcext:value-type="float">
            <text:p>4745.42158484222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5104.93518376733" calcext:value-type="float">
            <text:p>5104.93518376733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5535.25751812497" calcext:value-type="float">
            <text:p>5535.25751812497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5992.79502761827" calcext:value-type="float">
            <text:p>5992.79502761827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6359.13481311344" calcext:value-type="float">
            <text:p>6359.13481311344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6793.00072075516" calcext:value-type="float">
            <text:p>6793.00072075516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7217.17684706453" calcext:value-type="float">
            <text:p>7217.17684706453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7665.74192844829" calcext:value-type="float">
            <text:p>7665.74192844829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8078.42765411764" calcext:value-type="float">
            <text:p>8078.42765411764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8551.04962057015" calcext:value-type="float">
            <text:p>8551.04962057015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9165.33461825351" calcext:value-type="float">
            <text:p>9165.33461825351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9825.86885205386" calcext:value-type="float">
            <text:p>9825.86885205386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10646.4134988507" calcext:value-type="float">
            <text:p>10646.4134988507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11544.3102814098" calcext:value-type="float">
            <text:p>11544.3102814098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2767.3919964117" calcext:value-type="float">
            <text:p>12767.3919964117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3985.8031899881" calcext:value-type="float">
            <text:p>13985.8031899881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5347.2834241928" calcext:value-type="float">
            <text:p>15347.2834241928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6799.8748092827" calcext:value-type="float">
            <text:p>16799.8748092827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8337.3839413847" calcext:value-type="float">
            <text:p>18337.3839413847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9939.9747564029" calcext:value-type="float">
            <text:p>19939.9747564029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21429.778218777" calcext:value-type="float">
            <text:p>21429.778218777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22932.8645036619" calcext:value-type="float">
            <text:p>22932.8645036619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24304.7221297436" calcext:value-type="float">
            <text:p>24304.7221297436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25462.6673149168" calcext:value-type="float">
            <text:p>25462.6673149168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26460.9221325296" calcext:value-type="float">
            <text:p>26460.9221325296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27456.9469769833" calcext:value-type="float">
            <text:p>27456.9469769833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8381.8085483721" calcext:value-type="float">
            <text:p>28381.8085483721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9297.9379183237" calcext:value-type="float">
            <text:p>29297.9379183237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9891.3906918863" calcext:value-type="float">
            <text:p>29891.3906918863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30810.4970114632" calcext:value-type="float">
            <text:p>30810.4970114632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31658.5874838224" calcext:value-type="float">
            <text:p>31658.5874838224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32482.3560528401" calcext:value-type="float">
            <text:p>32482.3560528401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33393.30129624" calcext:value-type="float">
            <text:p>33393.30129624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34276.7188493505" calcext:value-type="float">
            <text:p>34276.7188493505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35373.8945476408" calcext:value-type="float">
            <text:p>35373.8945476408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36476.3069762259" calcext:value-type="float">
            <text:p>36476.3069762259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37723.2920524115" calcext:value-type="float">
            <text:p>37723.2920524115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39061.0773866266" calcext:value-type="float">
            <text:p>39061.0773866266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40431.5034624117" calcext:value-type="float">
            <text:p>40431.5034624117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41763.3200774643" calcext:value-type="float">
            <text:p>41763.3200774643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42979.423535941" calcext:value-type="float">
            <text:p>42979.423535941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44261.895249771" calcext:value-type="float">
            <text:p>44261.895249771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45627.4270557753" calcext:value-type="float">
            <text:p>45627.4270557753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46797.079460177" calcext:value-type="float">
            <text:p>46797.079460177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47862.1993123221" calcext:value-type="float">
            <text:p>47862.1993123221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48876.5260188369" calcext:value-type="float">
            <text:p>48876.5260188369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49755.0792279883" calcext:value-type="float">
            <text:p>49755.0792279883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50677.4221821047" calcext:value-type="float">
            <text:p>50677.4221821047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51567.4980273819" calcext:value-type="float">
            <text:p>51567.4980273819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52347.5941147872" calcext:value-type="float">
            <text:p>52347.5941147872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53282.74126876" calcext:value-type="float">
            <text:p>53282.74126876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54554.1953273675" calcext:value-type="float">
            <text:p>54554.1953273675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55913.4057102809" calcext:value-type="float">
            <text:p>55913.4057102809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57199.5124313807" calcext:value-type="float">
            <text:p>57199.5124313807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58271.3692185862" calcext:value-type="float">
            <text:p>58271.3692185862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59209.50936831" calcext:value-type="float">
            <text:p>59209.50936831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60295.2948599266" calcext:value-type="float">
            <text:p>60295.2948599266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61210.7763780977" calcext:value-type="float">
            <text:p>61210.7763780977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62089.0730755241" calcext:value-type="float">
            <text:p>62089.0730755241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63033.8815714857" calcext:value-type="float">
            <text:p>63033.8815714857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63604.7535545641" calcext:value-type="float">
            <text:p>63604.7535545641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63908.7129463106" calcext:value-type="float">
            <text:p>63908.7129463106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63782.6835242956" calcext:value-type="float">
            <text:p>63782.6835242956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63645.914890384" calcext:value-type="float">
            <text:p>63645.914890384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63371.7166203915" calcext:value-type="float">
            <text:p>63371.7166203915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62959.644447256" calcext:value-type="float">
            <text:p>62959.644447256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62493.230793927" calcext:value-type="float">
            <text:p>62493.230793927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62081.8528359697" calcext:value-type="float">
            <text:p>62081.8528359697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61745.9121601539" calcext:value-type="float">
            <text:p>61745.9121601539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61493.8713259158" calcext:value-type="float">
            <text:p>61493.8713259158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61283.923718519" calcext:value-type="float">
            <text:p>61283.923718519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61408.8687520225" calcext:value-type="float">
            <text:p>61408.8687520225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61605.0271266983" calcext:value-type="float">
            <text:p>61605.0271266983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62085.2082050984" calcext:value-type="float">
            <text:p>62085.2082050984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62913.5554684415" calcext:value-type="float">
            <text:p>62913.5554684415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63724.7112364191" calcext:value-type="float">
            <text:p>63724.7112364191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64641.5487057757" calcext:value-type="float">
            <text:p>64641.5487057757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65382.0020279546" calcext:value-type="float">
            <text:p>65382.0020279546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66202.9884281228" calcext:value-type="float">
            <text:p>66202.9884281228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66873.7364536768" calcext:value-type="float">
            <text:p>66873.7364536768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67320.2262082238" calcext:value-type="float">
            <text:p>67320.2262082238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67370.4350188981" calcext:value-type="float">
            <text:p>67370.4350188981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67205.6650775257" calcext:value-type="float">
            <text:p>67205.6650775257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66740.6471083891" calcext:value-type="float">
            <text:p>66740.6471083891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66043.467225837" calcext:value-type="float">
            <text:p>66043.467225837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65299.7657648022" calcext:value-type="float">
            <text:p>65299.7657648022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64514.533208219" calcext:value-type="float">
            <text:p>64514.533208219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63888.7075595191" calcext:value-type="float">
            <text:p>63888.7075595191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63300.506521675" calcext:value-type="float">
            <text:p>63300.506521675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62786.096899835" calcext:value-type="float">
            <text:p>62786.096899835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62444.4978450178" calcext:value-type="float">
            <text:p>62444.4978450178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62557.1054608975" calcext:value-type="float">
            <text:p>62557.1054608975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62905.4754249184" calcext:value-type="float">
            <text:p>62905.4754249184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63441.9616932076" calcext:value-type="float">
            <text:p>63441.9616932076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64398.5651183388" calcext:value-type="float">
            <text:p>64398.5651183388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65372.1016281961" calcext:value-type="float">
            <text:p>65372.1016281961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67016.1951621197" calcext:value-type="float">
            <text:p>67016.1951621197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69016.0452269671" calcext:value-type="float">
            <text:p>69016.0452269671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71509.4489449532" calcext:value-type="float">
            <text:p>71509.4489449532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74385.9323513211" calcext:value-type="float">
            <text:p>74385.9323513211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77637.3610740255" calcext:value-type="float">
            <text:p>77637.3610740255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81306.4613248932" calcext:value-type="float">
            <text:p>81306.4613248932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85747.0705561193" calcext:value-type="float">
            <text:p>85747.0705561193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91076.4968689899" calcext:value-type="float">
            <text:p>91076.4968689899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97040.3636609423" calcext:value-type="float">
            <text:p>97040.363660942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103672.519279052" calcext:value-type="float">
            <text:p>103672.519279052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110865.933577562" calcext:value-type="float">
            <text:p>110865.933577562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119203.925362031" calcext:value-type="float">
            <text:p>119203.925362031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128167.342218585" calcext:value-type="float">
            <text:p>128167.342218585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137504.597201025" calcext:value-type="float">
            <text:p>137504.597201025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148052.97263665" calcext:value-type="float">
            <text:p>148052.97263665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158356.6883243" calcext:value-type="float">
            <text:p>158356.6883243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168615.871425684" calcext:value-type="float">
            <text:p>168615.871425684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178468.480013459" calcext:value-type="float">
            <text:p>178468.480013459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188287.925702818" calcext:value-type="float">
            <text:p>188287.925702818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198328.659132592" calcext:value-type="float">
            <text:p>198328.659132592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207775.665829701" calcext:value-type="float">
            <text:p>207775.665829701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216670.011487629" calcext:value-type="float">
            <text:p>216670.011487629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224746.290405504" calcext:value-type="float">
            <text:p>224746.290405504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232204.077931573" calcext:value-type="float">
            <text:p>232204.077931573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238391.250611309" calcext:value-type="float">
            <text:p>238391.250611309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243344.598613828" calcext:value-type="float">
            <text:p>243344.598613828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247042.933615725" calcext:value-type="float">
            <text:p>247042.933615725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249340.877349953" calcext:value-type="float">
            <text:p>249340.877349953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250106.105896657" calcext:value-type="float">
            <text:p>250106.105896657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249259.511450862" calcext:value-type="float">
            <text:p>249259.511450862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247436.696411485" calcext:value-type="float">
            <text:p>247436.696411485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244851.067380586" calcext:value-type="float">
            <text:p>244851.067380586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241067.851268341" calcext:value-type="float">
            <text:p>241067.851268341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235806.268747159" calcext:value-type="float">
            <text:p>235806.268747159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229572.209468566" calcext:value-type="float">
            <text:p>229572.209468566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222697.204465657" calcext:value-type="float">
            <text:p>222697.204465657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214977.496156336" calcext:value-type="float">
            <text:p>214977.496156336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207273.24001938" calcext:value-type="float">
            <text:p>207273.24001938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199546.747079584" calcext:value-type="float">
            <text:p>199546.747079584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191738.484176734" calcext:value-type="float">
            <text:p>191738.484176734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184203.577842817" calcext:value-type="float">
            <text:p>184203.577842817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176799.252726822" calcext:value-type="float">
            <text:p>176799.252726822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169581.696970615" calcext:value-type="float">
            <text:p>169581.696970615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162371.539978764" calcext:value-type="float">
            <text:p>162371.539978764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155460.821714332" calcext:value-type="float">
            <text:p>155460.821714332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148763.536697271" calcext:value-type="float">
            <text:p>148763.536697271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142463.309858726" calcext:value-type="float">
            <text:p>142463.309858726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136696.323852647" calcext:value-type="float">
            <text:p>136696.323852647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131057.541524959" calcext:value-type="float">
            <text:p>131057.541524959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125733.432968546" calcext:value-type="float">
            <text:p>125733.432968546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120701.119390789" calcext:value-type="float">
            <text:p>120701.119390789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115774.64945175" calcext:value-type="float">
            <text:p>115774.64945175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110877.444070469" calcext:value-type="float">
            <text:p>110877.444070469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106045.388566138" calcext:value-type="float">
            <text:p>106045.388566138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101273.479300238" calcext:value-type="float">
            <text:p>101273.479300238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96600.1777823286" calcext:value-type="float">
            <text:p>96600.1777823286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91926.2466328289" calcext:value-type="float">
            <text:p>91926.2466328289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87418.4657906326" calcext:value-type="float">
            <text:p>87418.4657906326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82947.9146105539" calcext:value-type="float">
            <text:p>82947.9146105539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78627.7503485912" calcext:value-type="float">
            <text:p>78627.7503485912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74495.2963717221" calcext:value-type="float">
            <text:p>74495.2963717221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70703.8445034916" calcext:value-type="float">
            <text:p>70703.8445034916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67192.6845316911" calcext:value-type="float">
            <text:p>67192.6845316911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63697.279163985" calcext:value-type="float">
            <text:p>63697.279163985</text:p>
          </table:table-cell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60411.0226480374" calcext:value-type="float">
            <text:p>60411.0226480374</text:p>
          </table:table-cell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57367.7378074087" calcext:value-type="float">
            <text:p>57367.7378074087</text:p>
          </table:table-cell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54533.5396065369" calcext:value-type="float">
            <text:p>54533.5396065369</text:p>
          </table:table-cell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51882.0478013407" calcext:value-type="float">
            <text:p>51882.0478013407</text:p>
          </table:table-cell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49379.4849633775" calcext:value-type="float">
            <text:p>49379.4849633775</text:p>
          </table:table-cell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47131.028338457" calcext:value-type="float">
            <text:p>47131.028338457</text:p>
          </table:table-cell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45010.579303567" calcext:value-type="float">
            <text:p>45010.579303567</text:p>
          </table:table-cell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42913.212605371" calcext:value-type="float">
            <text:p>42913.212605371</text:p>
          </table:table-cell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40989.0746171664" calcext:value-type="float">
            <text:p>40989.0746171664</text:p>
          </table:table-cell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39180.0026550631" calcext:value-type="float">
            <text:p>39180.0026550631</text:p>
          </table:table-cell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37436.935466212" calcext:value-type="float">
            <text:p>37436.935466212</text:p>
          </table:table-cell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35691.5025266632" calcext:value-type="float">
            <text:p>35691.5025266632</text:p>
          </table:table-cell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34036.2405464971" calcext:value-type="float">
            <text:p>34036.2405464971</text:p>
          </table:table-cell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32398.7824464539" calcext:value-type="float">
            <text:p>32398.7824464539</text:p>
          </table:table-cell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30849.0026922232" calcext:value-type="float">
            <text:p>30849.0026922232</text:p>
          </table:table-cell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29373.8308544493" calcext:value-type="float">
            <text:p>29373.8308544493</text:p>
          </table:table-cell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28017.6246202787" calcext:value-type="float">
            <text:p>28017.6246202787</text:p>
          </table:table-cell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26819.341946223" calcext:value-type="float">
            <text:p>26819.341946223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25629.1496128846" calcext:value-type="float">
            <text:p>25629.1496128846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24435.2569116157" calcext:value-type="float">
            <text:p>24435.2569116157</text:p>
          </table:table-cell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23393.6627318737" calcext:value-type="float">
            <text:p>23393.6627318737</text:p>
          </table:table-cell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22517.2354937643" calcext:value-type="float">
            <text:p>22517.2354937643</text:p>
          </table:table-cell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21672.0063848202" calcext:value-type="float">
            <text:p>21672.0063848202</text:p>
          </table:table-cell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20815.3105820728" calcext:value-type="float">
            <text:p>20815.3105820728</text:p>
          </table:table-cell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20053.7652240352" calcext:value-type="float">
            <text:p>20053.7652240352</text:p>
          </table:table-cell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19361.8816988173" calcext:value-type="float">
            <text:p>19361.8816988173</text:p>
          </table:table-cell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18686.2530060455" calcext:value-type="float">
            <text:p>18686.2530060455</text:p>
          </table:table-cell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18038.2574777504" calcext:value-type="float">
            <text:p>18038.2574777504</text:p>
          </table:table-cell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17311.5277608024" calcext:value-type="float">
            <text:p>17311.5277608024</text:p>
          </table:table-cell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16571.7880348136" calcext:value-type="float">
            <text:p>16571.7880348136</text:p>
          </table:table-cell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15812.72049261" calcext:value-type="float">
            <text:p>15812.72049261</text:p>
          </table:table-cell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14994.8578912531" calcext:value-type="float">
            <text:p>14994.8578912531</text:p>
          </table:table-cell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14229.3404399908" calcext:value-type="float">
            <text:p>14229.3404399908</text:p>
          </table:table-cell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13423.6685965124" calcext:value-type="float">
            <text:p>13423.6685965124</text:p>
          </table:table-cell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12707.8884034026" calcext:value-type="float">
            <text:p>12707.8884034026</text:p>
          </table:table-cell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12044.6447470217" calcext:value-type="float">
            <text:p>12044.6447470217</text:p>
          </table:table-cell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11406.9916316166" calcext:value-type="float">
            <text:p>11406.9916316166</text:p>
          </table:table-cell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10859.0108462322" calcext:value-type="float">
            <text:p>10859.0108462322</text:p>
          </table:table-cell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10464.4688873488" calcext:value-type="float">
            <text:p>10464.4688873488</text:p>
          </table:table-cell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10127.964274184" calcext:value-type="float">
            <text:p>10127.964274184</text:p>
          </table:table-cell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9821.51039143352" calcext:value-type="float">
            <text:p>9821.51039143352</text:p>
          </table:table-cell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9545.87765863375" calcext:value-type="float">
            <text:p>9545.87765863375</text:p>
          </table:table-cell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9315.7106781994" calcext:value-type="float">
            <text:p>9315.7106781994</text:p>
          </table:table-cell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9124.9798231905" calcext:value-type="float">
            <text:p>9124.9798231905</text:p>
          </table:table-cell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8951.75693469833" calcext:value-type="float">
            <text:p>8951.75693469833</text:p>
          </table:table-cell>
        </table:table-row>
        <table:table-row table:style-name="ro1">
          <table:table-cell office:value-type="string" calcext:value-type="string">
            <text:p>2021-03-27</text:p>
          </table:table-cell>
          <table:table-cell office:value-type="float" office:value="8750.50129373268" calcext:value-type="float">
            <text:p>8750.50129373268</text:p>
          </table:table-cell>
        </table:table-row>
        <table:table-row table:style-name="ro1">
          <table:table-cell office:value-type="string" calcext:value-type="string">
            <text:p>2021-03-28</text:p>
          </table:table-cell>
          <table:table-cell office:value-type="float" office:value="8562.41674449928" calcext:value-type="float">
            <text:p>8562.41674449928</text:p>
          </table:table-cell>
        </table:table-row>
        <table:table-row table:style-name="ro1">
          <table:table-cell office:value-type="string" calcext:value-type="string">
            <text:p>2021-03-29</text:p>
          </table:table-cell>
          <table:table-cell office:value-type="float" office:value="8355.92295110958" calcext:value-type="float">
            <text:p>8355.92295110958</text:p>
          </table:table-cell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8200.37316853468" calcext:value-type="float">
            <text:p>8200.37316853468</text:p>
          </table:table-cell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8053.42862980079" calcext:value-type="float">
            <text:p>8053.42862980079</text:p>
          </table:table-cell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7929.05102696725" calcext:value-type="float">
            <text:p>7929.05102696725</text:p>
          </table:table-cell>
        </table:table-row>
        <table:table-row table:style-name="ro1">
          <table:table-cell office:value-type="string" calcext:value-type="string">
            <text:p>2021-04-02</text:p>
          </table:table-cell>
          <table:table-cell office:value-type="float" office:value="7873.06042087078" calcext:value-type="float">
            <text:p>7873.06042087078</text:p>
          </table:table-cell>
        </table:table-row>
        <table:table-row table:style-name="ro1">
          <table:table-cell office:value-type="string" calcext:value-type="string">
            <text:p>2021-04-03</text:p>
          </table:table-cell>
          <table:table-cell office:value-type="float" office:value="7806.72798215326" calcext:value-type="float">
            <text:p>7806.72798215326</text:p>
          </table:table-cell>
        </table:table-row>
        <table:table-row table:style-name="ro1">
          <table:table-cell office:value-type="string" calcext:value-type="string">
            <text:p>2021-04-04</text:p>
          </table:table-cell>
          <table:table-cell office:value-type="float" office:value="7768.59521990343" calcext:value-type="float">
            <text:p>7768.59521990343</text:p>
          </table:table-cell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7741.93128261135" calcext:value-type="float">
            <text:p>7741.93128261135</text:p>
          </table:table-cell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7774.37924961997" calcext:value-type="float">
            <text:p>7774.37924961997</text:p>
          </table:table-cell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7764.60145304916" calcext:value-type="float">
            <text:p>7764.60145304916</text:p>
          </table:table-cell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7688.26508008521" calcext:value-type="float">
            <text:p>7688.26508008521</text:p>
          </table:table-cell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7594.28073565524" calcext:value-type="float">
            <text:p>7594.28073565524</text:p>
          </table:table-cell>
        </table:table-row>
        <table:table-row table:style-name="ro1">
          <table:table-cell office:value-type="string" calcext:value-type="string">
            <text:p>2021-04-10</text:p>
          </table:table-cell>
          <table:table-cell office:value-type="float" office:value="7512.09751826955" calcext:value-type="float">
            <text:p>7512.09751826955</text:p>
          </table:table-cell>
        </table:table-row>
        <table:table-row table:style-name="ro1">
          <table:table-cell office:value-type="string" calcext:value-type="string">
            <text:p>2021-04-11</text:p>
          </table:table-cell>
          <table:table-cell office:value-type="float" office:value="7320.84908503711" calcext:value-type="float">
            <text:p>7320.84908503711</text:p>
          </table:table-cell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7016.22818659102" calcext:value-type="float">
            <text:p>7016.22818659102</text:p>
          </table:table-cell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6713.55146506758" calcext:value-type="float">
            <text:p>6713.55146506758</text:p>
          </table:table-cell>
        </table:table-row>
        <table:table-row table:style-name="ro1">
          <table:table-cell office:value-type="string" calcext:value-type="string">
            <text:p>2021-04-14</text:p>
          </table:table-cell>
          <table:table-cell office:value-type="float" office:value="6367.32423690537" calcext:value-type="float">
            <text:p>6367.32423690537</text:p>
          </table:table-cell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5992.12117626284" calcext:value-type="float">
            <text:p>5992.12117626284</text:p>
          </table:table-cell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5645.55548644552" calcext:value-type="float">
            <text:p>5645.55548644552</text:p>
          </table:table-cell>
        </table:table-row>
        <table:table-row table:style-name="ro1">
          <table:table-cell office:value-type="string" calcext:value-type="string">
            <text:p>2021-04-17</text:p>
          </table:table-cell>
          <table:table-cell office:value-type="float" office:value="5289.21599763168" calcext:value-type="float">
            <text:p>5289.21599763168</text:p>
          </table:table-cell>
        </table:table-row>
        <table:table-row table:style-name="ro1">
          <table:table-cell office:value-type="string" calcext:value-type="string">
            <text:p>2021-04-18</text:p>
          </table:table-cell>
          <table:table-cell office:value-type="float" office:value="4930.84013752364" calcext:value-type="float">
            <text:p>4930.84013752364</text:p>
          </table:table-cell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4591.81689731298" calcext:value-type="float">
            <text:p>4591.81689731298</text:p>
          </table:table-cell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4286.81167625263" calcext:value-type="float">
            <text:p>4286.81167625263</text:p>
          </table:table-cell>
        </table:table-row>
        <table:table-row table:style-name="ro1">
          <table:table-cell office:value-type="string" calcext:value-type="string">
            <text:p>2021-04-21</text:p>
          </table:table-cell>
          <table:table-cell office:value-type="float" office:value="4009.19947524379" calcext:value-type="float">
            <text:p>4009.19947524379</text:p>
          </table:table-cell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3763.45812001103" calcext:value-type="float">
            <text:p>3763.45812001103</text:p>
          </table:table-cell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3534.95325430645" calcext:value-type="float">
            <text:p>3534.95325430645</text:p>
          </table:table-cell>
        </table:table-row>
        <table:table-row table:style-name="ro1">
          <table:table-cell office:value-type="string" calcext:value-type="string">
            <text:p>2021-04-24</text:p>
          </table:table-cell>
          <table:table-cell office:value-type="float" office:value="3383.79498615528" calcext:value-type="float">
            <text:p>3383.79498615528</text:p>
          </table:table-cell>
        </table:table-row>
        <table:table-row table:style-name="ro1">
          <table:table-cell office:value-type="string" calcext:value-type="string">
            <text:p>2021-04-25</text:p>
          </table:table-cell>
          <table:table-cell office:value-type="float" office:value="3277.73814189372" calcext:value-type="float">
            <text:p>3277.73814189372</text:p>
          </table:table-cell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3152.92283052011" calcext:value-type="float">
            <text:p>3152.92283052011</text:p>
          </table:table-cell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3042.51668321683" calcext:value-type="float">
            <text:p>3042.51668321683</text:p>
          </table:table-cell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2924.66876848716" calcext:value-type="float">
            <text:p>2924.66876848716</text:p>
          </table:table-cell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2840.29804486953" calcext:value-type="float">
            <text:p>2840.29804486953</text:p>
          </table:table-cell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2784.00633509273" calcext:value-type="float">
            <text:p>2784.00633509273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2702.58034262403" calcext:value-type="float">
            <text:p>2702.58034262403</text:p>
          </table:table-cell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2664.12804407162" calcext:value-type="float">
            <text:p>2664.12804407162</text:p>
          </table:table-cell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2564.14156831091" calcext:value-type="float">
            <text:p>2564.14156831091</text:p>
          </table:table-cell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2506.70944465323" calcext:value-type="float">
            <text:p>2506.70944465323</text:p>
          </table:table-cell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2501.04544464182" calcext:value-type="float">
            <text:p>2501.04544464182</text:p>
          </table:table-cell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2513.45825338778" calcext:value-type="float">
            <text:p>2513.45825338778</text:p>
          </table:table-cell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2525.37506301592" calcext:value-type="float">
            <text:p>2525.37506301592</text:p>
          </table:table-cell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2579.48488566071" calcext:value-type="float">
            <text:p>2579.48488566071</text:p>
          </table:table-cell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2658.29031303407" calcext:value-type="float">
            <text:p>2658.29031303407</text:p>
          </table:table-cell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2738.31184695289" calcext:value-type="float">
            <text:p>2738.31184695289</text:p>
          </table:table-cell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2789.26589488136" calcext:value-type="float">
            <text:p>2789.26589488136</text:p>
          </table:table-cell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2934.66068478963" calcext:value-type="float">
            <text:p>2934.66068478963</text:p>
          </table:table-cell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3098.31290927826" calcext:value-type="float">
            <text:p>3098.31290927826</text:p>
          </table:table-cell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3308.45393878088" calcext:value-type="float">
            <text:p>3308.45393878088</text:p>
          </table:table-cell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3530.8373986193" calcext:value-type="float">
            <text:p>3530.8373986193</text:p>
          </table:table-cell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3731.59492925869" calcext:value-type="float">
            <text:p>3731.59492925869</text:p>
          </table:table-cell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3905.40108263224" calcext:value-type="float">
            <text:p>3905.40108263224</text:p>
          </table:table-cell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4040.57316888791" calcext:value-type="float">
            <text:p>4040.57316888791</text:p>
          </table:table-cell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4099.35427238826" calcext:value-type="float">
            <text:p>4099.35427238826</text:p>
          </table:table-cell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4108.37887316623" calcext:value-type="float">
            <text:p>4108.37887316623</text:p>
          </table:table-cell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4113.96937992062" calcext:value-type="float">
            <text:p>4113.96937992062</text:p>
          </table:table-cell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4100.75994377253" calcext:value-type="float">
            <text:p>4100.75994377253</text:p>
          </table:table-cell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4141.64709386195" calcext:value-type="float">
            <text:p>4141.64709386195</text:p>
          </table:table-cell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4167.04975117105" calcext:value-type="float">
            <text:p>4167.04975117105</text:p>
          </table:table-cell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4189.0317632585" calcext:value-type="float">
            <text:p>4189.0317632585</text:p>
          </table:table-cell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4237.49966671968" calcext:value-type="float">
            <text:p>4237.49966671968</text:p>
          </table:table-cell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4280.48706983587" calcext:value-type="float">
            <text:p>4280.48706983587</text:p>
          </table:table-cell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4370.06766823719" calcext:value-type="float">
            <text:p>4370.06766823719</text:p>
          </table:table-cell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4541.97754644835" calcext:value-type="float">
            <text:p>4541.97754644835</text:p>
          </table:table-cell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4724.85498082967" calcext:value-type="float">
            <text:p>4724.85498082967</text:p>
          </table:table-cell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5003.30753625096" calcext:value-type="float">
            <text:p>5003.30753625096</text:p>
          </table:table-cell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5463.34025898984" calcext:value-type="float">
            <text:p>5463.34025898984</text:p>
          </table:table-cell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6049.99706272863" calcext:value-type="float">
            <text:p>6049.99706272863</text:p>
          </table:table-cell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6865.18969454977" calcext:value-type="float">
            <text:p>6865.18969454977</text:p>
          </table:table-cell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7713.59865333693" calcext:value-type="float">
            <text:p>7713.59865333693</text:p>
          </table:table-cell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8662.52969112021" calcext:value-type="float">
            <text:p>8662.52969112021</text:p>
          </table:table-cell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9551.56676867747" calcext:value-type="float">
            <text:p>9551.56676867747</text:p>
          </table:table-cell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10479.4874401588" calcext:value-type="float">
            <text:p>10479.4874401588</text:p>
          </table:table-cell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11339.8955808217" calcext:value-type="float">
            <text:p>11339.8955808217</text:p>
          </table:table-cell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12163.0238177699" calcext:value-type="float">
            <text:p>12163.0238177699</text:p>
          </table:table-cell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13012.7375040916" calcext:value-type="float">
            <text:p>13012.7375040916</text:p>
          </table:table-cell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13989.7194270112" calcext:value-type="float">
            <text:p>13989.7194270112</text:p>
          </table:table-cell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15046.9123826463" calcext:value-type="float">
            <text:p>15046.9123826463</text:p>
          </table:table-cell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16185.7694866069" calcext:value-type="float">
            <text:p>16185.7694866069</text:p>
          </table:table-cell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17306.5223969812" calcext:value-type="float">
            <text:p>17306.5223969812</text:p>
          </table:table-cell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18461.7826883443" calcext:value-type="float">
            <text:p>18461.7826883443</text:p>
          </table:table-cell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19638.1397393058" calcext:value-type="float">
            <text:p>19638.1397393058</text:p>
          </table:table-cell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20825.3882187068" calcext:value-type="float">
            <text:p>20825.3882187068</text:p>
          </table:table-cell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22113.4414085818" calcext:value-type="float">
            <text:p>22113.4414085818</text:p>
          </table:table-cell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23337.1706108499" calcext:value-type="float">
            <text:p>23337.1706108499</text:p>
          </table:table-cell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24553.2544296931" calcext:value-type="float">
            <text:p>24553.2544296931</text:p>
          </table:table-cell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25900.9760136302" calcext:value-type="float">
            <text:p>25900.9760136302</text:p>
          </table:table-cell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27382.7890959893" calcext:value-type="float">
            <text:p>27382.7890959893</text:p>
          </table:table-cell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29056.5028224549" calcext:value-type="float">
            <text:p>29056.5028224549</text:p>
          </table:table-cell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30806.3805551562" calcext:value-type="float">
            <text:p>30806.3805551562</text:p>
          </table:table-cell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32629.1288336802" calcext:value-type="float">
            <text:p>32629.1288336802</text:p>
          </table:table-cell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34719.4136215141" calcext:value-type="float">
            <text:p>34719.4136215141</text:p>
          </table:table-cell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37007.4322855121" calcext:value-type="float">
            <text:p>37007.4322855121</text:p>
          </table:table-cell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39626.9933090841" calcext:value-type="float">
            <text:p>39626.9933090841</text:p>
          </table:table-cell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42417.0785138469" calcext:value-type="float">
            <text:p>42417.0785138469</text:p>
          </table:table-cell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45275.5043089855" calcext:value-type="float">
            <text:p>45275.5043089855</text:p>
          </table:table-cell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48074.9026782009" calcext:value-type="float">
            <text:p>48074.9026782009</text:p>
          </table:table-cell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50962.4192698385" calcext:value-type="float">
            <text:p>50962.4192698385</text:p>
          </table:table-cell>
        </table:table-row>
        <table:table-row table:style-name="ro1">
          <table:table-cell office:value-type="string" calcext:value-type="string">
            <text:p>2021-07-03</text:p>
          </table:table-cell>
          <table:table-cell office:value-type="float" office:value="53957.9577118145" calcext:value-type="float">
            <text:p>53957.9577118145</text:p>
          </table:table-cell>
        </table:table-row>
        <table:table-row table:style-name="ro1">
          <table:table-cell office:value-type="string" calcext:value-type="string">
            <text:p>2021-07-04</text:p>
          </table:table-cell>
          <table:table-cell office:value-type="float" office:value="57214.0566395307" calcext:value-type="float">
            <text:p>57214.0566395307</text:p>
          </table:table-cell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60674.2214656027" calcext:value-type="float">
            <text:p>60674.2214656027</text:p>
          </table:table-cell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64201.3963136881" calcext:value-type="float">
            <text:p>64201.3963136881</text:p>
          </table:table-cell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67833.1500301671" calcext:value-type="float">
            <text:p>67833.1500301671</text:p>
          </table:table-cell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71310.3409669575" calcext:value-type="float">
            <text:p>71310.3409669575</text:p>
          </table:table-cell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74879.9180898188" calcext:value-type="float">
            <text:p>74879.9180898188</text:p>
          </table:table-cell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78687.0521872382" calcext:value-type="float">
            <text:p>78687.0521872382</text:p>
          </table:table-cell>
        </table:table-row>
        <table:table-row table:style-name="ro1">
          <table:table-cell office:value-type="string" calcext:value-type="string">
            <text:p>2021-07-11</text:p>
          </table:table-cell>
          <table:table-cell office:value-type="float" office:value="82737.6673631376" calcext:value-type="float">
            <text:p>82737.6673631376</text:p>
          </table:table-cell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86934.4333414764" calcext:value-type="float">
            <text:p>86934.4333414764</text:p>
          </table:table-cell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91339.5264394111" calcext:value-type="float">
            <text:p>91339.5264394111</text:p>
          </table:table-cell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96511.4142862699" calcext:value-type="float">
            <text:p>96511.4142862699</text:p>
          </table:table-cell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102379.697660003" calcext:value-type="float">
            <text:p>102379.697660003</text:p>
          </table:table-cell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108817.263551255" calcext:value-type="float">
            <text:p>108817.263551255</text:p>
          </table:table-cell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115400.362367672" calcext:value-type="float">
            <text:p>115400.362367672</text:p>
          </table:table-cell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122068.983688198" calcext:value-type="float">
            <text:p>122068.983688198</text:p>
          </table:table-cell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128668.019722252" calcext:value-type="float">
            <text:p>128668.019722252</text:p>
          </table:table-cell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135032.034641495" calcext:value-type="float">
            <text:p>135032.034641495</text:p>
          </table:table-cell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140886.188307943" calcext:value-type="float">
            <text:p>140886.188307943</text:p>
          </table:table-cell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146051.547406209" calcext:value-type="float">
            <text:p>146051.547406209</text:p>
          </table:table-cell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150493.167873445" calcext:value-type="float">
            <text:p>150493.167873445</text:p>
          </table:table-cell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154320.978548954" calcext:value-type="float">
            <text:p>154320.978548954</text:p>
          </table:table-cell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157216.807584583" calcext:value-type="float">
            <text:p>157216.807584583</text:p>
          </table:table-cell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159214.141423521" calcext:value-type="float">
            <text:p>159214.141423521</text:p>
          </table:table-cell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160363.388921875" calcext:value-type="float">
            <text:p>160363.388921875</text:p>
          </table:table-cell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160721.017333488" calcext:value-type="float">
            <text:p>160721.017333488</text:p>
          </table:table-cell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159907.703107872" calcext:value-type="float">
            <text:p>159907.703107872</text:p>
          </table:table-cell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157851.905424603" calcext:value-type="float">
            <text:p>157851.905424603</text:p>
          </table:table-cell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155344.572441901" calcext:value-type="float">
            <text:p>155344.572441901</text:p>
          </table:table-cell>
        </table:table-row>
        <table:table-row table:style-name="ro1">
          <table:table-cell office:value-type="string" calcext:value-type="string">
            <text:p>2021-08-01</text:p>
          </table:table-cell>
          <table:table-cell office:value-type="float" office:value="152480.160283714" calcext:value-type="float">
            <text:p>152480.160283714</text:p>
          </table:table-cell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148935.006220182" calcext:value-type="float">
            <text:p>148935.006220182</text:p>
          </table:table-cell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145362.87856131" calcext:value-type="float">
            <text:p>145362.87856131</text:p>
          </table:table-cell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141826.682881786" calcext:value-type="float">
            <text:p>141826.682881786</text:p>
          </table:table-cell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138706.30103575" calcext:value-type="float">
            <text:p>138706.30103575</text:p>
          </table:table-cell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135959.276485595" calcext:value-type="float">
            <text:p>135959.276485595</text:p>
          </table:table-cell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133452.52053065" calcext:value-type="float">
            <text:p>133452.52053065</text:p>
          </table:table-cell>
        </table:table-row>
        <table:table-row table:style-name="ro1">
          <table:table-cell office:value-type="string" calcext:value-type="string">
            <text:p>2021-08-08</text:p>
          </table:table-cell>
          <table:table-cell office:value-type="float" office:value="131402.845734282" calcext:value-type="float">
            <text:p>131402.845734282</text:p>
          </table:table-cell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129481.612483296" calcext:value-type="float">
            <text:p>129481.612483296</text:p>
          </table:table-cell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127776.708233816" calcext:value-type="float">
            <text:p>127776.708233816</text:p>
          </table:table-cell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126221.988933708" calcext:value-type="float">
            <text:p>126221.988933708</text:p>
          </table:table-cell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124824.707932161" calcext:value-type="float">
            <text:p>124824.707932161</text:p>
          </table:table-cell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123665.467285003" calcext:value-type="float">
            <text:p>123665.467285003</text:p>
          </table:table-cell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122703.374217537" calcext:value-type="float">
            <text:p>122703.374217537</text:p>
          </table:table-cell>
        </table:table-row>
        <table:table-row table:style-name="ro1">
          <table:table-cell office:value-type="string" calcext:value-type="string">
            <text:p>2021-08-15</text:p>
          </table:table-cell>
          <table:table-cell office:value-type="float" office:value="121947.779796035" calcext:value-type="float">
            <text:p>121947.779796035</text:p>
          </table:table-cell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121418.210492634" calcext:value-type="float">
            <text:p>121418.210492634</text:p>
          </table:table-cell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120780.728266097" calcext:value-type="float">
            <text:p>120780.728266097</text:p>
          </table:table-cell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119552.333747516" calcext:value-type="float">
            <text:p>119552.333747516</text:p>
          </table:table-cell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118422.4531636" calcext:value-type="float">
            <text:p>118422.4531636</text:p>
          </table:table-cell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117219.010801975" calcext:value-type="float">
            <text:p>117219.010801975</text:p>
          </table:table-cell>
        </table:table-row>
        <table:table-row table:style-name="ro1">
          <table:table-cell office:value-type="string" calcext:value-type="string">
            <text:p>2021-08-21</text:p>
          </table:table-cell>
          <table:table-cell office:value-type="float" office:value="115885.911672114" calcext:value-type="float">
            <text:p>115885.911672114</text:p>
          </table:table-cell>
        </table:table-row>
        <table:table-row table:style-name="ro1">
          <table:table-cell office:value-type="string" calcext:value-type="string">
            <text:p>2021-08-22</text:p>
          </table:table-cell>
          <table:table-cell office:value-type="float" office:value="114655.402072109" calcext:value-type="float">
            <text:p>114655.402072109</text:p>
          </table:table-cell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113209.316434523" calcext:value-type="float">
            <text:p>113209.316434523</text:p>
          </table:table-cell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111697.645589098" calcext:value-type="float">
            <text:p>111697.645589098</text:p>
          </table:table-cell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110016.417688905" calcext:value-type="float">
            <text:p>110016.417688905</text:p>
          </table:table-cell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108443.991505234" calcext:value-type="float">
            <text:p>108443.991505234</text:p>
          </table:table-cell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106840.235515237" calcext:value-type="float">
            <text:p>106840.235515237</text:p>
          </table:table-cell>
        </table:table-row>
        <table:table-row table:style-name="ro1">
          <table:table-cell office:value-type="string" calcext:value-type="string">
            <text:p>2021-08-28</text:p>
          </table:table-cell>
          <table:table-cell office:value-type="float" office:value="105121.793892014" calcext:value-type="float">
            <text:p>105121.793892014</text:p>
          </table:table-cell>
        </table:table-row>
        <table:table-row table:style-name="ro1">
          <table:table-cell office:value-type="string" calcext:value-type="string">
            <text:p>2021-08-29</text:p>
          </table:table-cell>
          <table:table-cell office:value-type="float" office:value="103423.46241396" calcext:value-type="float">
            <text:p>103423.46241396</text:p>
          </table:table-cell>
        </table:table-row>
        <table:table-row table:style-name="ro1">
          <table:table-cell office:value-type="string" calcext:value-type="string">
            <text:p>2021-08-30</text:p>
          </table:table-cell>
          <table:table-cell office:value-type="float" office:value="101898.125624158" calcext:value-type="float">
            <text:p>101898.125624158</text:p>
          </table:table-cell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100293.079554453" calcext:value-type="float">
            <text:p>100293.079554453</text:p>
          </table:table-cell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98831.5986599011" calcext:value-type="float">
            <text:p>98831.5986599011</text:p>
          </table:table-cell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97602.9569762085" calcext:value-type="float">
            <text:p>97602.9569762085</text:p>
          </table:table-cell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96358.168089557" calcext:value-type="float">
            <text:p>96358.168089557</text:p>
          </table:table-cell>
        </table:table-row>
        <table:table-row table:style-name="ro1">
          <table:table-cell office:value-type="string" calcext:value-type="string">
            <text:p>2021-09-04</text:p>
          </table:table-cell>
          <table:table-cell office:value-type="float" office:value="95052.0037097923" calcext:value-type="float">
            <text:p>95052.0037097923</text:p>
          </table:table-cell>
        </table:table-row>
        <table:table-row table:style-name="ro1">
          <table:table-cell office:value-type="string" calcext:value-type="string">
            <text:p>2021-09-05</text:p>
          </table:table-cell>
          <table:table-cell office:value-type="float" office:value="93919.5542523057" calcext:value-type="float">
            <text:p>93919.5542523057</text:p>
          </table:table-cell>
        </table:table-row>
        <table:table-row table:style-name="ro1">
          <table:table-cell office:value-type="string" calcext:value-type="string">
            <text:p>2021-09-06</text:p>
          </table:table-cell>
          <table:table-cell office:value-type="float" office:value="92752.7656449066" calcext:value-type="float">
            <text:p>92752.7656449066</text:p>
          </table:table-cell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91518.1732408054" calcext:value-type="float">
            <text:p>91518.1732408054</text:p>
          </table:table-cell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90429.3666815601" calcext:value-type="float">
            <text:p>90429.3666815601</text:p>
          </table:table-cell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89268.4247526869" calcext:value-type="float">
            <text:p>89268.4247526869</text:p>
          </table:table-cell>
        </table:table-row>
        <table:table-row table:style-name="ro1">
          <table:table-cell office:value-type="string" calcext:value-type="string">
            <text:p>2021-09-10</text:p>
          </table:table-cell>
          <table:table-cell office:value-type="float" office:value="88247.2086983614" calcext:value-type="float">
            <text:p>88247.2086983614</text:p>
          </table:table-cell>
        </table:table-row>
        <table:table-row table:style-name="ro1">
          <table:table-cell office:value-type="string" calcext:value-type="string">
            <text:p>2021-09-11</text:p>
          </table:table-cell>
          <table:table-cell office:value-type="float" office:value="87316.2107208424" calcext:value-type="float">
            <text:p>87316.2107208424</text:p>
          </table:table-cell>
        </table:table-row>
        <table:table-row table:style-name="ro1">
          <table:table-cell office:value-type="string" calcext:value-type="string">
            <text:p>2021-09-12</text:p>
          </table:table-cell>
          <table:table-cell office:value-type="float" office:value="86389.2914077407" calcext:value-type="float">
            <text:p>86389.2914077407</text:p>
          </table:table-cell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85481.1585688212" calcext:value-type="float">
            <text:p>85481.1585688212</text:p>
          </table:table-cell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84583.9626879148" calcext:value-type="float">
            <text:p>84583.9626879148</text:p>
          </table:table-cell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83579.0315350108" calcext:value-type="float">
            <text:p>83579.0315350108</text:p>
          </table:table-cell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82893.8099657503" calcext:value-type="float">
            <text:p>82893.8099657503</text:p>
          </table:table-cell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82261.2012468993" calcext:value-type="float">
            <text:p>82261.2012468993</text:p>
          </table:table-cell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81449.3848675019" calcext:value-type="float">
            <text:p>81449.3848675019</text:p>
          </table:table-cell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80879.7156179891" calcext:value-type="float">
            <text:p>80879.7156179891</text:p>
          </table:table-cell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80571.9781682454" calcext:value-type="float">
            <text:p>80571.9781682454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80706.689030458" calcext:value-type="float">
            <text:p>80706.689030458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81034.2100244289" calcext:value-type="float">
            <text:p>81034.2100244289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81612.0671258482" calcext:value-type="float">
            <text:p>81612.0671258482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82401.2687400872" calcext:value-type="float">
            <text:p>82401.2687400872</text:p>
          </table:table-cell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83601.4552143349" calcext:value-type="float">
            <text:p>83601.4552143349</text:p>
          </table:table-cell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85026.0184073812" calcext:value-type="float">
            <text:p>85026.0184073812</text:p>
          </table:table-cell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86939.2578782474" calcext:value-type="float">
            <text:p>86939.2578782474</text:p>
          </table:table-cell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89062.4938784491" calcext:value-type="float">
            <text:p>89062.4938784491</text:p>
          </table:table-cell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91193.2447598334" calcext:value-type="float">
            <text:p>91193.2447598334</text:p>
          </table:table-cell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93383.9736895724" calcext:value-type="float">
            <text:p>93383.9736895724</text:p>
          </table:table-cell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95596.9324116121" calcext:value-type="float">
            <text:p>95596.9324116121</text:p>
          </table:table-cell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97796.1274547824" calcext:value-type="float">
            <text:p>97796.1274547824</text:p>
          </table:table-cell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100129.544835055" calcext:value-type="float">
            <text:p>100129.544835055</text:p>
          </table:table-cell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102102.44187748" calcext:value-type="float">
            <text:p>102102.44187748</text:p>
          </table:table-cell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103978.518305959" calcext:value-type="float">
            <text:p>103978.518305959</text:p>
          </table:table-cell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105619.274137036" calcext:value-type="float">
            <text:p>105619.274137036</text:p>
          </table:table-cell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107513.829584603" calcext:value-type="float">
            <text:p>107513.829584603</text:p>
          </table:table-cell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109382.173234951" calcext:value-type="float">
            <text:p>109382.173234951</text:p>
          </table:table-cell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111215.618093327" calcext:value-type="float">
            <text:p>111215.618093327</text:p>
          </table:table-cell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112723.52068227" calcext:value-type="float">
            <text:p>112723.52068227</text:p>
          </table:table-cell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114135.733251909" calcext:value-type="float">
            <text:p>114135.733251909</text:p>
          </table:table-cell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115493.830283876" calcext:value-type="float">
            <text:p>115493.830283876</text:p>
          </table:table-cell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116626.923952915" calcext:value-type="float">
            <text:p>116626.923952915</text:p>
          </table:table-cell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117638.465332669" calcext:value-type="float">
            <text:p>117638.465332669</text:p>
          </table:table-cell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118695.482912056" calcext:value-type="float">
            <text:p>118695.482912056</text:p>
          </table:table-cell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120028.262427829" calcext:value-type="float">
            <text:p>120028.262427829</text:p>
          </table:table-cell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121603.106238222" calcext:value-type="float">
            <text:p>121603.106238222</text:p>
          </table:table-cell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123356.175387769" calcext:value-type="float">
            <text:p>123356.175387769</text:p>
          </table:table-cell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125055.690641932" calcext:value-type="float">
            <text:p>125055.690641932</text:p>
          </table:table-cell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126605.535853658" calcext:value-type="float">
            <text:p>126605.535853658</text:p>
          </table:table-cell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128304.543615618" calcext:value-type="float">
            <text:p>128304.543615618</text:p>
          </table:table-cell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129804.70063337" calcext:value-type="float">
            <text:p>129804.70063337</text:p>
          </table:table-cell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131055.136621354" calcext:value-type="float">
            <text:p>131055.136621354</text:p>
          </table:table-cell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132156.950640758" calcext:value-type="float">
            <text:p>132156.950640758</text:p>
          </table:table-cell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133130.658525644" calcext:value-type="float">
            <text:p>133130.658525644</text:p>
          </table:table-cell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133918.406110014" calcext:value-type="float">
            <text:p>133918.406110014</text:p>
          </table:table-cell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134535.431571404" calcext:value-type="float">
            <text:p>134535.431571404</text:p>
          </table:table-cell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134764.016850261" calcext:value-type="float">
            <text:p>134764.016850261</text:p>
          </table:table-cell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134738.777324147" calcext:value-type="float">
            <text:p>134738.777324147</text:p>
          </table:table-cell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134360.101507125" calcext:value-type="float">
            <text:p>134360.101507125</text:p>
          </table:table-cell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133551.299230939" calcext:value-type="float">
            <text:p>133551.299230939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32355.353780427" calcext:value-type="float">
            <text:p>132355.353780427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130755.712441801" calcext:value-type="float">
            <text:p>130755.712441801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28759.644179567" calcext:value-type="float">
            <text:p>128759.644179567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126499.376049241" calcext:value-type="float">
            <text:p>126499.376049241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24168.548543435" calcext:value-type="float">
            <text:p>124168.548543435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21663.227542156" calcext:value-type="float">
            <text:p>121663.227542156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119066.533368304" calcext:value-type="float">
            <text:p>119066.533368304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116234.425918693" calcext:value-type="float">
            <text:p>116234.425918693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113641.368468498" calcext:value-type="float">
            <text:p>113641.368468498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110982.303059232" calcext:value-type="float">
            <text:p>110982.303059232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108468.728367748" calcext:value-type="float">
            <text:p>108468.728367748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106259.458838542" calcext:value-type="float">
            <text:p>106259.458838542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104547.915875084" calcext:value-type="float">
            <text:p>104547.915875084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103205.266679833" calcext:value-type="float">
            <text:p>103205.266679833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02384.362835292" calcext:value-type="float">
            <text:p>102384.362835292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102124.633853067" calcext:value-type="float">
            <text:p>102124.633853067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102648.418380132" calcext:value-type="float">
            <text:p>102648.418380132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103440.744542678" calcext:value-type="float">
            <text:p>103440.744542678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104791.807595659" calcext:value-type="float">
            <text:p>104791.807595659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106254.251520919" calcext:value-type="float">
            <text:p>106254.251520919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108269.090385094" calcext:value-type="float">
            <text:p>108269.090385094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110490.025473135" calcext:value-type="float">
            <text:p>110490.025473135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112743.848443776" calcext:value-type="float">
            <text:p>112743.848443776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115229.526183723" calcext:value-type="float">
            <text:p>115229.526183723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18136.265581999" calcext:value-type="float">
            <text:p>118136.265581999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121101.789808256" calcext:value-type="float">
            <text:p>121101.789808256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123852.55483445" calcext:value-type="float">
            <text:p>123852.55483445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126521.176459406" calcext:value-type="float">
            <text:p>126521.176459406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129231.224101541" calcext:value-type="float">
            <text:p>129231.224101541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131299.775311996" calcext:value-type="float">
            <text:p>131299.775311996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133489.417947507" calcext:value-type="float">
            <text:p>133489.417947507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135621.172627601" calcext:value-type="float">
            <text:p>135621.172627601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137696.807132442" calcext:value-type="float">
            <text:p>137696.807132442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140308.849326895" calcext:value-type="float">
            <text:p>140308.849326895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142690.944973622" calcext:value-type="float">
            <text:p>142690.944973622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145403.150229955" calcext:value-type="float">
            <text:p>145403.150229955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148256.799067034" calcext:value-type="float">
            <text:p>148256.799067034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151636.80502653" calcext:value-type="float">
            <text:p>151636.80502653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155392.348829447" calcext:value-type="float">
            <text:p>155392.348829447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159089.96140103" calcext:value-type="float">
            <text:p>159089.96140103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163971.829136303" calcext:value-type="float">
            <text:p>163971.829136303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170190.277535791" calcext:value-type="float">
            <text:p>170190.277535791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179034.384541599" calcext:value-type="float">
            <text:p>179034.384541599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92007.899224872" calcext:value-type="float">
            <text:p>192007.899224872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209528.611604231" calcext:value-type="float">
            <text:p>209528.611604231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230754.480139537" calcext:value-type="float">
            <text:p>230754.480139537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255596.529259219" calcext:value-type="float">
            <text:p>255596.529259219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283210.469985034" calcext:value-type="float">
            <text:p>283210.469985034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313102.082905451" calcext:value-type="float">
            <text:p>313102.082905451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345639.940946678" calcext:value-type="float">
            <text:p>345639.940946678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379528.510649749" calcext:value-type="float">
            <text:p>379528.510649749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414387.928567614" calcext:value-type="float">
            <text:p>414387.928567614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449187.882566702" calcext:value-type="float">
            <text:p>449187.882566702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482787.442910955" calcext:value-type="float">
            <text:p>482787.442910955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514425.781981795" calcext:value-type="float">
            <text:p>514425.781981795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543192.905854165" calcext:value-type="float">
            <text:p>543192.905854165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567480.601105528" calcext:value-type="float">
            <text:p>567480.601105528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585522.760048493" calcext:value-type="float">
            <text:p>585522.760048493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598195.485030916" calcext:value-type="float">
            <text:p>598195.485030916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606253.457470823" calcext:value-type="float">
            <text:p>606253.457470823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610179.25555918" calcext:value-type="float">
            <text:p>610179.25555918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610001.94206352" calcext:value-type="float">
            <text:p>610001.94206352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605878.957730799" calcext:value-type="float">
            <text:p>605878.957730799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598198.915084326" calcext:value-type="float">
            <text:p>598198.915084326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587600.748766507" calcext:value-type="float">
            <text:p>587600.748766507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574222.643511253" calcext:value-type="float">
            <text:p>574222.643511253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559546.229182266" calcext:value-type="float">
            <text:p>559546.229182266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543628.227785039" calcext:value-type="float">
            <text:p>543628.227785039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527147.100147261" calcext:value-type="float">
            <text:p>527147.100147261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510070.083992558" calcext:value-type="float">
            <text:p>510070.083992558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492664.405885098" calcext:value-type="float">
            <text:p>492664.405885098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475303.597655936" calcext:value-type="float">
            <text:p>475303.597655936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458186.259371424" calcext:value-type="float">
            <text:p>458186.259371424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441441.853245062" calcext:value-type="float">
            <text:p>441441.853245062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425719.836942227" calcext:value-type="float">
            <text:p>425719.836942227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411069.884169326" calcext:value-type="float">
            <text:p>411069.884169326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396993.617467078" calcext:value-type="float">
            <text:p>396993.617467078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383606.825208621" calcext:value-type="float">
            <text:p>383606.825208621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372246.818404528" calcext:value-type="float">
            <text:p>372246.818404528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362679.903685042" calcext:value-type="float">
            <text:p>362679.903685042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354906.569410181" calcext:value-type="float">
            <text:p>354906.569410181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348374.911893808" calcext:value-type="float">
            <text:p>348374.911893808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344029.772869385" calcext:value-type="float">
            <text:p>344029.772869385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341587.337558155" calcext:value-type="float">
            <text:p>341587.337558155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341486.543915604" calcext:value-type="float">
            <text:p>341486.543915604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342968.497561187" calcext:value-type="float">
            <text:p>342968.497561187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346099.932027912" calcext:value-type="float">
            <text:p>346099.932027912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350599.177054042" calcext:value-type="float">
            <text:p>350599.177054042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356642.636464678" calcext:value-type="float">
            <text:p>356642.636464678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363909.812323039" calcext:value-type="float">
            <text:p>363909.812323039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372235.834916252" calcext:value-type="float">
            <text:p>372235.834916252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381026.089877335" calcext:value-type="float">
            <text:p>381026.089877335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390190.795039298" calcext:value-type="float">
            <text:p>390190.795039298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399993.18583724" calcext:value-type="float">
            <text:p>399993.18583724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409619.660826335" calcext:value-type="float">
            <text:p>409619.660826335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418905.658653827" calcext:value-type="float">
            <text:p>418905.658653827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427214.803423779" calcext:value-type="float">
            <text:p>427214.803423779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435032.151645554" calcext:value-type="float">
            <text:p>435032.151645554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441053.606374404" calcext:value-type="float">
            <text:p>441053.606374404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446072.604184141" calcext:value-type="float">
            <text:p>446072.604184141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449915.131868782" calcext:value-type="float">
            <text:p>449915.131868782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452229.692923877" calcext:value-type="float">
            <text:p>452229.692923877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453198.990011332" calcext:value-type="float">
            <text:p>453198.990011332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452517.542413834" calcext:value-type="float">
            <text:p>452517.542413834</text:p>
          </table:table-cell>
        </table:table-row>
        <table:table-row table:style-name="ro1">
          <table:table-cell office:value-type="string" calcext:value-type="string">
            <text:p>2022-02-13</text:p>
          </table:table-cell>
          <table:table-cell office:value-type="float" office:value="450845.707937097" calcext:value-type="float">
            <text:p>450845.707937097</text:p>
          </table:table-cell>
        </table:table-row>
        <table:table-row table:style-name="ro1">
          <table:table-cell office:value-type="string" calcext:value-type="string">
            <text:p>2022-02-14</text:p>
          </table:table-cell>
          <table:table-cell office:value-type="float" office:value="447808.421616058" calcext:value-type="float">
            <text:p>447808.421616058</text:p>
          </table:table-cell>
        </table:table-row>
        <table:table-row table:style-name="ro1">
          <table:table-cell office:value-type="string" calcext:value-type="string">
            <text:p>2022-02-15</text:p>
          </table:table-cell>
          <table:table-cell office:value-type="float" office:value="443314.689407699" calcext:value-type="float">
            <text:p>443314.689407699</text:p>
          </table:table-cell>
        </table:table-row>
        <table:table-row table:style-name="ro1">
          <table:table-cell office:value-type="string" calcext:value-type="string">
            <text:p>2022-02-16</text:p>
          </table:table-cell>
          <table:table-cell office:value-type="float" office:value="437920.938800273" calcext:value-type="float">
            <text:p>437920.938800273</text:p>
          </table:table-cell>
        </table:table-row>
        <table:table-row table:style-name="ro1">
          <table:table-cell office:value-type="string" calcext:value-type="string">
            <text:p>2022-02-17</text:p>
          </table:table-cell>
          <table:table-cell office:value-type="float" office:value="432390.491717499" calcext:value-type="float">
            <text:p>432390.491717499</text:p>
          </table:table-cell>
        </table:table-row>
        <table:table-row table:style-name="ro1">
          <table:table-cell office:value-type="string" calcext:value-type="string">
            <text:p>2022-02-18</text:p>
          </table:table-cell>
          <table:table-cell office:value-type="float" office:value="426399.292206266" calcext:value-type="float">
            <text:p>426399.292206266</text:p>
          </table:table-cell>
        </table:table-row>
        <table:table-row table:style-name="ro1">
          <table:table-cell office:value-type="string" calcext:value-type="string">
            <text:p>2022-02-19</text:p>
          </table:table-cell>
          <table:table-cell office:value-type="float" office:value="419992.191463476" calcext:value-type="float">
            <text:p>419992.191463476</text:p>
          </table:table-cell>
        </table:table-row>
        <table:table-row table:style-name="ro1">
          <table:table-cell office:value-type="string" calcext:value-type="string">
            <text:p>2022-02-20</text:p>
          </table:table-cell>
          <table:table-cell office:value-type="float" office:value="413381.73761211" calcext:value-type="float">
            <text:p>413381.73761211</text:p>
          </table:table-cell>
        </table:table-row>
        <table:table-row table:style-name="ro1">
          <table:table-cell office:value-type="string" calcext:value-type="string">
            <text:p>2022-02-21</text:p>
          </table:table-cell>
          <table:table-cell office:value-type="float" office:value="406060.134445314" calcext:value-type="float">
            <text:p>406060.134445314</text:p>
          </table:table-cell>
        </table:table-row>
        <table:table-row table:style-name="ro1">
          <table:table-cell office:value-type="string" calcext:value-type="string">
            <text:p>2022-02-22</text:p>
          </table:table-cell>
          <table:table-cell office:value-type="float" office:value="398121.226086381" calcext:value-type="float">
            <text:p>398121.226086381</text:p>
          </table:table-cell>
        </table:table-row>
        <table:table-row table:style-name="ro1">
          <table:table-cell office:value-type="string" calcext:value-type="string">
            <text:p>2022-02-23</text:p>
          </table:table-cell>
          <table:table-cell office:value-type="float" office:value="390461.850550476" calcext:value-type="float">
            <text:p>390461.850550476</text:p>
          </table:table-cell>
        </table:table-row>
        <table:table-row table:style-name="ro1">
          <table:table-cell office:value-type="string" calcext:value-type="string">
            <text:p>2022-02-24</text:p>
          </table:table-cell>
          <table:table-cell office:value-type="float" office:value="383295.362876098" calcext:value-type="float">
            <text:p>383295.362876098</text:p>
          </table:table-cell>
        </table:table-row>
        <table:table-row table:style-name="ro1">
          <table:table-cell office:value-type="string" calcext:value-type="string">
            <text:p>2022-02-25</text:p>
          </table:table-cell>
          <table:table-cell office:value-type="float" office:value="376659.248048932" calcext:value-type="float">
            <text:p>376659.248048932</text:p>
          </table:table-cell>
        </table:table-row>
        <table:table-row table:style-name="ro1">
          <table:table-cell office:value-type="string" calcext:value-type="string">
            <text:p>2022-02-26</text:p>
          </table:table-cell>
          <table:table-cell office:value-type="float" office:value="370292.191298833" calcext:value-type="float">
            <text:p>370292.191298833</text:p>
          </table:table-cell>
        </table:table-row>
        <table:table-row table:style-name="ro1">
          <table:table-cell office:value-type="string" calcext:value-type="string">
            <text:p>2022-02-27</text:p>
          </table:table-cell>
          <table:table-cell office:value-type="float" office:value="364226.833348016" calcext:value-type="float">
            <text:p>364226.833348016</text:p>
          </table:table-cell>
        </table:table-row>
        <table:table-row table:style-name="ro1">
          <table:table-cell office:value-type="string" calcext:value-type="string">
            <text:p>2022-02-28</text:p>
          </table:table-cell>
          <table:table-cell office:value-type="float" office:value="358969.195807048" calcext:value-type="float">
            <text:p>358969.195807048</text:p>
          </table:table-cell>
        </table:table-row>
        <table:table-row table:style-name="ro1">
          <table:table-cell office:value-type="string" calcext:value-type="string">
            <text:p>2022-03-01</text:p>
          </table:table-cell>
          <table:table-cell office:value-type="float" office:value="354799.090151619" calcext:value-type="float">
            <text:p>354799.090151619</text:p>
          </table:table-cell>
        </table:table-row>
        <table:table-row table:style-name="ro1">
          <table:table-cell office:value-type="string" calcext:value-type="string">
            <text:p>2022-03-02</text:p>
          </table:table-cell>
          <table:table-cell office:value-type="float" office:value="351172.854407953" calcext:value-type="float">
            <text:p>351172.854407953</text:p>
          </table:table-cell>
        </table:table-row>
        <table:table-row table:style-name="ro1">
          <table:table-cell office:value-type="string" calcext:value-type="string">
            <text:p>2022-03-03</text:p>
          </table:table-cell>
          <table:table-cell office:value-type="float" office:value="348741.469653192" calcext:value-type="float">
            <text:p>348741.469653192</text:p>
          </table:table-cell>
        </table:table-row>
        <table:table-row table:style-name="ro1">
          <table:table-cell office:value-type="string" calcext:value-type="string">
            <text:p>2022-03-04</text:p>
          </table:table-cell>
          <table:table-cell office:value-type="float" office:value="347333.37902768" calcext:value-type="float">
            <text:p>347333.37902768</text:p>
          </table:table-cell>
        </table:table-row>
        <table:table-row table:style-name="ro1">
          <table:table-cell office:value-type="string" calcext:value-type="string">
            <text:p>2022-03-05</text:p>
          </table:table-cell>
          <table:table-cell office:value-type="float" office:value="347242.515511997" calcext:value-type="float">
            <text:p>347242.515511997</text:p>
          </table:table-cell>
        </table:table-row>
        <table:table-row table:style-name="ro1">
          <table:table-cell office:value-type="string" calcext:value-type="string">
            <text:p>2022-03-06</text:p>
          </table:table-cell>
          <table:table-cell office:value-type="float" office:value="348678.601723965" calcext:value-type="float">
            <text:p>348678.601723965</text:p>
          </table:table-cell>
        </table:table-row>
        <table:table-row table:style-name="ro1">
          <table:table-cell office:value-type="string" calcext:value-type="string">
            <text:p>2022-03-07</text:p>
          </table:table-cell>
          <table:table-cell office:value-type="float" office:value="351753.691411352" calcext:value-type="float">
            <text:p>351753.691411352</text:p>
          </table:table-cell>
        </table:table-row>
        <table:table-row table:style-name="ro1">
          <table:table-cell office:value-type="string" calcext:value-type="string">
            <text:p>2022-03-08</text:p>
          </table:table-cell>
          <table:table-cell office:value-type="float" office:value="356623.852034476" calcext:value-type="float">
            <text:p>356623.852034476</text:p>
          </table:table-cell>
        </table:table-row>
        <table:table-row table:style-name="ro1">
          <table:table-cell office:value-type="string" calcext:value-type="string">
            <text:p>2022-03-09</text:p>
          </table:table-cell>
          <table:table-cell office:value-type="float" office:value="363558.143120539" calcext:value-type="float">
            <text:p>363558.143120539</text:p>
          </table:table-cell>
        </table:table-row>
        <table:table-row table:style-name="ro1">
          <table:table-cell office:value-type="string" calcext:value-type="string">
            <text:p>2022-03-10</text:p>
          </table:table-cell>
          <table:table-cell office:value-type="float" office:value="372544.914487644" calcext:value-type="float">
            <text:p>372544.914487644</text:p>
          </table:table-cell>
        </table:table-row>
        <table:table-row table:style-name="ro1">
          <table:table-cell office:value-type="string" calcext:value-type="string">
            <text:p>2022-03-11</text:p>
          </table:table-cell>
          <table:table-cell office:value-type="float" office:value="383204.543240787" calcext:value-type="float">
            <text:p>383204.543240787</text:p>
          </table:table-cell>
        </table:table-row>
        <table:table-row table:style-name="ro1">
          <table:table-cell office:value-type="string" calcext:value-type="string">
            <text:p>2022-03-12</text:p>
          </table:table-cell>
          <table:table-cell office:value-type="float" office:value="395237.1079365" calcext:value-type="float">
            <text:p>395237.1079365</text:p>
          </table:table-cell>
        </table:table-row>
        <table:table-row table:style-name="ro1">
          <table:table-cell office:value-type="string" calcext:value-type="string">
            <text:p>2022-03-13</text:p>
          </table:table-cell>
          <table:table-cell office:value-type="float" office:value="408231.699063644" calcext:value-type="float">
            <text:p>408231.699063644</text:p>
          </table:table-cell>
        </table:table-row>
        <table:table-row table:style-name="ro1">
          <table:table-cell office:value-type="string" calcext:value-type="string">
            <text:p>2022-03-14</text:p>
          </table:table-cell>
          <table:table-cell office:value-type="float" office:value="422137.476280221" calcext:value-type="float">
            <text:p>422137.476280221</text:p>
          </table:table-cell>
        </table:table-row>
        <table:table-row table:style-name="ro1">
          <table:table-cell office:value-type="string" calcext:value-type="string">
            <text:p>2022-03-15</text:p>
          </table:table-cell>
          <table:table-cell office:value-type="float" office:value="436730.751236725" calcext:value-type="float">
            <text:p>436730.751236725</text:p>
          </table:table-cell>
        </table:table-row>
        <table:table-row table:style-name="ro1">
          <table:table-cell office:value-type="string" calcext:value-type="string">
            <text:p>2022-03-16</text:p>
          </table:table-cell>
          <table:table-cell office:value-type="float" office:value="452547.622285627" calcext:value-type="float">
            <text:p>452547.622285627</text:p>
          </table:table-cell>
        </table:table-row>
        <table:table-row table:style-name="ro1">
          <table:table-cell office:value-type="string" calcext:value-type="string">
            <text:p>2022-03-17</text:p>
          </table:table-cell>
          <table:table-cell office:value-type="float" office:value="469255.292726351" calcext:value-type="float">
            <text:p>469255.292726351</text:p>
          </table:table-cell>
        </table:table-row>
        <table:table-row table:style-name="ro1">
          <table:table-cell office:value-type="string" calcext:value-type="string">
            <text:p>2022-03-18</text:p>
          </table:table-cell>
          <table:table-cell office:value-type="float" office:value="486508.451323856" calcext:value-type="float">
            <text:p>486508.451323856</text:p>
          </table:table-cell>
        </table:table-row>
        <table:table-row table:style-name="ro1">
          <table:table-cell office:value-type="string" calcext:value-type="string">
            <text:p>2022-03-19</text:p>
          </table:table-cell>
          <table:table-cell office:value-type="float" office:value="504393.960402943" calcext:value-type="float">
            <text:p>504393.960402943</text:p>
          </table:table-cell>
        </table:table-row>
        <table:table-row table:style-name="ro1">
          <table:table-cell office:value-type="string" calcext:value-type="string">
            <text:p>2022-03-20</text:p>
          </table:table-cell>
          <table:table-cell office:value-type="float" office:value="522309.143015427" calcext:value-type="float">
            <text:p>522309.143015427</text:p>
          </table:table-cell>
        </table:table-row>
        <table:table-row table:style-name="ro1">
          <table:table-cell office:value-type="string" calcext:value-type="string">
            <text:p>2022-03-21</text:p>
          </table:table-cell>
          <table:table-cell office:value-type="float" office:value="539743.524976171" calcext:value-type="float">
            <text:p>539743.524976171</text:p>
          </table:table-cell>
        </table:table-row>
        <table:table-row table:style-name="ro1">
          <table:table-cell office:value-type="string" calcext:value-type="string">
            <text:p>2022-03-22</text:p>
          </table:table-cell>
          <table:table-cell office:value-type="float" office:value="556337.378706918" calcext:value-type="float">
            <text:p>556337.378706918</text:p>
          </table:table-cell>
        </table:table-row>
        <table:table-row table:style-name="ro1">
          <table:table-cell office:value-type="string" calcext:value-type="string">
            <text:p>2022-03-23</text:p>
          </table:table-cell>
          <table:table-cell office:value-type="float" office:value="572398.924824743" calcext:value-type="float">
            <text:p>572398.924824743</text:p>
          </table:table-cell>
        </table:table-row>
        <table:table-row table:style-name="ro1">
          <table:table-cell office:value-type="string" calcext:value-type="string">
            <text:p>2022-03-24</text:p>
          </table:table-cell>
          <table:table-cell office:value-type="float" office:value="587492.200472674" calcext:value-type="float">
            <text:p>587492.200472674</text:p>
          </table:table-cell>
        </table:table-row>
        <table:table-row table:style-name="ro1">
          <table:table-cell office:value-type="string" calcext:value-type="string">
            <text:p>2022-03-25</text:p>
          </table:table-cell>
          <table:table-cell office:value-type="float" office:value="601748.213946011" calcext:value-type="float">
            <text:p>601748.213946011</text:p>
          </table:table-cell>
        </table:table-row>
        <table:table-row table:style-name="ro1">
          <table:table-cell office:value-type="string" calcext:value-type="string">
            <text:p>2022-03-26</text:p>
          </table:table-cell>
          <table:table-cell office:value-type="float" office:value="614848.221483405" calcext:value-type="float">
            <text:p>614848.221483405</text:p>
          </table:table-cell>
        </table:table-row>
        <table:table-row table:style-name="ro1">
          <table:table-cell office:value-type="string" calcext:value-type="string">
            <text:p>2022-03-27</text:p>
          </table:table-cell>
          <table:table-cell office:value-type="float" office:value="626458.29213727" calcext:value-type="float">
            <text:p>626458.29213727</text:p>
          </table:table-cell>
        </table:table-row>
        <table:table-row table:style-name="ro1">
          <table:table-cell office:value-type="string" calcext:value-type="string">
            <text:p>2022-03-28</text:p>
          </table:table-cell>
          <table:table-cell office:value-type="float" office:value="636005.064273103" calcext:value-type="float">
            <text:p>636005.064273103</text:p>
          </table:table-cell>
        </table:table-row>
        <table:table-row table:style-name="ro1">
          <table:table-cell office:value-type="string" calcext:value-type="string">
            <text:p>2022-03-29</text:p>
          </table:table-cell>
          <table:table-cell office:value-type="float" office:value="643889.025063734" calcext:value-type="float">
            <text:p>643889.025063734</text:p>
          </table:table-cell>
        </table:table-row>
        <table:table-row table:style-name="ro1">
          <table:table-cell office:value-type="string" calcext:value-type="string">
            <text:p>2022-03-30</text:p>
          </table:table-cell>
          <table:table-cell office:value-type="float" office:value="650020.634575161" calcext:value-type="float">
            <text:p>650020.634575161</text:p>
          </table:table-cell>
        </table:table-row>
      </table:table>
      <table:named-expressions/>
      <table:database-ranges>
        <table:database-range table:name="__Anonymous_Sheet_DB__1" table:target-range-address="prevalence_history_20220401_LON.A1:prevalence_history_20220401_LON.B104691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percentage-style style:name="N112">
      <number:number number:decimal-places="3" number:min-decimal-places="3" number:min-integer-digits="1"/>
      <number:text>%</number:text>
    </number:percentage-style>
    <number:percentage-style style:name="N113">
      <number:number number:decimal-places="4" number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3:31:39.5641069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3T13:35:03.206016743</dc:date>
    <meta:editing-duration>PT4H56M14S</meta:editing-duration>
    <meta:editing-cycles>16</meta:editing-cycles>
    <meta:generator>LibreOffice/7.2.5.2.0$Linux_X86_64 LibreOffice_project/20$Build-2</meta:generator>
    <meta:document-statistic meta:table-count="3" meta:cell-count="2238" meta:object-count="3"/>
  </office:meta>
</office:document-meta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77cm" svg:y="3.955cm" style:legend-expansion="high" chart:style-name="ch2"/>
        <chart:plot-area chart:style-name="ch3" table:cell-range-address="Graphs_LON.A1:Graphs_LON.C225" chart:data-source-has-labels="both" svg:x="0.319cm" svg:y="0.18cm" svg:width="11.132cm" svg:height="8.646cm">
          <chart:coordinate-region svg:x="1.681cm" svg:y="0.379cm" svg:width="9.77cm" svg:height="7.8cm"/>
          <chart:axis chart:dimension="x" chart:name="primary-x" chart:style-name="ch4" chartooo:axis-type="auto">
            <chartooo:date-scale/>
            <chart:categories table:cell-range-address="Graphs_LON.A2:Graphs_LON.A2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s_LON.B2:Graphs_LON.B225" chart:label-cell-address="Graphs_LON.B1:Graphs_LON.B1" chart:class="chart:line">
            <chart:data-point chart:repeated="224"/>
          </chart:series>
          <chart:series chart:style-name="ch8" chart:values-cell-range-address="Graphs_LON.C2:Graphs_LON.C225" chart:label-cell-address="Graphs_LON.C1:Graphs_LON.C1" chart:class="chart:line">
            <chart:data-point chart:repeated="2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Graphs_LON.B1:Graphs_LON.B1</svg:desc>
                </draw:g>
              </table:table-cell>
              <table:table-cell office:value-type="string">
                <text:p>gamma(4.5, 3.012)</text:p>
                <draw:g>
                  <svg:desc>Graphs_LON.C1:Graphs_LON.C1</svg:desc>
                </draw:g>
              </table:table-cell>
            </table:table-row>
          </table:table-header-rows>
          <table:table-rows>
            <table:table-row>
              <table:table-cell office:value-type="float" office:value="44501">
                <text:p>44501</text:p>
                <draw:g>
                  <svg:desc>Graphs_LON.A2:Graphs_LON.A225</svg:desc>
                </draw:g>
              </table:table-cell>
              <table:table-cell office:value-type="float" office:value="133323.293687105">
                <text:p>133323.293687105</text:p>
                <draw:g>
                  <svg:desc>Graphs_LON.B2:Graphs_LON.B225</svg:desc>
                </draw:g>
              </table:table-cell>
              <table:table-cell office:value-type="float" office:value="133551.299230939">
                <text:p>133551.299230939</text:p>
                <draw:g>
                  <svg:desc>Graphs_LON.C2:Graphs_LON.C225</svg:desc>
                </draw:g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32079.015957894">
                <text:p>132079.015957894</text:p>
              </table:table-cell>
              <table:table-cell office:value-type="float" office:value="132355.353780427">
                <text:p>132355.35378042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30421.636239044">
                <text:p>130421.636239044</text:p>
              </table:table-cell>
              <table:table-cell office:value-type="float" office:value="130755.712441801">
                <text:p>130755.712441801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28363.44449405">
                <text:p>128363.44449405</text:p>
              </table:table-cell>
              <table:table-cell office:value-type="float" office:value="128759.644179567">
                <text:p>128759.644179567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26053.596620954">
                <text:p>126053.596620954</text:p>
              </table:table-cell>
              <table:table-cell office:value-type="float" office:value="126499.376049241">
                <text:p>126499.376049241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23671.992399765">
                <text:p>123671.992399765</text:p>
              </table:table-cell>
              <table:table-cell office:value-type="float" office:value="124168.548543435">
                <text:p>124168.548543435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21107.106382345">
                <text:p>121107.106382345</text:p>
              </table:table-cell>
              <table:table-cell office:value-type="float" office:value="121663.227542156">
                <text:p>121663.227542156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18463.788163882">
                <text:p>118463.788163882</text:p>
              </table:table-cell>
              <table:table-cell office:value-type="float" office:value="119066.533368304">
                <text:p>119066.533368304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15602.891949585">
                <text:p>115602.891949585</text:p>
              </table:table-cell>
              <table:table-cell office:value-type="float" office:value="116234.425918693">
                <text:p>116234.425918693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13009.013006733">
                <text:p>113009.013006733</text:p>
              </table:table-cell>
              <table:table-cell office:value-type="float" office:value="113641.368468498">
                <text:p>113641.368468498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10375.853708846">
                <text:p>110375.853708846</text:p>
              </table:table-cell>
              <table:table-cell office:value-type="float" office:value="110982.303059232">
                <text:p>110982.303059232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07910.473634033">
                <text:p>107910.473634033</text:p>
              </table:table-cell>
              <table:table-cell office:value-type="float" office:value="108468.728367748">
                <text:p>108468.728367748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05760.282153428">
                <text:p>105760.282153428</text:p>
              </table:table-cell>
              <table:table-cell office:value-type="float" office:value="106259.458838542">
                <text:p>106259.458838542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04119.26463367">
                <text:p>104119.26463367</text:p>
              </table:table-cell>
              <table:table-cell office:value-type="float" office:value="104547.915875084">
                <text:p>104547.915875084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02853.468221783">
                <text:p>102853.468221783</text:p>
              </table:table-cell>
              <table:table-cell office:value-type="float" office:value="103205.266679833">
                <text:p>103205.266679833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102123.324544963">
                <text:p>102123.324544963</text:p>
              </table:table-cell>
              <table:table-cell office:value-type="float" office:value="102384.362835292">
                <text:p>102384.362835292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01946.108561295">
                <text:p>101946.108561295</text:p>
              </table:table-cell>
              <table:table-cell office:value-type="float" office:value="102124.633853067">
                <text:p>102124.633853067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102557.467521768">
                <text:p>102557.467521768</text:p>
              </table:table-cell>
              <table:table-cell office:value-type="float" office:value="102648.418380132">
                <text:p>102648.418380132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103463.548479271">
                <text:p>103463.548479271</text:p>
              </table:table-cell>
              <table:table-cell office:value-type="float" office:value="103440.744542678">
                <text:p>103440.744542678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104936.482871097">
                <text:p>104936.482871097</text:p>
              </table:table-cell>
              <table:table-cell office:value-type="float" office:value="104791.807595659">
                <text:p>104791.807595659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106513.010900234">
                <text:p>106513.010900234</text:p>
              </table:table-cell>
              <table:table-cell office:value-type="float" office:value="106254.251520919">
                <text:p>106254.251520919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08635.566150619">
                <text:p>108635.566150619</text:p>
              </table:table-cell>
              <table:table-cell office:value-type="float" office:value="108269.090385094">
                <text:p>108269.090385094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10958.732282953">
                <text:p>110958.732282953</text:p>
              </table:table-cell>
              <table:table-cell office:value-type="float" office:value="110490.025473135">
                <text:p>110490.02547313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13291.940534737">
                <text:p>113291.940534737</text:p>
              </table:table-cell>
              <table:table-cell office:value-type="float" office:value="112743.848443776">
                <text:p>112743.848443776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15803.193157407">
                <text:p>115803.193157407</text:p>
              </table:table-cell>
              <table:table-cell office:value-type="float" office:value="115229.526183723">
                <text:p>115229.526183723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18708.142409626">
                <text:p>118708.142409626</text:p>
              </table:table-cell>
              <table:table-cell office:value-type="float" office:value="118136.265581999">
                <text:p>118136.265581999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121637.28629993">
                <text:p>121637.28629993</text:p>
              </table:table-cell>
              <table:table-cell office:value-type="float" office:value="121101.789808256">
                <text:p>121101.789808256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124344.992480526">
                <text:p>124344.992480526</text:p>
              </table:table-cell>
              <table:table-cell office:value-type="float" office:value="123852.55483445">
                <text:p>123852.55483445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126941.221914075">
                <text:p>126941.221914075</text:p>
              </table:table-cell>
              <table:table-cell office:value-type="float" office:value="126521.176459406">
                <text:p>126521.176459406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129557.778520276">
                <text:p>129557.778520276</text:p>
              </table:table-cell>
              <table:table-cell office:value-type="float" office:value="129231.224101541">
                <text:p>129231.224101541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31557.121295832">
                <text:p>131557.121295832</text:p>
              </table:table-cell>
              <table:table-cell office:value-type="float" office:value="131299.775311996">
                <text:p>131299.775311996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33682.530582509">
                <text:p>133682.530582509</text:p>
              </table:table-cell>
              <table:table-cell office:value-type="float" office:value="133489.417947507">
                <text:p>133489.417947507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35722.521360488">
                <text:p>135722.521360488</text:p>
              </table:table-cell>
              <table:table-cell office:value-type="float" office:value="135621.172627601">
                <text:p>135621.172627601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37689.42420179">
                <text:p>137689.42420179</text:p>
              </table:table-cell>
              <table:table-cell office:value-type="float" office:value="137696.807132442">
                <text:p>137696.807132442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40201.878411146">
                <text:p>140201.878411146</text:p>
              </table:table-cell>
              <table:table-cell office:value-type="float" office:value="140308.849326895">
                <text:p>140308.849326895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42497.873131351">
                <text:p>142497.873131351</text:p>
              </table:table-cell>
              <table:table-cell office:value-type="float" office:value="142690.944973622">
                <text:p>142690.944973622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45107.77099422">
                <text:p>145107.77099422</text:p>
              </table:table-cell>
              <table:table-cell office:value-type="float" office:value="145403.150229955">
                <text:p>145403.150229955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47918.228526632">
                <text:p>147918.228526632</text:p>
              </table:table-cell>
              <table:table-cell office:value-type="float" office:value="148256.799067034">
                <text:p>148256.799067034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51292.216080783">
                <text:p>151292.216080783</text:p>
              </table:table-cell>
              <table:table-cell office:value-type="float" office:value="151636.80502653">
                <text:p>151636.80502653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55077.580599853">
                <text:p>155077.580599853</text:p>
              </table:table-cell>
              <table:table-cell office:value-type="float" office:value="155392.348829447">
                <text:p>155392.348829447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58853.891463639">
                <text:p>158853.891463639</text:p>
              </table:table-cell>
              <table:table-cell office:value-type="float" office:value="159089.96140103">
                <text:p>159089.96140103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63793.930496754">
                <text:p>163793.930496754</text:p>
              </table:table-cell>
              <table:table-cell office:value-type="float" office:value="163971.829136303">
                <text:p>163971.829136303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70100.468891224">
                <text:p>170100.468891224</text:p>
              </table:table-cell>
              <table:table-cell office:value-type="float" office:value="170190.277535791">
                <text:p>170190.277535791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79042.865547394">
                <text:p>179042.865547394</text:p>
              </table:table-cell>
              <table:table-cell office:value-type="float" office:value="179034.384541599">
                <text:p>179034.384541599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192113.183416141">
                <text:p>192113.183416141</text:p>
              </table:table-cell>
              <table:table-cell office:value-type="float" office:value="192007.899224872">
                <text:p>192007.899224872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209740.546574384">
                <text:p>209740.546574384</text:p>
              </table:table-cell>
              <table:table-cell office:value-type="float" office:value="209528.611604231">
                <text:p>209528.611604231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231085.765580486">
                <text:p>231085.765580486</text:p>
              </table:table-cell>
              <table:table-cell office:value-type="float" office:value="230754.480139537">
                <text:p>230754.480139537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256196.247432803">
                <text:p>256196.247432803</text:p>
              </table:table-cell>
              <table:table-cell office:value-type="float" office:value="255596.529259219">
                <text:p>255596.529259219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284210.463469417">
                <text:p>284210.463469417</text:p>
              </table:table-cell>
              <table:table-cell office:value-type="float" office:value="283210.469985034">
                <text:p>283210.469985034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314677.828548612">
                <text:p>314677.828548612</text:p>
              </table:table-cell>
              <table:table-cell office:value-type="float" office:value="313102.082905451">
                <text:p>313102.082905451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347947.715907797">
                <text:p>347947.715907797</text:p>
              </table:table-cell>
              <table:table-cell office:value-type="float" office:value="345639.940946678">
                <text:p>345639.940946678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382564.771954094">
                <text:p>382564.771954094</text:p>
              </table:table-cell>
              <table:table-cell office:value-type="float" office:value="379528.510649749">
                <text:p>379528.510649749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418032.678875613">
                <text:p>418032.678875613</text:p>
              </table:table-cell>
              <table:table-cell office:value-type="float" office:value="414387.928567614">
                <text:p>414387.928567614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453263.993933729">
                <text:p>453263.993933729</text:p>
              </table:table-cell>
              <table:table-cell office:value-type="float" office:value="449187.882566702">
                <text:p>449187.882566702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487055.806531647">
                <text:p>487055.806531647</text:p>
              </table:table-cell>
              <table:table-cell office:value-type="float" office:value="482787.442910955">
                <text:p>482787.442910955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518644.661126869">
                <text:p>518644.661126869</text:p>
              </table:table-cell>
              <table:table-cell office:value-type="float" office:value="514425.781981795">
                <text:p>514425.781981795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547164.896111915">
                <text:p>547164.896111915</text:p>
              </table:table-cell>
              <table:table-cell office:value-type="float" office:value="543192.905854165">
                <text:p>543192.905854165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570974.147727651">
                <text:p>570974.147727651</text:p>
              </table:table-cell>
              <table:table-cell office:value-type="float" office:value="567480.601105528">
                <text:p>567480.601105528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588366.236304579">
                <text:p>588366.236304579</text:p>
              </table:table-cell>
              <table:table-cell office:value-type="float" office:value="585522.760048493">
                <text:p>585522.760048493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600214.400284491">
                <text:p>600214.400284491</text:p>
              </table:table-cell>
              <table:table-cell office:value-type="float" office:value="598195.485030916">
                <text:p>598195.485030916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607262.733445173">
                <text:p>607262.733445173</text:p>
              </table:table-cell>
              <table:table-cell office:value-type="float" office:value="606253.457470823">
                <text:p>606253.457470823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610009.427052234">
                <text:p>610009.427052234</text:p>
              </table:table-cell>
              <table:table-cell office:value-type="float" office:value="610179.25555918">
                <text:p>610179.25555918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608489.278858166">
                <text:p>608489.278858166</text:p>
              </table:table-cell>
              <table:table-cell office:value-type="float" office:value="610001.94206352">
                <text:p>610001.94206352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602904.608124386">
                <text:p>602904.608124386</text:p>
              </table:table-cell>
              <table:table-cell office:value-type="float" office:value="605878.957730799">
                <text:p>605878.957730799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593776.556321732">
                <text:p>593776.556321732</text:p>
              </table:table-cell>
              <table:table-cell office:value-type="float" office:value="598198.915084326">
                <text:p>598198.915084326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582004.999048683">
                <text:p>582004.999048683</text:p>
              </table:table-cell>
              <table:table-cell office:value-type="float" office:value="587600.748766507">
                <text:p>587600.748766507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567783.176540248">
                <text:p>567783.176540248</text:p>
              </table:table-cell>
              <table:table-cell office:value-type="float" office:value="574222.643511253">
                <text:p>574222.643511253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552585.538931045">
                <text:p>552585.538931045</text:p>
              </table:table-cell>
              <table:table-cell office:value-type="float" office:value="559546.229182266">
                <text:p>559546.229182266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536447.60324024">
                <text:p>536447.60324024</text:p>
              </table:table-cell>
              <table:table-cell office:value-type="float" office:value="543628.227785039">
                <text:p>543628.227785039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520044.548070648">
                <text:p>520044.548070648</text:p>
              </table:table-cell>
              <table:table-cell office:value-type="float" office:value="527147.100147261">
                <text:p>527147.100147261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503331.996254647">
                <text:p>503331.996254647</text:p>
              </table:table-cell>
              <table:table-cell office:value-type="float" office:value="510070.083992558">
                <text:p>510070.083992558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486480.677616045">
                <text:p>486480.677616045</text:p>
              </table:table-cell>
              <table:table-cell office:value-type="float" office:value="492664.405885098">
                <text:p>492664.405885098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469807.448263099">
                <text:p>469807.448263099</text:p>
              </table:table-cell>
              <table:table-cell office:value-type="float" office:value="475303.597655936">
                <text:p>475303.597655936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453533.727201801">
                <text:p>453533.727201801</text:p>
              </table:table-cell>
              <table:table-cell office:value-type="float" office:value="458186.259371424">
                <text:p>458186.259371424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437696.581324951">
                <text:p>437696.581324951</text:p>
              </table:table-cell>
              <table:table-cell office:value-type="float" office:value="441441.853245062">
                <text:p>441441.853245062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422888.042247748">
                <text:p>422888.042247748</text:p>
              </table:table-cell>
              <table:table-cell office:value-type="float" office:value="425719.836942227">
                <text:p>425719.836942227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409098.44057337">
                <text:p>409098.44057337</text:p>
              </table:table-cell>
              <table:table-cell office:value-type="float" office:value="411069.884169326">
                <text:p>411069.884169326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395777.078044776">
                <text:p>395777.078044776</text:p>
              </table:table-cell>
              <table:table-cell office:value-type="float" office:value="396993.617467078">
                <text:p>396993.617467078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383059.806049259">
                <text:p>383059.806049259</text:p>
              </table:table-cell>
              <table:table-cell office:value-type="float" office:value="383606.825208621">
                <text:p>383606.825208621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372245.654731036">
                <text:p>372245.654731036</text:p>
              </table:table-cell>
              <table:table-cell office:value-type="float" office:value="372246.818404528">
                <text:p>372246.818404528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363100.626194288">
                <text:p>363100.626194288</text:p>
              </table:table-cell>
              <table:table-cell office:value-type="float" office:value="362679.903685042">
                <text:p>362679.903685042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355664.398916802">
                <text:p>355664.398916802</text:p>
              </table:table-cell>
              <table:table-cell office:value-type="float" office:value="354906.569410181">
                <text:p>354906.569410181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349361.494632473">
                <text:p>349361.494632473</text:p>
              </table:table-cell>
              <table:table-cell office:value-type="float" office:value="348374.911893808">
                <text:p>348374.911893808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345146.952748984">
                <text:p>345146.952748984</text:p>
              </table:table-cell>
              <table:table-cell office:value-type="float" office:value="344029.772869385">
                <text:p>344029.772869385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342799.940378053">
                <text:p>342799.940378053</text:p>
              </table:table-cell>
              <table:table-cell office:value-type="float" office:value="341587.337558155">
                <text:p>341587.337558155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342824.267017683">
                <text:p>342824.267017683</text:p>
              </table:table-cell>
              <table:table-cell office:value-type="float" office:value="341486.543915604">
                <text:p>341486.543915604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344375.994937289">
                <text:p>344375.994937289</text:p>
              </table:table-cell>
              <table:table-cell office:value-type="float" office:value="342968.497561187">
                <text:p>342968.497561187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347545.71398645">
                <text:p>347545.71398645</text:p>
              </table:table-cell>
              <table:table-cell office:value-type="float" office:value="346099.932027912">
                <text:p>346099.932027912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352099.090331794">
                <text:p>352099.090331794</text:p>
              </table:table-cell>
              <table:table-cell office:value-type="float" office:value="350599.177054042">
                <text:p>350599.177054042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358260.583693685">
                <text:p>358260.583693685</text:p>
              </table:table-cell>
              <table:table-cell office:value-type="float" office:value="356642.636464678">
                <text:p>356642.636464678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365633.771084363">
                <text:p>365633.771084363</text:p>
              </table:table-cell>
              <table:table-cell office:value-type="float" office:value="363909.812323039">
                <text:p>363909.812323039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374012.32516781">
                <text:p>374012.32516781</text:p>
              </table:table-cell>
              <table:table-cell office:value-type="float" office:value="372235.834916252">
                <text:p>372235.834916252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382778.646357687">
                <text:p>382778.646357687</text:p>
              </table:table-cell>
              <table:table-cell office:value-type="float" office:value="381026.089877335">
                <text:p>381026.089877335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391895.214082711">
                <text:p>391895.214082711</text:p>
              </table:table-cell>
              <table:table-cell office:value-type="float" office:value="390190.795039298">
                <text:p>390190.795039298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401630.533981132">
                <text:p>401630.533981132</text:p>
              </table:table-cell>
              <table:table-cell office:value-type="float" office:value="399993.18583724">
                <text:p>399993.18583724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411150.783743836">
                <text:p>411150.783743836</text:p>
              </table:table-cell>
              <table:table-cell office:value-type="float" office:value="409619.660826335">
                <text:p>409619.660826335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420276.832304516">
                <text:p>420276.832304516</text:p>
              </table:table-cell>
              <table:table-cell office:value-type="float" office:value="418905.658653827">
                <text:p>418905.658653827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428371.475225689">
                <text:p>428371.475225689</text:p>
              </table:table-cell>
              <table:table-cell office:value-type="float" office:value="427214.803423779">
                <text:p>427214.803423779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435939.31169359">
                <text:p>435939.31169359</text:p>
              </table:table-cell>
              <table:table-cell office:value-type="float" office:value="435032.151645554">
                <text:p>435032.151645554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441695.496459845">
                <text:p>441695.496459845</text:p>
              </table:table-cell>
              <table:table-cell office:value-type="float" office:value="441053.606374404">
                <text:p>441053.606374404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446432.333146876">
                <text:p>446432.333146876</text:p>
              </table:table-cell>
              <table:table-cell office:value-type="float" office:value="446072.604184141">
                <text:p>446072.604184141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449933.331791168">
                <text:p>449933.331791168</text:p>
              </table:table-cell>
              <table:table-cell office:value-type="float" office:value="449915.131868782">
                <text:p>449915.131868782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451879.813224963">
                <text:p>451879.813224963</text:p>
              </table:table-cell>
              <table:table-cell office:value-type="float" office:value="452229.692923877">
                <text:p>452229.692923877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452483.098457069">
                <text:p>452483.098457069</text:p>
              </table:table-cell>
              <table:table-cell office:value-type="float" office:value="453198.990011332">
                <text:p>453198.990011332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451454.611983361">
                <text:p>451454.611983361</text:p>
              </table:table-cell>
              <table:table-cell office:value-type="float" office:value="452517.542413834">
                <text:p>452517.542413834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449419.169961896">
                <text:p>449419.169961896</text:p>
              </table:table-cell>
              <table:table-cell office:value-type="float" office:value="450845.707937097">
                <text:p>450845.707937097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446068.684397793">
                <text:p>446068.684397793</text:p>
              </table:table-cell>
              <table:table-cell office:value-type="float" office:value="447808.421616058">
                <text:p>447808.421616058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441346.479716618">
                <text:p>441346.479716618</text:p>
              </table:table-cell>
              <table:table-cell office:value-type="float" office:value="443314.689407699">
                <text:p>443314.689407699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435760.107302801">
                <text:p>435760.107302801</text:p>
              </table:table-cell>
              <table:table-cell office:value-type="float" office:value="437920.938800273">
                <text:p>437920.938800273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430112.320399173">
                <text:p>430112.320399173</text:p>
              </table:table-cell>
              <table:table-cell office:value-type="float" office:value="432390.491717499">
                <text:p>432390.491717499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424033.119431826">
                <text:p>424033.119431826</text:p>
              </table:table-cell>
              <table:table-cell office:value-type="float" office:value="426399.292206266">
                <text:p>426399.292206266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417625.977630708">
                <text:p>417625.977630708</text:p>
              </table:table-cell>
              <table:table-cell office:value-type="float" office:value="419992.191463476">
                <text:p>419992.191463476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411054.799707352">
                <text:p>411054.799707352</text:p>
              </table:table-cell>
              <table:table-cell office:value-type="float" office:value="413381.73761211">
                <text:p>413381.73761211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403813.233905251">
                <text:p>403813.233905251</text:p>
              </table:table-cell>
              <table:table-cell office:value-type="float" office:value="406060.134445314">
                <text:p>406060.134445314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396057.503530386">
                <text:p>396057.503530386</text:p>
              </table:table-cell>
              <table:table-cell office:value-type="float" office:value="398121.226086381">
                <text:p>398121.226086381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388647.565344954">
                <text:p>388647.565344954</text:p>
              </table:table-cell>
              <table:table-cell office:value-type="float" office:value="390461.850550476">
                <text:p>390461.850550476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381736.682024011">
                <text:p>381736.682024011</text:p>
              </table:table-cell>
              <table:table-cell office:value-type="float" office:value="383295.362876098">
                <text:p>383295.362876098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375336.540409565">
                <text:p>375336.540409565</text:p>
              </table:table-cell>
              <table:table-cell office:value-type="float" office:value="376659.248048932">
                <text:p>376659.248048932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369198.30091356">
                <text:p>369198.30091356</text:p>
              </table:table-cell>
              <table:table-cell office:value-type="float" office:value="370292.191298833">
                <text:p>370292.191298833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363309.357122569">
                <text:p>363309.357122569</text:p>
              </table:table-cell>
              <table:table-cell office:value-type="float" office:value="364226.833348016">
                <text:p>364226.833348016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358220.763785764">
                <text:p>358220.763785764</text:p>
              </table:table-cell>
              <table:table-cell office:value-type="float" office:value="358969.195807048">
                <text:p>358969.195807048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354242.13539371">
                <text:p>354242.13539371</text:p>
              </table:table-cell>
              <table:table-cell office:value-type="float" office:value="354799.090151619">
                <text:p>354799.090151619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350817.822725705">
                <text:p>350817.822725705</text:p>
              </table:table-cell>
              <table:table-cell office:value-type="float" office:value="351172.854407953">
                <text:p>351172.854407953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348574.967797931">
                <text:p>348574.967797931</text:p>
              </table:table-cell>
              <table:table-cell office:value-type="float" office:value="348741.469653192">
                <text:p>348741.469653192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347332.549752626">
                <text:p>347332.549752626</text:p>
              </table:table-cell>
              <table:table-cell office:value-type="float" office:value="347333.37902768">
                <text:p>347333.37902768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347394.74342365">
                <text:p>347394.74342365</text:p>
              </table:table-cell>
              <table:table-cell office:value-type="float" office:value="347242.515511997">
                <text:p>347242.515511997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348995.422443035">
                <text:p>348995.422443035</text:p>
              </table:table-cell>
              <table:table-cell office:value-type="float" office:value="348678.601723965">
                <text:p>348678.601723965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352207.22562017">
                <text:p>352207.22562017</text:p>
              </table:table-cell>
              <table:table-cell office:value-type="float" office:value="351753.691411352">
                <text:p>351753.691411352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357160.202024657">
                <text:p>357160.202024657</text:p>
              </table:table-cell>
              <table:table-cell office:value-type="float" office:value="356623.852034476">
                <text:p>356623.852034476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364220.874190744">
                <text:p>364220.874190744</text:p>
              </table:table-cell>
              <table:table-cell office:value-type="float" office:value="363558.143120539">
                <text:p>363558.143120539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373344.851133486">
                <text:p>373344.851133486</text:p>
              </table:table-cell>
              <table:table-cell office:value-type="float" office:value="372544.914487644">
                <text:p>372544.914487644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384157.607533457">
                <text:p>384157.607533457</text:p>
              </table:table-cell>
              <table:table-cell office:value-type="float" office:value="383204.543240787">
                <text:p>383204.543240787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396355.233851165">
                <text:p>396355.233851165</text:p>
              </table:table-cell>
              <table:table-cell office:value-type="float" office:value="395237.1079365">
                <text:p>395237.1079365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409514.810212213">
                <text:p>409514.810212213</text:p>
              </table:table-cell>
              <table:table-cell office:value-type="float" office:value="408231.699063644">
                <text:p>408231.699063644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423605.924812972">
                <text:p>423605.924812972</text:p>
              </table:table-cell>
              <table:table-cell office:value-type="float" office:value="422137.476280221">
                <text:p>422137.476280221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438372.423012849">
                <text:p>438372.423012849</text:p>
              </table:table-cell>
              <table:table-cell office:value-type="float" office:value="436730.751236725">
                <text:p>436730.751236725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454310.92823084">
                <text:p>454310.92823084</text:p>
              </table:table-cell>
              <table:table-cell office:value-type="float" office:value="452547.622285627">
                <text:p>452547.622285627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471059.100756495">
                <text:p>471059.100756495</text:p>
              </table:table-cell>
              <table:table-cell office:value-type="float" office:value="469255.292726351">
                <text:p>469255.292726351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488265.456778333">
                <text:p>488265.456778333</text:p>
              </table:table-cell>
              <table:table-cell office:value-type="float" office:value="486508.451323856">
                <text:p>486508.451323856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506019.691130943">
                <text:p>506019.691130943</text:p>
              </table:table-cell>
              <table:table-cell office:value-type="float" office:value="504393.960402943">
                <text:p>504393.960402943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523750.423789813">
                <text:p>523750.423789813</text:p>
              </table:table-cell>
              <table:table-cell office:value-type="float" office:value="522309.143015427">
                <text:p>522309.143015427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540977.111631115">
                <text:p>540977.111631115</text:p>
              </table:table-cell>
              <table:table-cell office:value-type="float" office:value="539743.524976171">
                <text:p>539743.524976171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557373.416606713">
                <text:p>557373.416606713</text:p>
              </table:table-cell>
              <table:table-cell office:value-type="float" office:value="556337.378706918">
                <text:p>556337.378706918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573243.506760375">
                <text:p>573243.506760375</text:p>
              </table:table-cell>
              <table:table-cell office:value-type="float" office:value="572398.924824743">
                <text:p>572398.924824743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588135.449903698">
                <text:p>588135.449903698</text:p>
              </table:table-cell>
              <table:table-cell office:value-type="float" office:value="587492.200472674">
                <text:p>587492.200472674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602177.648757754">
                <text:p>602177.648757754</text:p>
              </table:table-cell>
              <table:table-cell office:value-type="float" office:value="601748.213946011">
                <text:p>601748.213946011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614990.642918618">
                <text:p>614990.642918618</text:p>
              </table:table-cell>
              <table:table-cell office:value-type="float" office:value="614848.221483405">
                <text:p>614848.221483405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626255.152727612">
                <text:p>626255.152727612</text:p>
              </table:table-cell>
              <table:table-cell office:value-type="float" office:value="626458.29213727">
                <text:p>626458.29213727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635436.31273663">
                <text:p>635436.31273663</text:p>
              </table:table-cell>
              <table:table-cell office:value-type="float" office:value="636005.064273103">
                <text:p>636005.064273103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642990.513882704">
                <text:p>642990.513882704</text:p>
              </table:table-cell>
              <table:table-cell office:value-type="float" office:value="643889.025063734">
                <text:p>643889.025063734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648809.571820206">
                <text:p>648809.571820206</text:p>
              </table:table-cell>
              <table:table-cell office:value-type="float" office:value="650020.634575161">
                <text:p>650020.634575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09cm" svg:height="9.006cm" xlink:href=".." xlink:type="simple" chart:class="chart:line" chart:style-name="ch1">
        <chart:legend chart:legend-position="end" svg:x="11.881cm" svg:y="3.955cm" style:legend-expansion="high" chart:style-name="ch2"/>
        <chart:plot-area chart:style-name="ch3" table:cell-range-address="Graphs_LON.A1:Graphs_LON.C225" chart:data-source-has-labels="both" svg:x="0.322cm" svg:y="0.18cm" svg:width="11.237cm" svg:height="8.646cm">
          <chart:coordinate-region svg:x="1.869cm" svg:y="0.379cm" svg:width="9.69cm" svg:height="7.8cm"/>
          <chart:axis chart:dimension="x" chart:name="primary-x" chart:style-name="ch4" chartooo:axis-type="auto">
            <chartooo:date-scale/>
            <chart:categories table:cell-range-address="Graphs_LON.A2:Graphs_LON.A22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Graphs_LON.B2:Graphs_LON.B225" chart:label-cell-address="Graphs_LON.B1:Graphs_LON.B1" chart:class="chart:line">
            <chart:data-point chart:repeated="224"/>
          </chart:series>
          <chart:series chart:style-name="ch9" chart:values-cell-range-address="Graphs_LON.C2:Graphs_LON.C225" chart:label-cell-address="Graphs_LON.C1:Graphs_LON.C1" chart:class="chart:line">
            <chart:data-point chart:repeated="2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Graphs_LON.B1:Graphs_LON.B1</svg:desc>
                </draw:g>
              </table:table-cell>
              <table:table-cell office:value-type="string">
                <text:p>gamma(4.5, 3.012)</text:p>
                <draw:g>
                  <svg:desc>Graphs_LON.C1:Graphs_LON.C1</svg:desc>
                </draw:g>
              </table:table-cell>
            </table:table-row>
          </table:table-header-rows>
          <table:table-rows>
            <table:table-row>
              <table:table-cell office:value-type="float" office:value="44501">
                <text:p>44501</text:p>
                <draw:g>
                  <svg:desc>Graphs_LON.A2:Graphs_LON.A225</svg:desc>
                </draw:g>
              </table:table-cell>
              <table:table-cell office:value-type="float" office:value="133323.293687105">
                <text:p>133323.293687105</text:p>
                <draw:g>
                  <svg:desc>Graphs_LON.B2:Graphs_LON.B225</svg:desc>
                </draw:g>
              </table:table-cell>
              <table:table-cell office:value-type="float" office:value="133551.299230939">
                <text:p>133551.299230939</text:p>
                <draw:g>
                  <svg:desc>Graphs_LON.C2:Graphs_LON.C225</svg:desc>
                </draw:g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32079.015957894">
                <text:p>132079.015957894</text:p>
              </table:table-cell>
              <table:table-cell office:value-type="float" office:value="132355.353780427">
                <text:p>132355.35378042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30421.636239044">
                <text:p>130421.636239044</text:p>
              </table:table-cell>
              <table:table-cell office:value-type="float" office:value="130755.712441801">
                <text:p>130755.712441801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28363.44449405">
                <text:p>128363.44449405</text:p>
              </table:table-cell>
              <table:table-cell office:value-type="float" office:value="128759.644179567">
                <text:p>128759.644179567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26053.596620954">
                <text:p>126053.596620954</text:p>
              </table:table-cell>
              <table:table-cell office:value-type="float" office:value="126499.376049241">
                <text:p>126499.376049241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23671.992399765">
                <text:p>123671.992399765</text:p>
              </table:table-cell>
              <table:table-cell office:value-type="float" office:value="124168.548543435">
                <text:p>124168.548543435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21107.106382345">
                <text:p>121107.106382345</text:p>
              </table:table-cell>
              <table:table-cell office:value-type="float" office:value="121663.227542156">
                <text:p>121663.227542156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18463.788163882">
                <text:p>118463.788163882</text:p>
              </table:table-cell>
              <table:table-cell office:value-type="float" office:value="119066.533368304">
                <text:p>119066.533368304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15602.891949585">
                <text:p>115602.891949585</text:p>
              </table:table-cell>
              <table:table-cell office:value-type="float" office:value="116234.425918693">
                <text:p>116234.425918693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13009.013006733">
                <text:p>113009.013006733</text:p>
              </table:table-cell>
              <table:table-cell office:value-type="float" office:value="113641.368468498">
                <text:p>113641.368468498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10375.853708846">
                <text:p>110375.853708846</text:p>
              </table:table-cell>
              <table:table-cell office:value-type="float" office:value="110982.303059232">
                <text:p>110982.303059232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07910.473634033">
                <text:p>107910.473634033</text:p>
              </table:table-cell>
              <table:table-cell office:value-type="float" office:value="108468.728367748">
                <text:p>108468.728367748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05760.282153428">
                <text:p>105760.282153428</text:p>
              </table:table-cell>
              <table:table-cell office:value-type="float" office:value="106259.458838542">
                <text:p>106259.458838542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04119.26463367">
                <text:p>104119.26463367</text:p>
              </table:table-cell>
              <table:table-cell office:value-type="float" office:value="104547.915875084">
                <text:p>104547.915875084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02853.468221783">
                <text:p>102853.468221783</text:p>
              </table:table-cell>
              <table:table-cell office:value-type="float" office:value="103205.266679833">
                <text:p>103205.266679833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102123.324544963">
                <text:p>102123.324544963</text:p>
              </table:table-cell>
              <table:table-cell office:value-type="float" office:value="102384.362835292">
                <text:p>102384.362835292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01946.108561295">
                <text:p>101946.108561295</text:p>
              </table:table-cell>
              <table:table-cell office:value-type="float" office:value="102124.633853067">
                <text:p>102124.633853067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102557.467521768">
                <text:p>102557.467521768</text:p>
              </table:table-cell>
              <table:table-cell office:value-type="float" office:value="102648.418380132">
                <text:p>102648.418380132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103463.548479271">
                <text:p>103463.548479271</text:p>
              </table:table-cell>
              <table:table-cell office:value-type="float" office:value="103440.744542678">
                <text:p>103440.744542678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104936.482871097">
                <text:p>104936.482871097</text:p>
              </table:table-cell>
              <table:table-cell office:value-type="float" office:value="104791.807595659">
                <text:p>104791.807595659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106513.010900234">
                <text:p>106513.010900234</text:p>
              </table:table-cell>
              <table:table-cell office:value-type="float" office:value="106254.251520919">
                <text:p>106254.251520919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08635.566150619">
                <text:p>108635.566150619</text:p>
              </table:table-cell>
              <table:table-cell office:value-type="float" office:value="108269.090385094">
                <text:p>108269.090385094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10958.732282953">
                <text:p>110958.732282953</text:p>
              </table:table-cell>
              <table:table-cell office:value-type="float" office:value="110490.025473135">
                <text:p>110490.02547313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13291.940534737">
                <text:p>113291.940534737</text:p>
              </table:table-cell>
              <table:table-cell office:value-type="float" office:value="112743.848443776">
                <text:p>112743.848443776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15803.193157407">
                <text:p>115803.193157407</text:p>
              </table:table-cell>
              <table:table-cell office:value-type="float" office:value="115229.526183723">
                <text:p>115229.526183723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18708.142409626">
                <text:p>118708.142409626</text:p>
              </table:table-cell>
              <table:table-cell office:value-type="float" office:value="118136.265581999">
                <text:p>118136.265581999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121637.28629993">
                <text:p>121637.28629993</text:p>
              </table:table-cell>
              <table:table-cell office:value-type="float" office:value="121101.789808256">
                <text:p>121101.789808256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124344.992480526">
                <text:p>124344.992480526</text:p>
              </table:table-cell>
              <table:table-cell office:value-type="float" office:value="123852.55483445">
                <text:p>123852.55483445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126941.221914075">
                <text:p>126941.221914075</text:p>
              </table:table-cell>
              <table:table-cell office:value-type="float" office:value="126521.176459406">
                <text:p>126521.176459406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129557.778520276">
                <text:p>129557.778520276</text:p>
              </table:table-cell>
              <table:table-cell office:value-type="float" office:value="129231.224101541">
                <text:p>129231.224101541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31557.121295832">
                <text:p>131557.121295832</text:p>
              </table:table-cell>
              <table:table-cell office:value-type="float" office:value="131299.775311996">
                <text:p>131299.775311996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33682.530582509">
                <text:p>133682.530582509</text:p>
              </table:table-cell>
              <table:table-cell office:value-type="float" office:value="133489.417947507">
                <text:p>133489.417947507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35722.521360488">
                <text:p>135722.521360488</text:p>
              </table:table-cell>
              <table:table-cell office:value-type="float" office:value="135621.172627601">
                <text:p>135621.172627601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37689.42420179">
                <text:p>137689.42420179</text:p>
              </table:table-cell>
              <table:table-cell office:value-type="float" office:value="137696.807132442">
                <text:p>137696.807132442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40201.878411146">
                <text:p>140201.878411146</text:p>
              </table:table-cell>
              <table:table-cell office:value-type="float" office:value="140308.849326895">
                <text:p>140308.849326895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42497.873131351">
                <text:p>142497.873131351</text:p>
              </table:table-cell>
              <table:table-cell office:value-type="float" office:value="142690.944973622">
                <text:p>142690.944973622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45107.77099422">
                <text:p>145107.77099422</text:p>
              </table:table-cell>
              <table:table-cell office:value-type="float" office:value="145403.150229955">
                <text:p>145403.150229955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47918.228526632">
                <text:p>147918.228526632</text:p>
              </table:table-cell>
              <table:table-cell office:value-type="float" office:value="148256.799067034">
                <text:p>148256.799067034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51292.216080783">
                <text:p>151292.216080783</text:p>
              </table:table-cell>
              <table:table-cell office:value-type="float" office:value="151636.80502653">
                <text:p>151636.80502653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55077.580599853">
                <text:p>155077.580599853</text:p>
              </table:table-cell>
              <table:table-cell office:value-type="float" office:value="155392.348829447">
                <text:p>155392.348829447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58853.891463639">
                <text:p>158853.891463639</text:p>
              </table:table-cell>
              <table:table-cell office:value-type="float" office:value="159089.96140103">
                <text:p>159089.96140103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63793.930496754">
                <text:p>163793.930496754</text:p>
              </table:table-cell>
              <table:table-cell office:value-type="float" office:value="163971.829136303">
                <text:p>163971.829136303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70100.468891224">
                <text:p>170100.468891224</text:p>
              </table:table-cell>
              <table:table-cell office:value-type="float" office:value="170190.277535791">
                <text:p>170190.277535791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79042.865547394">
                <text:p>179042.865547394</text:p>
              </table:table-cell>
              <table:table-cell office:value-type="float" office:value="179034.384541599">
                <text:p>179034.384541599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192113.183416141">
                <text:p>192113.183416141</text:p>
              </table:table-cell>
              <table:table-cell office:value-type="float" office:value="192007.899224872">
                <text:p>192007.899224872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209740.546574384">
                <text:p>209740.546574384</text:p>
              </table:table-cell>
              <table:table-cell office:value-type="float" office:value="209528.611604231">
                <text:p>209528.611604231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231085.765580486">
                <text:p>231085.765580486</text:p>
              </table:table-cell>
              <table:table-cell office:value-type="float" office:value="230754.480139537">
                <text:p>230754.480139537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256196.247432803">
                <text:p>256196.247432803</text:p>
              </table:table-cell>
              <table:table-cell office:value-type="float" office:value="255596.529259219">
                <text:p>255596.529259219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284210.463469417">
                <text:p>284210.463469417</text:p>
              </table:table-cell>
              <table:table-cell office:value-type="float" office:value="283210.469985034">
                <text:p>283210.469985034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314677.828548612">
                <text:p>314677.828548612</text:p>
              </table:table-cell>
              <table:table-cell office:value-type="float" office:value="313102.082905451">
                <text:p>313102.082905451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347947.715907797">
                <text:p>347947.715907797</text:p>
              </table:table-cell>
              <table:table-cell office:value-type="float" office:value="345639.940946678">
                <text:p>345639.940946678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382564.771954094">
                <text:p>382564.771954094</text:p>
              </table:table-cell>
              <table:table-cell office:value-type="float" office:value="379528.510649749">
                <text:p>379528.510649749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418032.678875613">
                <text:p>418032.678875613</text:p>
              </table:table-cell>
              <table:table-cell office:value-type="float" office:value="414387.928567614">
                <text:p>414387.928567614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453263.993933729">
                <text:p>453263.993933729</text:p>
              </table:table-cell>
              <table:table-cell office:value-type="float" office:value="449187.882566702">
                <text:p>449187.882566702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487055.806531647">
                <text:p>487055.806531647</text:p>
              </table:table-cell>
              <table:table-cell office:value-type="float" office:value="482787.442910955">
                <text:p>482787.442910955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518644.661126869">
                <text:p>518644.661126869</text:p>
              </table:table-cell>
              <table:table-cell office:value-type="float" office:value="514425.781981795">
                <text:p>514425.781981795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547164.896111915">
                <text:p>547164.896111915</text:p>
              </table:table-cell>
              <table:table-cell office:value-type="float" office:value="543192.905854165">
                <text:p>543192.905854165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570974.147727651">
                <text:p>570974.147727651</text:p>
              </table:table-cell>
              <table:table-cell office:value-type="float" office:value="567480.601105528">
                <text:p>567480.601105528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588366.236304579">
                <text:p>588366.236304579</text:p>
              </table:table-cell>
              <table:table-cell office:value-type="float" office:value="585522.760048493">
                <text:p>585522.760048493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600214.400284491">
                <text:p>600214.400284491</text:p>
              </table:table-cell>
              <table:table-cell office:value-type="float" office:value="598195.485030916">
                <text:p>598195.485030916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607262.733445173">
                <text:p>607262.733445173</text:p>
              </table:table-cell>
              <table:table-cell office:value-type="float" office:value="606253.457470823">
                <text:p>606253.457470823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610009.427052234">
                <text:p>610009.427052234</text:p>
              </table:table-cell>
              <table:table-cell office:value-type="float" office:value="610179.25555918">
                <text:p>610179.25555918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608489.278858166">
                <text:p>608489.278858166</text:p>
              </table:table-cell>
              <table:table-cell office:value-type="float" office:value="610001.94206352">
                <text:p>610001.94206352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602904.608124386">
                <text:p>602904.608124386</text:p>
              </table:table-cell>
              <table:table-cell office:value-type="float" office:value="605878.957730799">
                <text:p>605878.957730799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593776.556321732">
                <text:p>593776.556321732</text:p>
              </table:table-cell>
              <table:table-cell office:value-type="float" office:value="598198.915084326">
                <text:p>598198.915084326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582004.999048683">
                <text:p>582004.999048683</text:p>
              </table:table-cell>
              <table:table-cell office:value-type="float" office:value="587600.748766507">
                <text:p>587600.748766507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567783.176540248">
                <text:p>567783.176540248</text:p>
              </table:table-cell>
              <table:table-cell office:value-type="float" office:value="574222.643511253">
                <text:p>574222.643511253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552585.538931045">
                <text:p>552585.538931045</text:p>
              </table:table-cell>
              <table:table-cell office:value-type="float" office:value="559546.229182266">
                <text:p>559546.229182266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536447.60324024">
                <text:p>536447.60324024</text:p>
              </table:table-cell>
              <table:table-cell office:value-type="float" office:value="543628.227785039">
                <text:p>543628.227785039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520044.548070648">
                <text:p>520044.548070648</text:p>
              </table:table-cell>
              <table:table-cell office:value-type="float" office:value="527147.100147261">
                <text:p>527147.100147261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503331.996254647">
                <text:p>503331.996254647</text:p>
              </table:table-cell>
              <table:table-cell office:value-type="float" office:value="510070.083992558">
                <text:p>510070.083992558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486480.677616045">
                <text:p>486480.677616045</text:p>
              </table:table-cell>
              <table:table-cell office:value-type="float" office:value="492664.405885098">
                <text:p>492664.405885098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469807.448263099">
                <text:p>469807.448263099</text:p>
              </table:table-cell>
              <table:table-cell office:value-type="float" office:value="475303.597655936">
                <text:p>475303.597655936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453533.727201801">
                <text:p>453533.727201801</text:p>
              </table:table-cell>
              <table:table-cell office:value-type="float" office:value="458186.259371424">
                <text:p>458186.259371424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437696.581324951">
                <text:p>437696.581324951</text:p>
              </table:table-cell>
              <table:table-cell office:value-type="float" office:value="441441.853245062">
                <text:p>441441.853245062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422888.042247748">
                <text:p>422888.042247748</text:p>
              </table:table-cell>
              <table:table-cell office:value-type="float" office:value="425719.836942227">
                <text:p>425719.836942227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409098.44057337">
                <text:p>409098.44057337</text:p>
              </table:table-cell>
              <table:table-cell office:value-type="float" office:value="411069.884169326">
                <text:p>411069.884169326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395777.078044776">
                <text:p>395777.078044776</text:p>
              </table:table-cell>
              <table:table-cell office:value-type="float" office:value="396993.617467078">
                <text:p>396993.617467078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383059.806049259">
                <text:p>383059.806049259</text:p>
              </table:table-cell>
              <table:table-cell office:value-type="float" office:value="383606.825208621">
                <text:p>383606.825208621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372245.654731036">
                <text:p>372245.654731036</text:p>
              </table:table-cell>
              <table:table-cell office:value-type="float" office:value="372246.818404528">
                <text:p>372246.818404528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363100.626194288">
                <text:p>363100.626194288</text:p>
              </table:table-cell>
              <table:table-cell office:value-type="float" office:value="362679.903685042">
                <text:p>362679.903685042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355664.398916802">
                <text:p>355664.398916802</text:p>
              </table:table-cell>
              <table:table-cell office:value-type="float" office:value="354906.569410181">
                <text:p>354906.569410181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349361.494632473">
                <text:p>349361.494632473</text:p>
              </table:table-cell>
              <table:table-cell office:value-type="float" office:value="348374.911893808">
                <text:p>348374.911893808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345146.952748984">
                <text:p>345146.952748984</text:p>
              </table:table-cell>
              <table:table-cell office:value-type="float" office:value="344029.772869385">
                <text:p>344029.772869385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342799.940378053">
                <text:p>342799.940378053</text:p>
              </table:table-cell>
              <table:table-cell office:value-type="float" office:value="341587.337558155">
                <text:p>341587.337558155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342824.267017683">
                <text:p>342824.267017683</text:p>
              </table:table-cell>
              <table:table-cell office:value-type="float" office:value="341486.543915604">
                <text:p>341486.543915604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344375.994937289">
                <text:p>344375.994937289</text:p>
              </table:table-cell>
              <table:table-cell office:value-type="float" office:value="342968.497561187">
                <text:p>342968.497561187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347545.71398645">
                <text:p>347545.71398645</text:p>
              </table:table-cell>
              <table:table-cell office:value-type="float" office:value="346099.932027912">
                <text:p>346099.932027912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352099.090331794">
                <text:p>352099.090331794</text:p>
              </table:table-cell>
              <table:table-cell office:value-type="float" office:value="350599.177054042">
                <text:p>350599.177054042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358260.583693685">
                <text:p>358260.583693685</text:p>
              </table:table-cell>
              <table:table-cell office:value-type="float" office:value="356642.636464678">
                <text:p>356642.636464678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365633.771084363">
                <text:p>365633.771084363</text:p>
              </table:table-cell>
              <table:table-cell office:value-type="float" office:value="363909.812323039">
                <text:p>363909.812323039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374012.32516781">
                <text:p>374012.32516781</text:p>
              </table:table-cell>
              <table:table-cell office:value-type="float" office:value="372235.834916252">
                <text:p>372235.834916252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382778.646357687">
                <text:p>382778.646357687</text:p>
              </table:table-cell>
              <table:table-cell office:value-type="float" office:value="381026.089877335">
                <text:p>381026.089877335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391895.214082711">
                <text:p>391895.214082711</text:p>
              </table:table-cell>
              <table:table-cell office:value-type="float" office:value="390190.795039298">
                <text:p>390190.795039298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401630.533981132">
                <text:p>401630.533981132</text:p>
              </table:table-cell>
              <table:table-cell office:value-type="float" office:value="399993.18583724">
                <text:p>399993.18583724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411150.783743836">
                <text:p>411150.783743836</text:p>
              </table:table-cell>
              <table:table-cell office:value-type="float" office:value="409619.660826335">
                <text:p>409619.660826335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420276.832304516">
                <text:p>420276.832304516</text:p>
              </table:table-cell>
              <table:table-cell office:value-type="float" office:value="418905.658653827">
                <text:p>418905.658653827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428371.475225689">
                <text:p>428371.475225689</text:p>
              </table:table-cell>
              <table:table-cell office:value-type="float" office:value="427214.803423779">
                <text:p>427214.803423779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435939.31169359">
                <text:p>435939.31169359</text:p>
              </table:table-cell>
              <table:table-cell office:value-type="float" office:value="435032.151645554">
                <text:p>435032.151645554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441695.496459845">
                <text:p>441695.496459845</text:p>
              </table:table-cell>
              <table:table-cell office:value-type="float" office:value="441053.606374404">
                <text:p>441053.606374404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446432.333146876">
                <text:p>446432.333146876</text:p>
              </table:table-cell>
              <table:table-cell office:value-type="float" office:value="446072.604184141">
                <text:p>446072.604184141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449933.331791168">
                <text:p>449933.331791168</text:p>
              </table:table-cell>
              <table:table-cell office:value-type="float" office:value="449915.131868782">
                <text:p>449915.131868782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451879.813224963">
                <text:p>451879.813224963</text:p>
              </table:table-cell>
              <table:table-cell office:value-type="float" office:value="452229.692923877">
                <text:p>452229.692923877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452483.098457069">
                <text:p>452483.098457069</text:p>
              </table:table-cell>
              <table:table-cell office:value-type="float" office:value="453198.990011332">
                <text:p>453198.990011332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451454.611983361">
                <text:p>451454.611983361</text:p>
              </table:table-cell>
              <table:table-cell office:value-type="float" office:value="452517.542413834">
                <text:p>452517.542413834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449419.169961896">
                <text:p>449419.169961896</text:p>
              </table:table-cell>
              <table:table-cell office:value-type="float" office:value="450845.707937097">
                <text:p>450845.707937097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446068.684397793">
                <text:p>446068.684397793</text:p>
              </table:table-cell>
              <table:table-cell office:value-type="float" office:value="447808.421616058">
                <text:p>447808.421616058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441346.479716618">
                <text:p>441346.479716618</text:p>
              </table:table-cell>
              <table:table-cell office:value-type="float" office:value="443314.689407699">
                <text:p>443314.689407699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435760.107302801">
                <text:p>435760.107302801</text:p>
              </table:table-cell>
              <table:table-cell office:value-type="float" office:value="437920.938800273">
                <text:p>437920.938800273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430112.320399173">
                <text:p>430112.320399173</text:p>
              </table:table-cell>
              <table:table-cell office:value-type="float" office:value="432390.491717499">
                <text:p>432390.491717499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424033.119431826">
                <text:p>424033.119431826</text:p>
              </table:table-cell>
              <table:table-cell office:value-type="float" office:value="426399.292206266">
                <text:p>426399.292206266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417625.977630708">
                <text:p>417625.977630708</text:p>
              </table:table-cell>
              <table:table-cell office:value-type="float" office:value="419992.191463476">
                <text:p>419992.191463476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411054.799707352">
                <text:p>411054.799707352</text:p>
              </table:table-cell>
              <table:table-cell office:value-type="float" office:value="413381.73761211">
                <text:p>413381.73761211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403813.233905251">
                <text:p>403813.233905251</text:p>
              </table:table-cell>
              <table:table-cell office:value-type="float" office:value="406060.134445314">
                <text:p>406060.134445314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396057.503530386">
                <text:p>396057.503530386</text:p>
              </table:table-cell>
              <table:table-cell office:value-type="float" office:value="398121.226086381">
                <text:p>398121.226086381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388647.565344954">
                <text:p>388647.565344954</text:p>
              </table:table-cell>
              <table:table-cell office:value-type="float" office:value="390461.850550476">
                <text:p>390461.850550476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381736.682024011">
                <text:p>381736.682024011</text:p>
              </table:table-cell>
              <table:table-cell office:value-type="float" office:value="383295.362876098">
                <text:p>383295.362876098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375336.540409565">
                <text:p>375336.540409565</text:p>
              </table:table-cell>
              <table:table-cell office:value-type="float" office:value="376659.248048932">
                <text:p>376659.248048932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369198.30091356">
                <text:p>369198.30091356</text:p>
              </table:table-cell>
              <table:table-cell office:value-type="float" office:value="370292.191298833">
                <text:p>370292.191298833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363309.357122569">
                <text:p>363309.357122569</text:p>
              </table:table-cell>
              <table:table-cell office:value-type="float" office:value="364226.833348016">
                <text:p>364226.833348016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358220.763785764">
                <text:p>358220.763785764</text:p>
              </table:table-cell>
              <table:table-cell office:value-type="float" office:value="358969.195807048">
                <text:p>358969.195807048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354242.13539371">
                <text:p>354242.13539371</text:p>
              </table:table-cell>
              <table:table-cell office:value-type="float" office:value="354799.090151619">
                <text:p>354799.090151619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350817.822725705">
                <text:p>350817.822725705</text:p>
              </table:table-cell>
              <table:table-cell office:value-type="float" office:value="351172.854407953">
                <text:p>351172.854407953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348574.967797931">
                <text:p>348574.967797931</text:p>
              </table:table-cell>
              <table:table-cell office:value-type="float" office:value="348741.469653192">
                <text:p>348741.469653192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347332.549752626">
                <text:p>347332.549752626</text:p>
              </table:table-cell>
              <table:table-cell office:value-type="float" office:value="347333.37902768">
                <text:p>347333.37902768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347394.74342365">
                <text:p>347394.74342365</text:p>
              </table:table-cell>
              <table:table-cell office:value-type="float" office:value="347242.515511997">
                <text:p>347242.515511997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348995.422443035">
                <text:p>348995.422443035</text:p>
              </table:table-cell>
              <table:table-cell office:value-type="float" office:value="348678.601723965">
                <text:p>348678.601723965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352207.22562017">
                <text:p>352207.22562017</text:p>
              </table:table-cell>
              <table:table-cell office:value-type="float" office:value="351753.691411352">
                <text:p>351753.691411352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357160.202024657">
                <text:p>357160.202024657</text:p>
              </table:table-cell>
              <table:table-cell office:value-type="float" office:value="356623.852034476">
                <text:p>356623.852034476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364220.874190744">
                <text:p>364220.874190744</text:p>
              </table:table-cell>
              <table:table-cell office:value-type="float" office:value="363558.143120539">
                <text:p>363558.143120539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373344.851133486">
                <text:p>373344.851133486</text:p>
              </table:table-cell>
              <table:table-cell office:value-type="float" office:value="372544.914487644">
                <text:p>372544.914487644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384157.607533457">
                <text:p>384157.607533457</text:p>
              </table:table-cell>
              <table:table-cell office:value-type="float" office:value="383204.543240787">
                <text:p>383204.543240787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396355.233851165">
                <text:p>396355.233851165</text:p>
              </table:table-cell>
              <table:table-cell office:value-type="float" office:value="395237.1079365">
                <text:p>395237.1079365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409514.810212213">
                <text:p>409514.810212213</text:p>
              </table:table-cell>
              <table:table-cell office:value-type="float" office:value="408231.699063644">
                <text:p>408231.699063644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423605.924812972">
                <text:p>423605.924812972</text:p>
              </table:table-cell>
              <table:table-cell office:value-type="float" office:value="422137.476280221">
                <text:p>422137.476280221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438372.423012849">
                <text:p>438372.423012849</text:p>
              </table:table-cell>
              <table:table-cell office:value-type="float" office:value="436730.751236725">
                <text:p>436730.751236725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454310.92823084">
                <text:p>454310.92823084</text:p>
              </table:table-cell>
              <table:table-cell office:value-type="float" office:value="452547.622285627">
                <text:p>452547.622285627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471059.100756495">
                <text:p>471059.100756495</text:p>
              </table:table-cell>
              <table:table-cell office:value-type="float" office:value="469255.292726351">
                <text:p>469255.292726351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488265.456778333">
                <text:p>488265.456778333</text:p>
              </table:table-cell>
              <table:table-cell office:value-type="float" office:value="486508.451323856">
                <text:p>486508.451323856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506019.691130943">
                <text:p>506019.691130943</text:p>
              </table:table-cell>
              <table:table-cell office:value-type="float" office:value="504393.960402943">
                <text:p>504393.960402943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523750.423789813">
                <text:p>523750.423789813</text:p>
              </table:table-cell>
              <table:table-cell office:value-type="float" office:value="522309.143015427">
                <text:p>522309.143015427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540977.111631115">
                <text:p>540977.111631115</text:p>
              </table:table-cell>
              <table:table-cell office:value-type="float" office:value="539743.524976171">
                <text:p>539743.524976171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557373.416606713">
                <text:p>557373.416606713</text:p>
              </table:table-cell>
              <table:table-cell office:value-type="float" office:value="556337.378706918">
                <text:p>556337.378706918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573243.506760375">
                <text:p>573243.506760375</text:p>
              </table:table-cell>
              <table:table-cell office:value-type="float" office:value="572398.924824743">
                <text:p>572398.924824743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588135.449903698">
                <text:p>588135.449903698</text:p>
              </table:table-cell>
              <table:table-cell office:value-type="float" office:value="587492.200472674">
                <text:p>587492.200472674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602177.648757754">
                <text:p>602177.648757754</text:p>
              </table:table-cell>
              <table:table-cell office:value-type="float" office:value="601748.213946011">
                <text:p>601748.213946011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614990.642918618">
                <text:p>614990.642918618</text:p>
              </table:table-cell>
              <table:table-cell office:value-type="float" office:value="614848.221483405">
                <text:p>614848.221483405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626255.152727612">
                <text:p>626255.152727612</text:p>
              </table:table-cell>
              <table:table-cell office:value-type="float" office:value="626458.29213727">
                <text:p>626458.29213727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635436.31273663">
                <text:p>635436.31273663</text:p>
              </table:table-cell>
              <table:table-cell office:value-type="float" office:value="636005.064273103">
                <text:p>636005.064273103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642990.513882704">
                <text:p>642990.513882704</text:p>
              </table:table-cell>
              <table:table-cell office:value-type="float" office:value="643889.025063734">
                <text:p>643889.025063734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648809.571820206">
                <text:p>648809.571820206</text:p>
              </table:table-cell>
              <table:table-cell office:value-type="float" office:value="650020.634575161">
                <text:p>650020.634575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24cm" svg:height="9cm" xlink:href=".." xlink:type="simple" chart:class="chart:line" chart:style-name="ch1">
        <chart:legend chart:legend-position="end" svg:x="11.642cm" svg:y="4.201cm" style:legend-expansion="high" chart:style-name="ch2"/>
        <chart:plot-area chart:style-name="ch3" table:cell-range-address="Graphs_LON.A2:Graphs_LON.A1000 Graphs_LON.D1:Graphs_LON.D1000" chart:data-source-has-labels="both" svg:x="0.282cm" svg:y="0.18cm" svg:width="11.078cm" svg:height="8.64cm">
          <chart:coordinate-region svg:x="1.697cm" svg:y="0.38cm" svg:width="9.663cm" svg:height="7.793cm"/>
          <chart:axis chart:dimension="x" chart:name="primary-x" chart:style-name="ch4" chartooo:axis-type="auto">
            <chartooo:date-scale/>
            <chart:categories table:cell-range-address="Graphs_LON.A2:Graphs_LON.A1000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Graphs_LON.D2:Graphs_LON.D1000" chart:label-cell-address="Graphs_LON.D1:Graphs_LON.D1" chart:class="chart:line"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Graphs_LON.D1:Graphs_LON.D1</svg:desc>
                </draw:g>
              </table:table-cell>
            </table:table-row>
          </table:table-header-rows>
          <table:table-rows>
            <table:table-row>
              <table:table-cell office:value-type="float" office:value="44501">
                <text:p>44501</text:p>
                <draw:g>
                  <svg:desc>Graphs_LON.A2:Graphs_LON.A1000</svg:desc>
                </draw:g>
              </table:table-cell>
              <table:table-cell office:value-type="float" office:value="1.00171017035004">
                <text:p>1.00171017035004</text:p>
                <draw:g>
                  <svg:desc>Graphs_LON.D2:Graphs_LON.D1000</svg:desc>
                </draw:g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.00209221594005">
                <text:p>1.0020922159400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.00256150905931">
                <text:p>1.00256150905931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.00308654607298">
                <text:p>1.0030865460729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.00353642768027">
                <text:p>1.00353642768027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.00401510587833">
                <text:p>1.0040151058783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.00459197793113">
                <text:p>1.00459197793113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.00508801224209">
                <text:p>1.00508801224209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.00546295995245">
                <text:p>1.00546295995245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.00559561972042">
                <text:p>1.00559561972042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.00549440235348">
                <text:p>1.00549440235348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.00517331371938">
                <text:p>1.00517331371938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.00471988798583">
                <text:p>1.00471988798583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.00411692536364">
                <text:p>1.00411692536364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.00342038498198">
                <text:p>1.00342038498198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1.00255610842569">
                <text:p>1.00255610842569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.00175117318642">
                <text:p>1.00175117318642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1.00088682823944">
                <text:p>1.00088682823944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0.999779594485898">
                <text:p>0.999779594485898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0.998621306227542">
                <text:p>0.998621306227542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0.997570631257829">
                <text:p>0.997570631257829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0.996626558147477">
                <text:p>0.996626558147477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0.995775845666453">
                <text:p>0.995775845666453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0.99516212637568">
                <text:p>0.99516212637568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0.99504619036796">
                <text:p>0.9950461903679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0.995182497038377">
                <text:p>0.995182497038377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0.995597595869133">
                <text:p>0.995597595869133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0.996039746866743">
                <text:p>0.996039746866743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0.996691024016194">
                <text:p>0.996691024016194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0.997479468832637">
                <text:p>0.997479468832637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0.998043846039639">
                <text:p>0.998043846039639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0.998555438514216">
                <text:p>0.998555438514216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0.999253265177579">
                <text:p>0.999253265177579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.00005362017232">
                <text:p>1.00005362017232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.00076297776436">
                <text:p>1.00076297776436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.00135491034377">
                <text:p>1.00135491034377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.00203558523235">
                <text:p>1.00203558523235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.00228890342843">
                <text:p>1.00228890342843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.0022776382994">
                <text:p>1.0022776382994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.00202974684268">
                <text:p>1.00202974684268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.0014860821804">
                <text:p>1.0014860821804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.00108611252572">
                <text:p>1.00108611252572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.00052797411525">
                <text:p>1.00052797411525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0.999952631422823">
                <text:p>0.999952631422823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0.999451967900397">
                <text:p>0.999451967900397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0.998989537437492">
                <text:p>0.998989537437492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0.99856639615981">
                <text:p>0.99856639615981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0.997659145363786">
                <text:p>0.997659145363786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0.996481503628771">
                <text:p>0.996481503628771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0.99499251138719">
                <text:p>0.99499251138719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0.993367466272632">
                <text:p>0.993367466272632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0.992063405919903">
                <text:p>0.992063405919903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0.991281183284995">
                <text:p>0.991281183284995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0.991007202377467">
                <text:p>0.991007202377467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0.991236397218858">
                <text:p>0.991236397218858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0.991865569124133">
                <text:p>0.991865569124133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0.992740780181671">
                <text:p>0.992740780181671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0.99388142766879">
                <text:p>0.99388142766879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0.995167166161768">
                <text:p>0.995167166161768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0.996636343192336">
                <text:p>0.996636343192336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0.998337991253597">
                <text:p>0.998337991253597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1.00027840308594">
                <text:p>1.00027840308594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1.00248593238683">
                <text:p>1.00248593238683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1.00493336684831">
                <text:p>1.00493336684831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1.00744785006331">
                <text:p>1.00744785006331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1.00961460765281">
                <text:p>1.00961460765281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1.01134141911397">
                <text:p>1.01134141911397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1.0125965841681">
                <text:p>1.0125965841681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1.01338550960322">
                <text:p>1.01338550960322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1.01365758395692">
                <text:p>1.01365758395692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1.01338696484239">
                <text:p>1.01338696484239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1.01271114877441">
                <text:p>1.01271114877441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1.01169872766632">
                <text:p>1.01169872766632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1.01025840393024">
                <text:p>1.01025840393024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1.00855677672595">
                <text:p>1.00855677672595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1.00669632245789">
                <text:p>1.00669632245789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1.00481899562656">
                <text:p>1.00481899562656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1.00307379959525">
                <text:p>1.00307379959525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1.00142802546945">
                <text:p>1.00142802546945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1.0000031260902">
                <text:p>1.0000031260902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0.998841306021265">
                <text:p>0.998841306021265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0.997869256779907">
                <text:p>0.997869256779907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0.99717604042282">
                <text:p>0.99717604042282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0.996763176175538">
                <text:p>0.996763176175538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0.996462651602096">
                <text:p>0.996462651602096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0.996097933458107">
                <text:p>0.996097933458107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0.995912905089803">
                <text:p>0.995912905089803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0.995840023627528">
                <text:p>0.995840023627528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0.995740081928817">
                <text:p>0.995740081928817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0.99548388155815">
                <text:p>0.99548388155815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0.99528501222354">
                <text:p>0.99528501222354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0.995250182595557">
                <text:p>0.995250182595557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0.995421488379697">
                <text:p>0.995421488379697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0.995650829655057">
                <text:p>0.995650829655057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0.995923247847563">
                <text:p>0.995923247847563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0.996276006326538">
                <text:p>0.996276006326538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0.996737451257614">
                <text:p>0.996737451257614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0.997299839347845">
                <text:p>0.997299839347845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0.997919068036071">
                <text:p>0.997919068036071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998546758817814">
                <text:p>0.998546758817814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0.999194213913227">
                <text:p>0.999194213913227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0.999959549735261">
                <text:p>0.999959549735261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1.00077427601029">
                <text:p>1.00077427601029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1.00158213987816">
                <text:p>1.00158213987816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1.00235445690942">
                <text:p>1.00235445690942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1.00317418141136">
                <text:p>1.00317418141136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1.00390015546734">
                <text:p>1.00390015546734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1.00445955679163">
                <text:p>1.00445955679163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1.00495876391909">
                <text:p>1.00495876391909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1.00529668928389">
                <text:p>1.00529668928389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1.00558016028939">
                <text:p>1.00558016028939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1.0056658684074">
                <text:p>1.0056658684074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1.00566089462138">
                <text:p>1.00566089462138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1.00556420729042">
                <text:p>1.00556420729042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1.00521066395056">
                <text:p>1.00521066395056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1.00466820164925">
                <text:p>1.00466820164925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1.00408313092633">
                <text:p>1.00408313092633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1.00352405773742">
                <text:p>1.00352405773742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1.00296288033441">
                <text:p>1.00296288033441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1.00252533056873">
                <text:p>1.00252533056873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1.00208930385099">
                <text:p>1.00208930385099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1.00157224311357">
                <text:p>1.00157224311357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1.00101201153205">
                <text:p>1.00101201153205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1.00047766440692">
                <text:p>1.00047766440692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1.00000238755353">
                <text:p>1.00000238755353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0.999561801338291">
                <text:p>0.999561801338291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0.999092192336358">
                <text:p>0.999092192336358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0.998712308618826">
                <text:p>0.998712308618826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0.9984982929589">
                <text:p>0.9984982929589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0.998180414366207">
                <text:p>0.998180414366207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0.997857378658329">
                <text:p>0.997857378658329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0.997519079997428">
                <text:p>0.997519079997428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0.997178980320758">
                <text:p>0.997178980320758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0.996866752760654">
                <text:p>0.996866752760654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0.996533456104517">
                <text:p>0.996533456104517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0.996255075159973">
                <text:p>0.996255075159973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0.996118724345726">
                <text:p>0.996118724345726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0.996170739452338">
                <text:p>0.996170739452338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0.996401536438662">
                <text:p>0.996401536438662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0.996787218449213">
                <text:p>0.996787218449213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0.997248153492733">
                <text:p>0.997248153492733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0.997719706382356">
                <text:p>0.997719706382356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0.998141214006756">
                <text:p>0.998141214006756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0.998526661138466">
                <text:p>0.998526661138466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0.998906290326269">
                <text:p>0.998906290326269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0.999286863581487">
                <text:p>0.999286863581487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0.999768416907066">
                <text:p>0.999768416907066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1.00032437163794">
                <text:p>1.00032437163794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1.00089505671154">
                <text:p>1.00089505671154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1.00139739414755">
                <text:p>1.00139739414755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1.00186659199795">
                <text:p>1.00186659199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